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2.78986in" style:font-size-asian="2.78986in" style:font-size-complex="2.7898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1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4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1">
      <style:graphic-properties draw:fill="none" draw:stroke="solid" svg:stroke-width="0.02083in" svg:stroke-color="#156082" draw:marker-end="a1100" svg:stroke-opacity="100%" draw:stroke-linejoin="miter" svg:stroke-linecap="butt"/>
    </style:style>
    <style:style style:family="graphic" style:name="a1103">
      <style:graphic-properties draw:fill="none" draw:stroke="solid" svg:stroke-width="0.02083in" svg:stroke-color="#156082" draw:marker-end="a1102" svg:stroke-opacity="100%" draw:stroke-linejoin="miter" svg:stroke-linecap="butt"/>
    </style:style>
    <style:style style:family="graphic" style:name="a1105">
      <style:graphic-properties draw:fill="none" draw:stroke="solid" svg:stroke-width="0.02083in" svg:stroke-color="#156082" draw:marker-end="a1104" svg:stroke-opacity="100%" draw:stroke-linejoin="miter" svg:stroke-linecap="butt"/>
    </style:style>
    <style:style style:family="paragraph" style:name="a17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1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07">
      <style:graphic-properties draw:fill="none" draw:stroke="solid" svg:stroke-width="0.02083in" svg:stroke-color="#156082" draw:marker-end="a1106" svg:stroke-opacity="100%" draw:stroke-linejoin="miter" svg:stroke-linecap="butt"/>
    </style:style>
    <style:style style:family="text" style:name="a1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9">
      <style:graphic-properties draw:fill="none" draw:stroke="solid" svg:stroke-width="0.02083in" svg:stroke-color="#156082" draw:marker-end="a1108" svg:stroke-opacity="100%" draw:stroke-linejoin="miter" svg:stroke-linecap="butt"/>
    </style:style>
    <style:style style:family="paragraph" style:name="a17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8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11">
      <style:graphic-properties draw:fill="none" draw:stroke="solid" svg:stroke-width="0.02083in" svg:stroke-color="#156082" draw:marker-end="a1110" svg:stroke-opacity="100%" draw:stroke-linejoin="miter" svg:stroke-linecap="butt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4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9">
      <style:graphic-properties draw:fill="none" draw:stroke="solid" svg:stroke-width="0.02083in" svg:stroke-color="#156082" draw:marker-end="a1118" svg:stroke-opacity="100%" draw:stroke-linejoin="miter" svg:stroke-linecap="butt"/>
    </style:style>
    <style:style style:family="paragraph" style:name="a17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45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4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2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9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1">
      <style:graphic-properties draw:fill="none" draw:stroke="solid" svg:stroke-width="0.02083in" svg:stroke-color="#156082" draw:marker-end="a1120" svg:stroke-opacity="100%" draw:stroke-linejoin="miter" svg:stroke-linecap="butt"/>
    </style:style>
    <style:style style:family="graphic" style:name="a1123">
      <style:graphic-properties draw:fill="none" draw:stroke="solid" svg:stroke-width="0.02083in" svg:stroke-color="#156082" draw:marker-end="a1122" svg:stroke-opacity="100%" draw:stroke-linejoin="miter" svg:stroke-linecap="butt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2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draw:fill="none" draw:stroke="solid" svg:stroke-width="0.02083in" svg:stroke-color="#156082" draw:marker-end="a916" svg:stroke-opacity="100%" draw:stroke-linejoin="miter" svg:stroke-linecap="butt"/>
    </style:style>
    <style:style style:family="graphic" style:name="a1759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9">
      <style:graphic-properties draw:fill="none" draw:stroke="solid" svg:stroke-width="0.02083in" svg:stroke-color="#156082" draw:marker-end="a918" svg:stroke-opacity="100%" draw:stroke-linejoin="miter" svg:stroke-linecap="butt"/>
    </style:style>
    <style:style style:family="text" style:name="a2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016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30">
      <style:graphic-properties draw:fill="none" draw:stroke="solid" svg:stroke-width="0.02083in" svg:stroke-color="#156082" draw:marker-end="a1129" svg:stroke-opacity="100%" draw:stroke-linejoin="miter" svg:stroke-linecap="butt"/>
    </style:style>
    <style:style style:family="graphic" style:name="a1132">
      <style:graphic-properties draw:fill="none" draw:stroke="solid" svg:stroke-width="0.02083in" svg:stroke-color="#156082" draw:marker-end="a1131" svg:stroke-opacity="100%" draw:stroke-linejoin="miter" svg:stroke-linecap="butt"/>
    </style:style>
    <style:style style:family="graphic" style:name="a1134">
      <style:graphic-properties draw:fill="none" draw:stroke="solid" svg:stroke-width="0.02083in" svg:stroke-color="#156082" draw:marker-end="a1133" svg:stroke-opacity="100%" draw:stroke-linejoin="miter" svg:stroke-linecap="butt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6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21">
      <style:graphic-properties draw:fill="none" draw:stroke="solid" svg:stroke-width="0.02083in" svg:stroke-color="#156082" draw:marker-end="a920" svg:stroke-opacity="100%" draw:stroke-linejoin="miter" svg:stroke-linecap="butt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3">
      <style:graphic-properties draw:fill="none" draw:stroke="solid" svg:stroke-width="0.02083in" svg:stroke-color="#156082" draw:marker-end="a922" svg:stroke-opacity="100%" draw:stroke-linejoin="miter" svg:stroke-linecap="butt"/>
    </style:style>
    <style:style style:family="paragraph" style:name="a17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6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25">
      <style:graphic-properties draw:fill="none" draw:stroke="solid" svg:stroke-width="0.02083in" svg:stroke-color="#156082" draw:marker-end="a924" svg:stroke-opacity="100%" draw:stroke-linejoin="miter" svg:stroke-linecap="butt"/>
    </style:style>
    <style:style style:family="text" style:name="a1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02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44">
      <style:graphic-properties draw:fill="none" draw:stroke="solid" svg:stroke-width="0.02083in" svg:stroke-color="#156082" draw:marker-end="a1143" svg:stroke-opacity="100%" draw:stroke-linejoin="miter" svg:stroke-linecap="butt"/>
    </style:style>
    <style:style style:family="graphic" style:name="a177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46">
      <style:graphic-properties draw:fill="none" draw:stroke="solid" svg:stroke-width="0.02083in" svg:stroke-color="#156082" draw:marker-end="a1145" svg:stroke-opacity="100%" draw:stroke-linejoin="miter" svg:stroke-linecap="butt"/>
    </style:style>
    <style:style style:family="text" style:name="a1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draw:fill="none" draw:stroke="solid" svg:stroke-width="0.02083in" svg:stroke-color="#156082" draw:marker-end="a1147" svg:stroke-opacity="100%" draw:stroke-linejoin="miter" svg:stroke-linecap="butt"/>
    </style:style>
    <style:style style:family="graphic" style:name="a177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31">
      <style:graphic-properties draw:fill="none" draw:stroke="solid" svg:stroke-width="0.02083in" svg:stroke-color="#156082" draw:marker-end="a930" svg:stroke-opacity="100%" draw:stroke-linejoin="miter" svg:stroke-linecap="butt"/>
    </style:style>
    <style:style style:family="text" style:name="a1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3">
      <style:graphic-properties draw:fill="none" draw:stroke="solid" svg:stroke-width="0.02083in" svg:stroke-color="#156082" draw:marker-end="a932" svg:stroke-opacity="100%" draw:stroke-linejoin="miter" svg:stroke-linecap="butt"/>
    </style:style>
    <style:style style:family="text" style:name="a1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draw:fill="none" draw:stroke="solid" svg:stroke-width="0.02083in" svg:stroke-color="#156082" draw:marker-end="a934" svg:stroke-opacity="100%" draw:stroke-linejoin="miter" svg:stroke-linecap="butt"/>
    </style:style>
    <style:style style:family="graphic" style:name="a177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7">
      <style:graphic-properties draw:fill="none" draw:stroke="solid" svg:stroke-width="0.02083in" svg:stroke-color="#156082" draw:marker-end="a936" svg:stroke-opacity="100%" draw:stroke-linejoin="miter" svg:stroke-linecap="butt"/>
    </style:style>
    <style:style style:family="paragraph" style:name="a17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draw:fill="none" draw:stroke="solid" svg:stroke-width="0.02083in" svg:stroke-color="#156082" draw:marker-end="a938" svg:stroke-opacity="100%" draw:stroke-linejoin="miter" svg:stroke-linecap="butt"/>
    </style:style>
    <style:style style:family="graphic" style:name="a2030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50">
      <style:graphic-properties draw:fill="none" draw:stroke="solid" svg:stroke-width="0.02083in" svg:stroke-color="#156082" draw:marker-end="a1149" svg:stroke-opacity="100%" draw:stroke-linejoin="miter" svg:stroke-linecap="butt"/>
    </style:style>
    <style:style style:family="graphic" style:name="a1152">
      <style:graphic-properties draw:fill="none" draw:stroke="solid" svg:stroke-width="0.02083in" svg:stroke-color="#156082" draw:marker-end="a1151" svg:stroke-opacity="100%" draw:stroke-linejoin="miter" svg:stroke-linecap="butt"/>
    </style:style>
    <style:style style:family="graphic" style:name="a1154">
      <style:graphic-properties draw:fill="none" draw:stroke="solid" svg:stroke-width="0.02083in" svg:stroke-color="#156082" draw:marker-end="a1153" svg:stroke-opacity="100%" draw:stroke-linejoin="miter" svg:stroke-linecap="butt"/>
    </style:style>
    <style:style style:family="graphic" style:name="a1780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56">
      <style:graphic-properties draw:fill="none" draw:stroke="solid" svg:stroke-width="0.02083in" svg:stroke-color="#156082" draw:marker-end="a1155" svg:stroke-opacity="100%" draw:stroke-linejoin="miter" svg:stroke-linecap="butt"/>
    </style:style>
    <style:style style:family="text" style:name="a1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draw:fill="none" draw:stroke="solid" svg:stroke-width="0.02083in" svg:stroke-color="#156082" draw:marker-end="a940" svg:stroke-opacity="100%" draw:stroke-linejoin="miter" svg:stroke-linecap="butt"/>
    </style:style>
    <style:style style:family="paragraph" style:name="a11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43">
      <style:graphic-properties draw:fill="none" draw:stroke="solid" svg:stroke-width="0.02083in" svg:stroke-color="#156082" draw:marker-end="a942" svg:stroke-opacity="100%" draw:stroke-linejoin="miter" svg:stroke-linecap="butt"/>
    </style:style>
    <style:style style:family="text" style:name="a1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draw:fill="none" draw:stroke="solid" svg:stroke-width="0.02083in" svg:stroke-color="#156082" draw:marker-end="a944" svg:stroke-opacity="100%" draw:stroke-linejoin="miter" svg:stroke-linecap="butt"/>
    </style:style>
    <style:style style:family="graphic" style:name="a1787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7">
      <style:graphic-properties draw:fill="none" draw:stroke="solid" svg:stroke-width="0.02083in" svg:stroke-color="#156082" draw:marker-end="a946" svg:stroke-opacity="100%" draw:stroke-linejoin="miter" svg:stroke-linecap="butt"/>
    </style:style>
    <style:style style:family="text" style:name="a1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9">
      <style:graphic-properties draw:fill="none" draw:stroke="solid" svg:stroke-width="0.02083in" svg:stroke-color="#156082" draw:marker-end="a948" svg:stroke-opacity="100%" draw:stroke-linejoin="miter" svg:stroke-linecap="butt"/>
    </style:style>
    <style:style style:family="graphic" style:name="a204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7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7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7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draw:fill="none" draw:stroke="solid" svg:stroke-width="0.02083in" svg:stroke-color="#156082" draw:marker-end="a950" svg:stroke-opacity="100%" draw:stroke-linejoin="miter" svg:stroke-linecap="butt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4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3">
      <style:graphic-properties draw:fill="none" draw:stroke="solid" svg:stroke-width="0.02083in" svg:stroke-color="#156082" draw:marker-end="a952" svg:stroke-opacity="100%" draw:stroke-linejoin="miter" svg:stroke-linecap="butt"/>
    </style:style>
    <style:style style:family="text" style:name="a1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5">
      <style:graphic-properties draw:fill="none" draw:stroke="solid" svg:stroke-width="0.02083in" svg:stroke-color="#156082" draw:marker-end="a954" svg:stroke-opacity="100%" draw:stroke-linejoin="miter" svg:stroke-linecap="butt"/>
    </style:style>
    <style:style style:family="text" style:name="a1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7">
      <style:graphic-properties draw:fill="none" draw:stroke="solid" svg:stroke-width="0.02083in" svg:stroke-color="#156082" draw:marker-end="a956" svg:stroke-opacity="100%" draw:stroke-linejoin="miter" svg:stroke-linecap="butt"/>
    </style:style>
    <style:style style:family="text" style:name="a1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9">
      <style:graphic-properties draw:fill="none" draw:stroke="solid" svg:stroke-width="0.02083in" svg:stroke-color="#156082" draw:marker-end="a958" svg:stroke-opacity="100%" draw:stroke-linejoin="miter" svg:stroke-linecap="butt"/>
    </style:style>
    <style:style style:family="graphic" style:name="a2050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0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7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8">
      <style:graphic-properties draw:fill="none" draw:stroke="solid" svg:stroke-width="0.01389in" svg:stroke-color="#000000" svg:stroke-opacity="100%"/>
    </style:style>
    <style:style style:family="paragraph" style:name="a14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1">
      <style:graphic-properties draw:fill="none" draw:stroke="solid" svg:stroke-width="0.02083in" svg:stroke-color="#156082" draw:marker-end="a960" svg:stroke-opacity="100%" draw:stroke-linejoin="miter" svg:stroke-linecap="butt"/>
    </style:style>
    <style:style style:family="paragraph" style:name="a11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20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1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1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8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5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2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9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305">
      <style:graphic-properties draw:fill="none" draw:stroke="solid" svg:stroke-width="0.02083in" svg:stroke-color="#156082" draw:marker-end="a1304" svg:stroke-opacity="100%" draw:stroke-linejoin="miter" svg:stroke-linecap="butt"/>
    </style:style>
    <style:style style:family="text" style:name="a1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0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6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1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04">
      <style:graphic-properties fo:wrap-option="wrap" fo:padding-top="0.05in" fo:padding-bottom="0.05in" fo:padding-left="0.1in" fo:padding-right="0.1in" draw:textarea-vertical-align="middle" draw:textarea-horizontal-align="left" draw:fill="solid" draw:fill-color="#0f9ed5" draw:opacity="100%" draw:stroke="solid" svg:stroke-width="0.02083in" svg:stroke-color="#0240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7">
      <style:graphic-properties draw:fill="none" draw:stroke="solid" svg:stroke-width="0.02083in" svg:stroke-color="#156082" draw:marker-end="a1646" svg:stroke-opacity="100%" draw:stroke-linejoin="miter" svg:stroke-linecap="butt"/>
    </style:style>
    <style:style style:family="paragraph" style:name="a8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34">
      <style:graphic-properties draw:fill="none" draw:stroke="solid" svg:stroke-width="0.02083in" svg:stroke-color="#156082" draw:marker-end="a1333" svg:stroke-opacity="100%" draw:stroke-linejoin="miter" svg:stroke-linecap="butt"/>
    </style:style>
    <style:style style:family="paragraph" style:name="a19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draw:fill="none" draw:stroke="solid" svg:stroke-width="0.02083in" svg:stroke-color="#156082" draw:marker-end="a1335" svg:stroke-opacity="100%" draw:stroke-linejoin="miter" svg:stroke-linecap="butt"/>
    </style:style>
    <style:style style:family="graphic" style:name="a1961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8">
      <style:graphic-properties draw:fill="none" draw:stroke="solid" svg:stroke-width="0.02083in" svg:stroke-color="#156082" draw:marker-end="a1337" svg:stroke-opacity="100%" draw:stroke-linejoin="miter" svg:stroke-linecap="butt"/>
    </style:style>
    <style:style style:family="text" style:name="a1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8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6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6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>
      <style:graphic-properties draw:fill="none" draw:stroke="solid" svg:stroke-width="0.02083in" svg:stroke-color="#156082" draw:marker-end="a1339" svg:stroke-opacity="100%" draw:stroke-linejoin="miter" svg:stroke-linecap="butt"/>
    </style:style>
    <style:style style:family="graphic" style:name="a1342">
      <style:graphic-properties draw:fill="none" draw:stroke="solid" svg:stroke-width="0.02083in" svg:stroke-color="#156082" draw:marker-end="a1341" svg:stroke-opacity="100%" draw:stroke-linejoin="miter" svg:stroke-linecap="butt"/>
    </style:style>
    <style:style style:family="graphic" style:name="a1344">
      <style:graphic-properties draw:fill="none" draw:stroke="solid" svg:stroke-width="0.02083in" svg:stroke-color="#156082" draw:marker-end="a1343" svg:stroke-opacity="100%" draw:stroke-linejoin="miter" svg:stroke-linecap="butt"/>
    </style:style>
    <style:style style:family="text" style:name="a1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6">
      <style:graphic-properties draw:fill="none" draw:stroke="solid" svg:stroke-width="0.02083in" svg:stroke-color="#156082" draw:marker-end="a1345" svg:stroke-opacity="100%" draw:stroke-linejoin="miter" svg:stroke-linecap="butt"/>
    </style:style>
    <style:style style:family="paragraph" style:name="a19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48">
      <style:graphic-properties draw:fill="none" draw:stroke="solid" svg:stroke-width="0.02083in" svg:stroke-color="#156082" draw:marker-end="a1347" svg:stroke-opacity="100%" draw:stroke-linejoin="miter" svg:stroke-linecap="butt"/>
    </style:style>
    <style:style style:family="text" style:name="a1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5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6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8">
      <style:graphic-properties draw:fill="none" draw:stroke="solid" svg:stroke-width="0.02083in" svg:stroke-color="#156082" draw:marker-end="a827" svg:stroke-opacity="100%" draw:stroke-linejoin="miter" svg:stroke-linecap="butt"/>
    </style:style>
    <style:style style:family="graphic" style:name="a1350">
      <style:graphic-properties draw:fill="none" draw:stroke="solid" svg:stroke-width="0.02083in" svg:stroke-color="#156082" draw:marker-end="a1349" svg:stroke-opacity="100%" draw:stroke-linejoin="miter" svg:stroke-linecap="butt"/>
    </style:style>
    <style:style style:family="graphic" style:name="a1352">
      <style:graphic-properties draw:fill="none" draw:stroke="solid" svg:stroke-width="0.02083in" svg:stroke-color="#156082" draw:marker-end="a1351" svg:stroke-opacity="100%" draw:stroke-linejoin="miter" svg:stroke-linecap="butt"/>
    </style:style>
    <style:style style:family="graphic" style:name="a1354">
      <style:graphic-properties draw:fill="none" draw:stroke="solid" svg:stroke-width="0.02083in" svg:stroke-color="#156082" draw:marker-end="a1353" svg:stroke-opacity="100%" draw:stroke-linejoin="miter" svg:stroke-linecap="butt"/>
    </style:style>
    <style:style style:family="text" style:name="a1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6">
      <style:graphic-properties draw:fill="none" draw:stroke="solid" svg:stroke-width="0.02083in" svg:stroke-color="#156082" draw:marker-end="a1355" svg:stroke-opacity="100%" draw:stroke-linejoin="miter" svg:stroke-linecap="butt"/>
    </style:style>
    <style:style style:family="paragraph" style:name="a19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2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58">
      <style:graphic-properties draw:fill="none" draw:stroke="solid" svg:stroke-width="0.02083in" svg:stroke-color="#156082" draw:marker-end="a1357" svg:stroke-opacity="100%" draw:stroke-linejoin="miter" svg:stroke-linecap="butt"/>
    </style:style>
    <style:style style:family="text" style:name="a1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6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draw:fill="none" draw:stroke="solid" svg:stroke-width="0.02083in" svg:stroke-color="#156082" draw:marker-end="a829" svg:stroke-opacity="100%" draw:stroke-linejoin="miter" svg:stroke-linecap="butt"/>
    </style:style>
    <style:style style:family="paragraph" style:name="a10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6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draw:fill="none" draw:stroke="solid" svg:stroke-width="0.02083in" svg:stroke-color="#156082" draw:marker-end="a831" svg:stroke-opacity="100%" draw:stroke-linejoin="miter" svg:stroke-linecap="butt"/>
    </style:style>
    <style:style style:family="graphic" style:name="a16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34">
      <style:graphic-properties draw:fill="none" draw:stroke="solid" svg:stroke-width="0.02083in" svg:stroke-color="#156082" draw:marker-end="a833" svg:stroke-opacity="100%" draw:stroke-linejoin="miter" svg:stroke-linecap="butt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6">
      <style:graphic-properties draw:fill="none" draw:stroke="solid" svg:stroke-width="0.02083in" svg:stroke-color="#156082" draw:marker-end="a835" svg:stroke-opacity="100%" draw:stroke-linejoin="miter" svg:stroke-linecap="butt"/>
    </style:style>
    <style:style style:family="paragraph" style:name="a16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38">
      <style:graphic-properties draw:fill="none" draw:stroke="solid" svg:stroke-width="0.02083in" svg:stroke-color="#156082" draw:marker-end="a837" svg:stroke-opacity="100%" draw:stroke-linejoin="miter" svg:stroke-linecap="butt"/>
    </style:style>
    <style:style style:family="graphic" style:name="a1360">
      <style:graphic-properties draw:fill="none" draw:stroke="solid" svg:stroke-width="0.02083in" svg:stroke-color="#156082" draw:marker-end="a1359" svg:stroke-opacity="100%" draw:stroke-linejoin="miter" svg:stroke-linecap="butt"/>
    </style:style>
    <style:style style:family="graphic" style:name="a1362">
      <style:graphic-properties draw:fill="none" draw:stroke="solid" svg:stroke-width="0.02083in" svg:stroke-color="#156082" draw:marker-end="a1361" svg:stroke-opacity="100%" draw:stroke-linejoin="miter" svg:stroke-linecap="butt"/>
    </style:style>
    <style:style style:family="graphic" style:name="a1364">
      <style:graphic-properties draw:fill="none" draw:stroke="solid" svg:stroke-width="0.02083in" svg:stroke-color="#156082" draw:marker-end="a1363" svg:stroke-opacity="100%" draw:stroke-linejoin="miter" svg:stroke-linecap="butt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7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99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9">
      <style:graphic-properties draw:fill="none" draw:stroke="solid" svg:stroke-width="0.02083in" svg:stroke-color="#156082" draw:marker-end="a1368" svg:stroke-opacity="100%" draw:stroke-linejoin="miter" svg:stroke-linecap="butt"/>
    </style:style>
    <style:style style:family="paragraph" style:name="a19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5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6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>
      <style:graphic-properties draw:fill="none" draw:stroke="solid" svg:stroke-width="0.02083in" svg:stroke-color="#156082" draw:marker-end="a839" svg:stroke-opacity="100%" draw:stroke-linejoin="miter" svg:stroke-linecap="butt"/>
    </style:style>
    <style:style style:family="graphic" style:name="a168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59">
      <style:graphic-properties draw:fill="none" draw:stroke="solid" svg:stroke-width="0.02083in" svg:stroke-color="#156082" draw:marker-end="a1058" svg:stroke-opacity="100%" draw:stroke-linejoin="miter" svg:stroke-linecap="butt"/>
    </style:style>
    <style:style style:family="text" style:name="a1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2">
      <style:graphic-properties draw:fill="none" draw:stroke="solid" svg:stroke-width="0.02083in" svg:stroke-color="#156082" draw:marker-end="a841" svg:stroke-opacity="100%" draw:stroke-linejoin="miter" svg:stroke-linecap="butt"/>
    </style:style>
    <style:style style:family="paragraph" style:name="a16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draw:fill="none" draw:stroke="solid" svg:stroke-width="0.02083in" svg:stroke-color="#156082" draw:marker-end="a843" svg:stroke-opacity="100%" draw:stroke-linejoin="miter" svg:stroke-linecap="butt"/>
    </style:style>
    <style:style style:family="graphic" style:name="a1686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6">
      <style:graphic-properties draw:fill="none" draw:stroke="solid" svg:stroke-width="0.02083in" svg:stroke-color="#156082" draw:marker-end="a845" svg:stroke-opacity="100%" draw:stroke-linejoin="miter" svg:stroke-linecap="butt"/>
    </style:style>
    <style:style style:family="text" style:name="a1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draw:fill="none" draw:stroke="solid" svg:stroke-width="0.02083in" svg:stroke-color="#156082" draw:marker-end="a847" svg:stroke-opacity="100%" draw:stroke-linejoin="miter" svg:stroke-linecap="butt"/>
    </style:style>
    <style:style style:family="graphic" style:name="a1371">
      <style:graphic-properties draw:fill="none" draw:stroke="solid" svg:stroke-width="0.02083in" svg:stroke-color="#156082" draw:marker-end="a1370" svg:stroke-opacity="100%" draw:stroke-linejoin="miter" svg:stroke-linecap="butt"/>
    </style:style>
    <style:style style:family="graphic" style:name="a1373">
      <style:graphic-properties draw:fill="none" draw:stroke="solid" svg:stroke-width="0.02083in" svg:stroke-color="#156082" draw:marker-end="a1372" svg:stroke-opacity="100%" draw:stroke-linejoin="miter" svg:stroke-linecap="butt"/>
    </style:style>
    <style:style style:family="graphic" style:name="a1375">
      <style:graphic-properties draw:fill="none" draw:stroke="solid" svg:stroke-width="0.02083in" svg:stroke-color="#156082" draw:marker-end="a1374" svg:stroke-opacity="100%" draw:stroke-linejoin="miter" svg:stroke-linecap="butt"/>
    </style:style>
    <style:style style:family="graphic" style:name="a1377">
      <style:graphic-properties draw:fill="none" draw:stroke="solid" svg:stroke-width="0.02083in" svg:stroke-color="#156082" draw:marker-end="a1376" svg:stroke-opacity="100%" draw:stroke-linejoin="miter" svg:stroke-linecap="butt"/>
    </style:style>
    <style:style style:family="graphic" style:name="a1379">
      <style:graphic-properties draw:fill="none" draw:stroke="solid" svg:stroke-width="0.02083in" svg:stroke-color="#156082" draw:marker-end="a1378" svg:stroke-opacity="100%" draw:stroke-linejoin="miter" svg:stroke-linecap="butt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6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draw:fill="none" draw:stroke="solid" svg:stroke-width="0.02083in" svg:stroke-color="#156082" draw:marker-end="a849" svg:stroke-opacity="100%" draw:stroke-linejoin="miter" svg:stroke-linecap="butt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2">
      <style:graphic-properties draw:fill="none" draw:stroke="solid" svg:stroke-width="0.02083in" svg:stroke-color="#156082" draw:marker-end="a851" svg:stroke-opacity="100%" draw:stroke-linejoin="miter" svg:stroke-linecap="butt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1">
      <style:graphic-properties draw:fill="none" draw:stroke="solid" svg:stroke-width="0.02083in" svg:stroke-color="#156082" draw:marker-end="a1380" svg:stroke-opacity="100%" draw:stroke-linejoin="miter" svg:stroke-linecap="butt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73">
      <style:graphic-properties draw:fill="none" draw:stroke="solid" svg:stroke-width="0.02083in" svg:stroke-color="#156082" draw:marker-end="a1072" svg:stroke-opacity="100%" draw:stroke-linejoin="miter" svg:stroke-linecap="butt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draw:fill="none" draw:stroke="solid" svg:stroke-width="0.02083in" svg:stroke-color="#156082" draw:marker-end="a1078" svg:stroke-opacity="100%" draw:stroke-linejoin="miter" svg:stroke-linecap="butt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89">
      <style:graphic-properties draw:fill="none" draw:stroke="solid" svg:stroke-width="0.02083in" svg:stroke-color="#156082" draw:marker-end="a1088" svg:stroke-opacity="100%" draw:stroke-linejoin="miter" svg:stroke-linecap="butt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1">
      <style:graphic-properties draw:fill="none" draw:stroke="solid" svg:stroke-width="0.02083in" svg:stroke-color="#156082" draw:marker-end="a1090" svg:stroke-opacity="100%" draw:stroke-linejoin="miter" svg:stroke-linecap="butt"/>
    </style:style>
    <style:style style:family="graphic" style:name="a1093">
      <style:graphic-properties draw:fill="none" draw:stroke="solid" svg:stroke-width="0.02083in" svg:stroke-color="#156082" draw:marker-end="a1092" svg:stroke-opacity="100%" draw:stroke-linejoin="miter" svg:stroke-linecap="butt"/>
    </style:style>
    <style:style style:family="graphic" style:name="a1095">
      <style:graphic-properties draw:fill="none" draw:stroke="solid" svg:stroke-width="0.02083in" svg:stroke-color="#156082" draw:marker-end="a1094" svg:stroke-opacity="100%" draw:stroke-linejoin="miter" svg:stroke-linecap="butt"/>
    </style:style>
    <style:style style:family="graphic" style:name="a1097">
      <style:graphic-properties draw:fill="none" draw:stroke="solid" svg:stroke-width="0.02083in" svg:stroke-color="#156082" draw:marker-end="a1096" svg:stroke-opacity="100%" draw:stroke-linejoin="miter" svg:stroke-linecap="butt"/>
    </style:style>
    <style:style style:family="paragraph" style:name="a8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99">
      <style:graphic-properties draw:fill="none" draw:stroke="solid" svg:stroke-width="0.02083in" svg:stroke-color="#156082" draw:marker-end="a1098" svg:stroke-opacity="100%" draw:stroke-linejoin="miter" svg:stroke-linecap="butt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7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4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8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1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8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5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39">
      <style:graphic-properties draw:fill="none" draw:stroke="solid" svg:stroke-width="0.02083in" svg:stroke-color="#156082" draw:marker-end="a1538" svg:stroke-opacity="100%" draw:stroke-linejoin="miter" svg:stroke-linecap="butt"/>
    </style:style>
    <style:style style:family="graphic" style:name="a12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85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1">
      <style:graphic-properties draw:fill="none" draw:stroke="solid" svg:stroke-width="0.02083in" svg:stroke-color="#156082" draw:marker-end="a1540" svg:stroke-opacity="100%" draw:stroke-linejoin="miter" svg:stroke-linecap="butt"/>
    </style:style>
    <style:style style:family="graphic" style:name="a1543">
      <style:graphic-properties draw:fill="none" draw:stroke="solid" svg:stroke-width="0.02083in" svg:stroke-color="#156082" draw:marker-end="a1542" svg:stroke-opacity="100%" draw:stroke-linejoin="miter" svg:stroke-linecap="butt"/>
    </style:style>
    <style:style style:family="graphic" style:name="a1545">
      <style:graphic-properties draw:fill="none" draw:stroke="solid" svg:stroke-width="0.02083in" svg:stroke-color="#156082" draw:marker-end="a1544" svg:stroke-opacity="100%" draw:stroke-linejoin="miter" svg:stroke-linecap="butt"/>
    </style:style>
    <style:style style:family="graphic" style:name="a1547">
      <style:graphic-properties draw:fill="none" draw:stroke="solid" svg:stroke-width="0.02083in" svg:stroke-color="#156082" draw:marker-end="a1546" svg:stroke-opacity="100%" draw:stroke-linejoin="miter" svg:stroke-linecap="butt"/>
    </style:style>
    <style:style style:family="graphic" style:name="a1549">
      <style:graphic-properties draw:fill="none" draw:stroke="solid" svg:stroke-width="0.02083in" svg:stroke-color="#156082" draw:marker-end="a1548" svg:stroke-opacity="100%" draw:stroke-linejoin="miter" svg:stroke-linecap="butt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0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8">
      <style:graphic-properties draw:fill="none" draw:stroke="solid" svg:stroke-width="0.02083in" svg:stroke-color="#156082" draw:marker-end="a1237" svg:stroke-opacity="100%" draw:stroke-linejoin="miter" svg:stroke-linecap="butt"/>
    </style:style>
    <style:style style:family="paragraph" style:name="a18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7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1">
      <style:graphic-properties draw:fill="none" draw:stroke="solid" svg:stroke-width="0.02083in" svg:stroke-color="#156082" draw:marker-end="a1550" svg:stroke-opacity="100%" draw:stroke-linejoin="miter" svg:stroke-linecap="butt"/>
    </style:style>
    <style:style style:family="graphic" style:name="a1553">
      <style:graphic-properties draw:fill="none" draw:stroke="solid" svg:stroke-width="0.02083in" svg:stroke-color="#156082" draw:marker-end="a1552" svg:stroke-opacity="100%" draw:stroke-linejoin="miter" svg:stroke-linecap="butt"/>
    </style:style>
    <style:style style:family="graphic" style:name="a1555">
      <style:graphic-properties draw:fill="none" draw:stroke="solid" svg:stroke-width="0.02083in" svg:stroke-color="#156082" draw:marker-end="a1554" svg:stroke-opacity="100%" draw:stroke-linejoin="miter" svg:stroke-linecap="butt"/>
    </style:style>
    <style:style style:family="graphic" style:name="a1557">
      <style:graphic-properties draw:fill="none" draw:stroke="solid" svg:stroke-width="0.02083in" svg:stroke-color="#156082" draw:marker-end="a1556" svg:stroke-opacity="100%" draw:stroke-linejoin="miter" svg:stroke-linecap="butt"/>
    </style:style>
    <style:style style:family="graphic" style:name="a1559">
      <style:graphic-properties draw:fill="none" draw:stroke="solid" svg:stroke-width="0.02083in" svg:stroke-color="#156082" draw:marker-end="a1558" svg:stroke-opacity="100%" draw:stroke-linejoin="miter" svg:stroke-linecap="butt"/>
    </style:style>
    <style:style style:family="graphic" style:name="a1240">
      <style:graphic-properties draw:fill="none" draw:stroke="solid" svg:stroke-width="0.02083in" svg:stroke-color="#156082" draw:marker-end="a1239" svg:stroke-opacity="100%" draw:stroke-linejoin="miter" svg:stroke-linecap="butt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6">
      <style:graphic-properties draw:fill="none" draw:stroke="solid" svg:stroke-width="0.02083in" svg:stroke-color="#156082" draw:marker-end="a1245" svg:stroke-opacity="100%" draw:stroke-linejoin="miter" svg:stroke-linecap="butt"/>
    </style:style>
    <style:style style:family="text" style:name="a1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1">
      <style:graphic-properties draw:fill="none" draw:stroke="solid" svg:stroke-width="0.02083in" svg:stroke-color="#156082" draw:marker-end="a1560" svg:stroke-opacity="100%" draw:stroke-linejoin="miter" svg:stroke-linecap="butt"/>
    </style:style>
    <style:style style:family="graphic" style:name="a1563">
      <style:graphic-properties draw:fill="none" draw:stroke="solid" svg:stroke-width="0.02083in" svg:stroke-color="#156082" draw:marker-end="a1562" svg:stroke-opacity="100%" draw:stroke-linejoin="miter" svg:stroke-linecap="butt"/>
    </style:style>
    <style:style style:family="graphic" style:name="a1565">
      <style:graphic-properties draw:fill="none" draw:stroke="solid" svg:stroke-width="0.02083in" svg:stroke-color="#156082" draw:marker-end="a1564" svg:stroke-opacity="100%" draw:stroke-linejoin="miter" svg:stroke-linecap="butt"/>
    </style:style>
    <style:style style:family="graphic" style:name="a1567">
      <style:graphic-properties draw:fill="none" draw:stroke="solid" svg:stroke-width="0.02083in" svg:stroke-color="#156082" draw:marker-end="a1566" svg:stroke-opacity="100%" draw:stroke-linejoin="miter" svg:stroke-linecap="butt"/>
    </style:style>
    <style:style style:family="graphic" style:name="a1569">
      <style:graphic-properties draw:fill="none" draw:stroke="solid" svg:stroke-width="0.02083in" svg:stroke-color="#156082" draw:marker-end="a1568" svg:stroke-opacity="100%" draw:stroke-linejoin="miter" svg:stroke-linecap="butt"/>
    </style:style>
    <style:style style:family="graphic" style:name="a125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52">
      <style:graphic-properties draw:fill="none" draw:stroke="solid" svg:stroke-width="0.02083in" svg:stroke-color="#156082" draw:marker-end="a1251" svg:stroke-opacity="100%" draw:stroke-linejoin="miter" svg:stroke-linecap="butt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0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5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8">
      <style:graphic-properties draw:fill="none" draw:stroke="solid" svg:stroke-width="0.02083in" svg:stroke-color="#156082" draw:marker-end="a1257" svg:stroke-opacity="100%" draw:stroke-linejoin="miter" svg:stroke-linecap="butt"/>
    </style:style>
    <style:style style:family="paragraph" style:name="a18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7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1">
      <style:graphic-properties draw:fill="none" draw:stroke="solid" svg:stroke-width="0.02083in" svg:stroke-color="#156082" draw:marker-end="a1570" svg:stroke-opacity="100%" draw:stroke-linejoin="miter" svg:stroke-linecap="butt"/>
    </style:style>
    <style:style style:family="graphic" style:name="a1573">
      <style:graphic-properties draw:fill="none" draw:stroke="solid" svg:stroke-width="0.02083in" svg:stroke-color="#156082" draw:marker-end="a1572" svg:stroke-opacity="100%" draw:stroke-linejoin="miter" svg:stroke-linecap="butt"/>
    </style:style>
    <style:style style:family="graphic" style:name="a1575">
      <style:graphic-properties draw:fill="none" draw:stroke="solid" svg:stroke-width="0.02083in" svg:stroke-color="#156082" draw:marker-end="a1574" svg:stroke-opacity="100%" draw:stroke-linejoin="miter" svg:stroke-linecap="butt"/>
    </style:style>
    <style:style style:family="text" style:name="a1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60">
      <style:graphic-properties draw:fill="none" draw:stroke="solid" svg:stroke-width="0.02083in" svg:stroke-color="#156082" draw:marker-end="a1259" svg:stroke-opacity="100%" draw:stroke-linejoin="miter" svg:stroke-linecap="butt"/>
    </style:style>
    <style:style style:family="graphic" style:name="a1262">
      <style:graphic-properties draw:fill="none" draw:stroke="solid" svg:stroke-width="0.02083in" svg:stroke-color="#156082" draw:marker-end="a1261" svg:stroke-opacity="100%" draw:stroke-linejoin="miter" svg:stroke-linecap="butt"/>
    </style:style>
    <style:style style:family="graphic" style:name="a1264">
      <style:graphic-properties draw:fill="none" draw:stroke="solid" svg:stroke-width="0.02083in" svg:stroke-color="#156082" draw:marker-end="a1263" svg:stroke-opacity="100%" draw:stroke-linejoin="miter" svg:stroke-linecap="butt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894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85">
      <style:graphic-properties draw:fill="none" draw:stroke="solid" svg:stroke-width="0.02083in" svg:stroke-color="#156082" draw:marker-end="a1584" svg:stroke-opacity="100%" draw:stroke-linejoin="miter" svg:stroke-linecap="butt"/>
    </style:style>
    <style:style style:family="graphic" style:name="a1587">
      <style:graphic-properties draw:fill="none" draw:stroke="solid" svg:stroke-width="0.02083in" svg:stroke-color="#156082" draw:marker-end="a1586" svg:stroke-opacity="100%" draw:stroke-linejoin="miter" svg:stroke-linecap="butt"/>
    </style:style>
    <style:style style:family="graphic" style:name="a1589">
      <style:graphic-properties draw:fill="none" draw:stroke="solid" svg:stroke-width="0.02083in" svg:stroke-color="#156082" draw:marker-end="a1588" svg:stroke-opacity="100%" draw:stroke-linejoin="miter" svg:stroke-linecap="butt"/>
    </style:style>
    <style:style style:family="graphic" style:name="a1271">
      <style:graphic-properties draw:fill="none" draw:stroke="solid" svg:stroke-width="0.02083in" svg:stroke-color="#156082" draw:marker-end="a1270" svg:stroke-opacity="100%" draw:stroke-linejoin="miter" svg:stroke-linecap="butt"/>
    </style:style>
    <style:style style:family="graphic" style:name="a1273">
      <style:graphic-properties draw:fill="none" draw:stroke="solid" svg:stroke-width="0.02083in" svg:stroke-color="#156082" draw:marker-end="a1272" svg:stroke-opacity="100%" draw:stroke-linejoin="miter" svg:stroke-linecap="butt"/>
    </style:style>
    <style:style style:family="graphic" style:name="a1275">
      <style:graphic-properties draw:fill="none" draw:stroke="solid" svg:stroke-width="0.02083in" svg:stroke-color="#156082" draw:marker-end="a1274" svg:stroke-opacity="100%" draw:stroke-linejoin="miter" svg:stroke-linecap="butt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777" draw:master-page-name="Master1-Layout7-blank-Blank" presentation:presentation-page-layout-name="Master1-PPL7" draw:id="Slide-256">
        <draw:custom-shape svg:x="0.83264in" svg:y="0.97268in" svg:width="3.60486in" svg:height="0.52732in" draw:id="id69" draw:style-name="a780" draw:name="Rectangle 3">
          <svg:title/>
          <svg:desc/>
          <text:p text:style-name="a779" text:class-names="" text:cond-style-name=""><text:span text:style-name="a7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6.76988in" svg:y="2.5315in" svg:width="2.09091in" svg:height="1.70727in" draw:id="id70" draw:style-name="a784" draw:name="Oval 1">
          <svg:title/>
          <svg:desc/>
          <text:p text:style-name="a783" text:class-names="" text:cond-style-name=""><text:span text:style-name="a781" text:class-names="">Finding out hacker groups<text:s text:c="1"/></text:span><text:span text:style-name="a78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8.86009in" svg:y="2.62394in" svg:width="3.88944in" svg:height="1.56565in" draw:id="id71" draw:style-name="a795" draw:name="Snip Single Corner of Rectangle 2">
          <svg:title/>
          <svg:desc/>
          <text:p text:style-name="a794" text:class-names="" text:cond-style-name=""><text:span text:style-name="a785" text:class-names="">Typo<text:s text:c="1"/></text:span><text:span text:style-name="a786" text:class-names="">Troppers</text:span><text:span text:style-name="a787" text:class-names=""><text:s text:c="1"/></text:span><text:span text:style-name="a788" text:class-names="">, Phantom spammers,<text:s text:c="1"/></text:span><text:span text:style-name="a789" text:class-names="">Bossimpersonators</text:span><text:span text:style-name="a790" text:class-names=""><text:s text:c="1"/>,</text:span><text:span text:style-name="a791" text:class-names="">Kpathintruders</text:span><text:span text:style-name="a792" text:class-names=""><text:s text:c="2"/></text:span><text:span text:style-name="a79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1666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  <draw:g draw:name="Group 10" draw:id="id72">
          <svg:title/>
          <svg:desc/>
          <draw:custom-shape svg:x="16.63677in" svg:y="7.25255in" svg:width="2.29935in" svg:height="1.51451in" draw:id="id97" draw:style-name="a2054" draw:name="Decision 11">
            <svg:title/>
            <svg:desc/>
            <text:p text:style-name="a2053" text:class-names="" text:cond-style-name=""><text:span text:style-name="a2051" text:class-names="">Appears from CEO<text:s text:c="1"/></text:span><text:span text:style-name="a2052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17.656in" svg:y="6.96567in" svg:width="0.28622in" svg:height="0.26716in" draw:id="id484" draw:style-name="a2057" draw:name="Oval 12">
            <svg:title/>
            <svg:desc/>
            <text:p text:style-name="a2056" text:class-names="" text:cond-style-name=""><text:span text:style-name="a205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custom-shape svg:x="41.05909in" svg:y="7.51409in" svg:width="3.16216in" svg:height="0.99142in" draw:id="id73" draw:style-name="a798" draw:name="Terminator 13">
          <svg:title/>
          <svg:desc/>
          <text:p text:style-name="a797" text:class-names="" text:cond-style-name=""><text:span text:style-name="a796" text:class-names="">REJECT (stop)</text:span></text:p>
          <draw:enhanced-geometry xmlns:dr3d="urn:oasis:names:tc:opendocument:xmlns:dr3d:1.0"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?f8 * 1018 / 21600"/>
            <draw:equation draw:name="f13" draw:formula="?f8 * 20582 / 21600"/>
            <draw:equation draw:name="f14" draw:formula="?f7 * 3163 / 21600"/>
            <draw:equation draw:name="f15" draw:formula="?f7 * 18437 / 21600"/>
            <draw:equation draw:name="f16" draw:formula="?f12 / ?f10"/>
            <draw:equation draw:name="f17" draw:formula="?f13 / ?f10"/>
            <draw:equation draw:name="f18" draw:formula="?f14 / ?f11"/>
            <draw:equation draw:name="f19" draw:formula="?f15 / ?f11"/>
            <draw:equation draw:name="f20" draw:formula="21550000 - ?f1"/>
            <draw:equation draw:name="f21" draw:formula="if(?f20, ?f1, 21550000)"/>
            <draw:equation draw:name="f22" draw:formula="-21550000 - ?f21"/>
            <draw:equation draw:name="f23" draw:formula="if(?f22, -21550000, ?f21)"/>
            <draw:equation draw:name="f24" draw:formula="?f0 + ?f23"/>
            <draw:equation draw:name="f25" draw:formula="?f0 + ?f2"/>
            <draw:equation draw:name="f26" draw:formula="?f25 * ?f9 / ?f1"/>
            <draw:equation draw:name="f27" draw:formula="0 - ?f26"/>
            <draw:equation draw:name="f28" draw:formula="cos(?f27)"/>
            <draw:equation draw:name="f29" draw:formula="0 - ?f28"/>
            <draw:equation draw:name="f30" draw:formula="?f29 * 3475"/>
            <draw:equation draw:name="f31" draw:formula="sin(?f27)"/>
            <draw:equation draw:name="f32" draw:formula="0 - ?f31"/>
            <draw:equation draw:name="f33" draw:formula="?f32 * 10800"/>
            <draw:equation draw:name="f34" draw:formula="sqrt(?f30 * ?f30 + ?f33 * ?f33 + 0 * 0)"/>
            <draw:equation draw:name="f35" draw:formula="3475 * 10800 / ?f34"/>
            <draw:equation draw:name="f36" draw:formula="?f32 * ?f35"/>
            <draw:equation draw:name="f37" draw:formula="18125 - ?f36"/>
            <draw:equation draw:name="f38" draw:formula="?f29 * ?f35"/>
            <draw:equation draw:name="f39" draw:formula="0 - ?f38"/>
            <draw:equation draw:name="f40" draw:formula="?f37 - 3475"/>
            <draw:equation draw:name="f41" draw:formula="?f39 - 10800"/>
            <draw:equation draw:name="f42" draw:formula="?f37 + 3475"/>
            <draw:equation draw:name="f43" draw:formula="?f39 + 10800"/>
            <draw:equation draw:name="f44" draw:formula="?f24 + ?f2"/>
            <draw:equation draw:name="f45" draw:formula="?f44 * ?f9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3475"/>
            <draw:equation draw:name="f50" draw:formula="sin(?f46)"/>
            <draw:equation draw:name="f51" draw:formula="0 - ?f50"/>
            <draw:equation draw:name="f52" draw:formula="?f51 * 10800"/>
            <draw:equation draw:name="f53" draw:formula="sqrt(?f49 * ?f49 + ?f52 * ?f52 + 0 * 0)"/>
            <draw:equation draw:name="f54" draw:formula="3475 * 10800 / ?f53"/>
            <draw:equation draw:name="f55" draw:formula="?f51 * ?f54"/>
            <draw:equation draw:name="f56" draw:formula="?f37 + ?f55"/>
            <draw:equation draw:name="f57" draw:formula="?f48 * ?f54"/>
            <draw:equation draw:name="f58" draw:formula="?f39 + ?f57"/>
            <draw:equation draw:name="f59" draw:formula="if(?f23, 18125, ?f40)"/>
            <draw:equation draw:name="f60" draw:formula="if(?f23, 0, ?f41)"/>
            <draw:equation draw:name="f61" draw:formula="if(?f23, 18125, ?f42)"/>
            <draw:equation draw:name="f62" draw:formula="if(?f23, 0, ?f43)"/>
            <draw:equation draw:name="f63" draw:formula="if(?f23, ?f40, ?f56)"/>
            <draw:equation draw:name="f64" draw:formula="if(?f23, ?f41, ?f58)"/>
            <draw:equation draw:name="f65" draw:formula="if(?f23, ?f42, ?f56)"/>
            <draw:equation draw:name="f66" draw:formula="if(?f23, ?f43, ?f58)"/>
            <draw:equation draw:name="f67" draw:formula="?f2 + ?f23"/>
            <draw:equation draw:name="f68" draw:formula="?f2 + ?f2"/>
            <draw:equation draw:name="f69" draw:formula="?f68 * ?f9 / ?f1"/>
            <draw:equation draw:name="f70" draw:formula="0 - ?f69"/>
            <draw:equation draw:name="f71" draw:formula="cos(?f70)"/>
            <draw:equation draw:name="f72" draw:formula="0 - ?f71"/>
            <draw:equation draw:name="f73" draw:formula="?f72 * 3475"/>
            <draw:equation draw:name="f74" draw:formula="sin(?f70)"/>
            <draw:equation draw:name="f75" draw:formula="0 - ?f74"/>
            <draw:equation draw:name="f76" draw:formula="?f75 * 10800"/>
            <draw:equation draw:name="f77" draw:formula="sqrt(?f73 * ?f73 + ?f76 * ?f76 + 0 * 0)"/>
            <draw:equation draw:name="f78" draw:formula="3475 * 10800 / ?f77"/>
            <draw:equation draw:name="f79" draw:formula="?f75 * ?f78"/>
            <draw:equation draw:name="f80" draw:formula="3475 - ?f79"/>
            <draw:equation draw:name="f81" draw:formula="?f72 * ?f78"/>
            <draw:equation draw:name="f82" draw:formula="21600 - ?f81"/>
            <draw:equation draw:name="f83" draw:formula="?f80 - 3475"/>
            <draw:equation draw:name="f84" draw:formula="?f82 - 10800"/>
            <draw:equation draw:name="f85" draw:formula="?f80 + 3475"/>
            <draw:equation draw:name="f86" draw:formula="?f82 + 10800"/>
            <draw:equation draw:name="f87" draw:formula="?f67 + ?f2"/>
            <draw:equation draw:name="f88" draw:formula="?f87 * ?f9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3475"/>
            <draw:equation draw:name="f93" draw:formula="sin(?f89)"/>
            <draw:equation draw:name="f94" draw:formula="0 - ?f93"/>
            <draw:equation draw:name="f95" draw:formula="?f94 * 10800"/>
            <draw:equation draw:name="f96" draw:formula="sqrt(?f92 * ?f92 + ?f95 * ?f95 + 0 * 0)"/>
            <draw:equation draw:name="f97" draw:formula="3475 * 10800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23, 3475, ?f83)"/>
            <draw:equation draw:name="f103" draw:formula="if(?f23, 21600, ?f84)"/>
            <draw:equation draw:name="f104" draw:formula="if(?f23, 3475, ?f85)"/>
            <draw:equation draw:name="f105" draw:formula="if(?f23, 21600, ?f86)"/>
            <draw:equation draw:name="f106" draw:formula="if(?f23, ?f83, ?f99)"/>
            <draw:equation draw:name="f107" draw:formula="if(?f23, ?f84, ?f101)"/>
            <draw:equation draw:name="f108" draw:formula="if(?f23, ?f85, ?f99)"/>
            <draw:equation draw:name="f109" draw:formula="if(?f23, ?f86, ?f101)"/>
          </draw:enhanced-geometry>
        </draw:custom-shape>
        <draw:custom-shape svg:x="41.7862in" svg:y="10.56095in" svg:width="2.99392in" svg:height="0.58108in" draw:id="id74" draw:style-name="a801" draw:name="Process 14">
          <svg:title/>
          <svg:desc/>
          <text:p text:style-name="a800" text:class-names="" text:cond-style-name=""><text:span text:style-name="a799" text:class-names="">Get the next Letter</text:span></text:p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35.37499in" svg:y="0.63499in" svg:width="3.16216in" svg:height="0.60135in" draw:id="id75" draw:style-name="a804" draw:name="Rounded Rectangle 15">
          <svg:title/>
          <svg:desc/>
          <text:p text:style-name="a803" text:class-names="" text:cond-style-name=""><text:span text:style-name="a802" text:class-names="">letter: number<text:s text:c="1"/>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41.25852in" svg:y="12.53417in" svg:width="3.56596in" svg:height="0.95964in" draw:id="id76" draw:style-name="a807" draw:name="Predefined Process 17">
          <svg:title/>
          <svg:desc/>
          <text:p text:style-name="a806" text:class-names="" text:cond-style-name=""><text:span text:style-name="a805" text:class-names="">'Add Cells’ menu, choose down on missing row to match</text:span></text:p>
          <draw:enhanced-geometry xmlns:dr3d="urn:oasis:names:tc:opendocument:xmlns:dr3d:1.0" draw:type="non-primitive" svg:viewBox="0 0 3260718 877493" draw:enhanced-path="S M 0 0 L 3260718 0 3260718 877493 0 877493 Z N F M 407590 0 L 407590 877493 M 2853128 0 L 2853128 877493 N F M 0 0 L 3260718 0 3260718 877493 0 877493 Z N" draw:text-areas="?f14 ?f9 ?f15 ?f12" draw:glue-points="?f8 ?f9 ?f10 ?f11 ?f8 ?f12 ?f13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0718"/>
            <draw:equation draw:name="f7" draw:formula="?f4 / 877493"/>
            <draw:equation draw:name="f8" draw:formula="1630359 / ?f6"/>
            <draw:equation draw:name="f9" draw:formula="0 / ?f7"/>
            <draw:equation draw:name="f10" draw:formula="0 / ?f6"/>
            <draw:equation draw:name="f11" draw:formula="438747 / ?f7"/>
            <draw:equation draw:name="f12" draw:formula="877493 / ?f7"/>
            <draw:equation draw:name="f13" draw:formula="3260718 / ?f6"/>
            <draw:equation draw:name="f14" draw:formula="407590 / ?f6"/>
            <draw:equation draw:name="f15" draw:formula="2853128 / ?f6"/>
          </draw:enhanced-geometry>
        </draw:custom-shape>
        <draw:custom-shape svg:x="40.10539in" svg:y="14.69506in" svg:width="3.76786in" svg:height="1.67857in" draw:id="id77" draw:style-name="a812" draw:name="Data 26">
          <svg:title/>
          <svg:desc/>
          <text:p text:style-name="a811" text:class-names="" text:cond-style-name=""><text:span text:style-name="a808" text:class-names="">All your bases are<text:s text:c="1"/></text:span><text:span text:style-name="a809" text:class-names="">belong</text:span><text:span text:style-name="a810" text:class-names=""><text:s text:c="1"/>to use {cursor}</text:span></text:p>
          <draw:enhanced-geometry xmlns:dr3d="urn:oasis:names:tc:opendocument:xmlns:dr3d:1.0" draw:type="non-primitive" svg:viewBox="0 0 5 5" draw:enhanced-path="M 0 5 L 1 0 5 0 4 5 Z N" draw:text-areas="?f22 ?f16 ?f23 ?f20" draw:glue-points="?f15 ?f16 ?f17 ?f18 ?f19 ?f20 ?f21 ?f18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5"/>
            <draw:equation draw:name="f7" draw:formula="?f2 + ?f5"/>
            <draw:equation draw:name="f8" draw:formula="?f1 - ?f0"/>
            <draw:equation draw:name="f9" draw:formula="?f8 / 5"/>
            <draw:equation draw:name="f10" draw:formula="?f8 / 10"/>
            <draw:equation draw:name="f11" draw:formula="?f8 * 2 / 5"/>
            <draw:equation draw:name="f12" draw:formula="?f8 * 3 / 5"/>
            <draw:equation draw:name="f13" draw:formula="?f8 * 4 / 5"/>
            <draw:equation draw:name="f14" draw:formula="?f8 * 9 / 10"/>
            <draw:equation draw:name="f15" draw:formula="?f12 / ?f9"/>
            <draw:equation draw:name="f16" draw:formula="?f2 / ?f6"/>
            <draw:equation draw:name="f17" draw:formula="?f10 / ?f9"/>
            <draw:equation draw:name="f18" draw:formula="?f7 / ?f6"/>
            <draw:equation draw:name="f19" draw:formula="?f11 / ?f9"/>
            <draw:equation draw:name="f20" draw:formula="?f3 / ?f6"/>
            <draw:equation draw:name="f21" draw:formula="?f14 / ?f9"/>
            <draw:equation draw:name="f22" draw:formula="?f9 / ?f9"/>
            <draw:equation draw:name="f23" draw:formula="?f13 / ?f9"/>
          </draw:enhanced-geometry>
        </draw:custom-shape>
        <draw:custom-shape svg:x="42.21065in" svg:y="17.61413in" svg:width="4.35714in" svg:height="1.19643in" draw:id="id78" draw:style-name="a815" draw:name="Manual Input 27">
          <svg:title/>
          <svg:desc/>
          <text:p text:style-name="a814" text:class-names="" text:cond-style-name=""><text:span text:style-name="a813" text:class-names="">“what is your name “ , {name}</text:span></text:p>
          <draw:enhanced-geometry xmlns:dr3d="urn:oasis:names:tc:opendocument:xmlns:dr3d:1.0" draw:type="non-primitive" svg:viewBox="0 0 5 5" draw:enhanced-path="M 0 1 L 5 0 5 5 0 5 Z N" draw:text-areas="?f13 ?f15 ?f14 ?f16" draw:glue-points="?f11 ?f12" draw:glue-point-leaving-directions="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5"/>
            <draw:equation draw:name="f6" draw:formula="?f4 / 10"/>
            <draw:equation draw:name="f7" draw:formula="?f1 - ?f0"/>
            <draw:equation draw:name="f8" draw:formula="?f7 / 2"/>
            <draw:equation draw:name="f9" draw:formula="?f7 / 5"/>
            <draw:equation draw:name="f10" draw:formula="?f0 + ?f8"/>
            <draw:equation draw:name="f11" draw:formula="?f10 / ?f9"/>
            <draw:equation draw:name="f12" draw:formula="?f6 / ?f5"/>
            <draw:equation draw:name="f13" draw:formula="?f0 / ?f9"/>
            <draw:equation draw:name="f14" draw:formula="?f1 / ?f9"/>
            <draw:equation draw:name="f15" draw:formula="?f5 / ?f5"/>
            <draw:equation draw:name="f16" draw:formula="?f3 / ?f5"/>
          </draw:enhanced-geometry>
        </draw:custom-shape>
        <draw:custom-shape svg:x="43.51153in" svg:y="16.44737in" svg:width="1.28571in" svg:height="1.09303in" draw:id="id79" draw:style-name="a818" draw:name="Off-page Connector 28">
          <svg:title/>
          <svg:desc/>
          <text:p text:style-name="a817" text:class-names="" text:cond-style-name=""><text:span text:style-name="a816" text:class-names="">2</text:span></text:p>
          <draw:enhanced-geometry xmlns:dr3d="urn:oasis:names:tc:opendocument:xmlns:dr3d:1.0" draw:type="non-primitive" svg:viewBox="0 0 10 10" draw:enhanced-path="M 0 0 L 10 0 10 8 5 10 0 8 Z N" draw:text-areas="?f9 ?f11 ?f10 ?f1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10"/>
            <draw:equation draw:name="f6" draw:formula="?f1 - ?f0"/>
            <draw:equation draw:name="f7" draw:formula="?f6 / 10"/>
            <draw:equation draw:name="f8" draw:formula="?f4 * 4 / 5"/>
            <draw:equation draw:name="f9" draw:formula="?f0 / ?f7"/>
            <draw:equation draw:name="f10" draw:formula="?f1 / ?f7"/>
            <draw:equation draw:name="f11" draw:formula="?f2 / ?f5"/>
            <draw:equation draw:name="f12" draw:formula="?f8 / ?f5"/>
          </draw:enhanced-geometry>
        </draw:custom-shape>
        <draw:custom-shape svg:x="16.76988in" svg:y="0.08203in" svg:width="2.09091in" svg:height="1.70727in" draw:id="id80" draw:style-name="a822" draw:name="Oval 4">
          <svg:title/>
          <svg:desc/>
          <text:p text:style-name="a821" text:class-names="" text:cond-style-name=""><text:span text:style-name="a819" text:class-names="">Start<text:s text:c="1"/></text:span><text:span text:style-name="a82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6.02933in" svg:y="5.37823in" svg:width="3.56596in" svg:height="0.95964in" draw:id="id81" draw:style-name="a826" draw:name="Predefined Process 17">
          <svg:title/>
          <svg:desc/>
          <text:p text:style-name="a825" text:class-names="" text:cond-style-name=""><text:span text:style-name="a823" text:class-names="">Identify the issue<text:s text:c="1"/></text:span><text:span text:style-name="a824" text:class-names=""/></text:p>
          <draw:enhanced-geometry xmlns:dr3d="urn:oasis:names:tc:opendocument:xmlns:dr3d:1.0" draw:type="non-primitive" svg:viewBox="0 0 3260718 877493" draw:enhanced-path="S M 0 0 L 3260718 0 3260718 877493 0 877493 Z N F M 407590 0 L 407590 877493 M 2853128 0 L 2853128 877493 N F M 0 0 L 3260718 0 3260718 877493 0 877493 Z N" draw:text-areas="?f14 ?f9 ?f15 ?f12" draw:glue-points="?f8 ?f9 ?f10 ?f11 ?f8 ?f12 ?f13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0718"/>
            <draw:equation draw:name="f7" draw:formula="?f4 / 877493"/>
            <draw:equation draw:name="f8" draw:formula="1630359 / ?f6"/>
            <draw:equation draw:name="f9" draw:formula="0 / ?f7"/>
            <draw:equation draw:name="f10" draw:formula="0 / ?f6"/>
            <draw:equation draw:name="f11" draw:formula="438747 / ?f7"/>
            <draw:equation draw:name="f12" draw:formula="877493 / ?f7"/>
            <draw:equation draw:name="f13" draw:formula="3260718 / ?f6"/>
            <draw:equation draw:name="f14" draw:formula="407590 / ?f6"/>
            <draw:equation draw:name="f15" draw:formula="2853128 / ?f6"/>
          </draw:enhanced-geometry>
        </draw:custom-shape>
        <draw:g draw:name="Group 9" draw:id="id82">
          <svg:title/>
          <svg:desc/>
          <draw:custom-shape svg:x="16.50644in" svg:y="10.02965in" svg:width="2.61494in" svg:height="1.83664in" draw:id="id100" draw:style-name="a2047" draw:name="Decision 11">
            <svg:title/>
            <svg:desc/>
            <text:p text:style-name="a2046" text:class-names="" text:cond-style-name=""><text:span text:style-name="a2044" text:class-names="">Contain Urgent financial requests<text:s text:c="1"/></text:span><text:span text:style-name="a2045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17.66556in" svg:y="9.68175in" svg:width="0.32551in" svg:height="0.32399in" draw:id="id483" draw:style-name="a2050" draw:name="Oval 18">
            <svg:title/>
            <svg:desc/>
            <text:p text:style-name="a2049" text:class-names="" text:cond-style-name=""><text:span text:style-name="a2048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19" draw:id="id83">
          <svg:title/>
          <svg:desc/>
          <draw:custom-shape svg:x="16.57255in" svg:y="13.37352in" svg:width="2.62057in" svg:height="1.89802in" draw:id="id101" draw:style-name="a2040" draw:name="Decision 11">
            <svg:title/>
            <svg:desc/>
            <text:p text:style-name="a2039" text:class-names="" text:cond-style-name=""><text:span text:style-name="a2031" text:class-names="">Fake</text:span><text:span text:style-name="a2032" text:class-names=""><text:s text:c="1"/></text:span><text:span text:style-name="a2033" text:class-names="">Links</text:span><text:span text:style-name="a2034" text:class-names=""><text:s text:c="1"/></text:span><text:span text:style-name="a2035" text:class-names="">to</text:span><text:span text:style-name="a2036" text:class-names=""><text:s text:c="1"/></text:span><text:span text:style-name="a2037" text:class-names="">fake company portals<text:s text:c="1"/></text:span><text:span text:style-name="a2038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17.73416in" svg:y="13.01399in" svg:width="0.32621in" svg:height="0.33481in" draw:id="id482" draw:style-name="a2043" draw:name="Oval 21">
            <svg:title/>
            <svg:desc/>
            <text:p text:style-name="a2042" text:class-names="" text:cond-style-name=""><text:span text:style-name="a2041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22" draw:id="id84">
          <svg:title/>
          <svg:desc/>
          <draw:custom-shape svg:x="16.58698in" svg:y="16.71708in" svg:width="2.62057in" svg:height="2.02799in" draw:id="id105" draw:style-name="a2027" draw:name="Decision 11">
            <svg:title/>
            <svg:desc/>
            <text:p text:style-name="a2026" text:class-names="" text:cond-style-name=""><text:span text:style-name="a2024" text:class-names="">Request transfers to new bank accounts<text:s text:c="1"/></text:span><text:span text:style-name="a2025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17.7486in" svg:y="16.33293in" svg:width="0.32621in" svg:height="0.35774in" draw:id="id103" draw:style-name="a2030" draw:name="Oval 24">
            <svg:title/>
            <svg:desc/>
            <text:p text:style-name="a2029" text:class-names="" text:cond-style-name=""><text:span text:style-name="a2028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25" draw:id="id85">
          <svg:title/>
          <svg:desc/>
          <draw:custom-shape svg:x="16.50483in" svg:y="20.03686in" svg:width="2.61494in" svg:height="1.83664in" draw:id="id108" draw:style-name="a2020" draw:name="Decision 11">
            <svg:title/>
            <svg:desc/>
            <text:p text:style-name="a2019" text:class-names="" text:cond-style-name=""><text:span text:style-name="a2017" text:class-names="">Contains spelling errors</text:span><text:span text:style-name="a2018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17.66395in" svg:y="19.68896in" svg:width="0.32551in" svg:height="0.32399in" draw:id="id106" draw:style-name="a2023" draw:name="Oval 30">
            <svg:title/>
            <svg:desc/>
            <text:p text:style-name="a2022" text:class-names="" text:cond-style-name=""><text:span text:style-name="a2021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31" draw:id="id86">
          <svg:title/>
          <svg:desc/>
          <draw:custom-shape svg:x="16.2875in" svg:y="22.76122in" svg:width="3.07795in" svg:height="2.01704in" draw:id="id111" draw:style-name="a2013" draw:name="Decision 11">
            <svg:title/>
            <svg:desc/>
            <text:p text:style-name="a2012" text:class-names="" text:cond-style-name=""><text:span text:style-name="a2010" text:class-names="">Address From the Philippines</text:span><text:span text:style-name="a2011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17.65186in" svg:y="22.37914in" svg:width="0.38315in" svg:height="0.35581in" draw:id="id109" draw:style-name="a2016" draw:name="Oval 33">
            <svg:title/>
            <svg:desc/>
            <text:p text:style-name="a2015" text:class-names="" text:cond-style-name=""><text:span text:style-name="a2014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34" draw:id="id87">
          <svg:title/>
          <svg:desc/>
          <draw:custom-shape svg:x="16.48872in" svg:y="25.78919in" svg:width="2.64717in" svg:height="1.8622in" draw:id="id114" draw:style-name="a2006" draw:name="Decision 11">
            <svg:title/>
            <svg:desc/>
            <text:p text:style-name="a2005" text:class-names="" text:cond-style-name=""><text:span text:style-name="a2003" text:class-names="">Prizes<text:s text:c="1"/></text:span><text:span text:style-name="a2004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17.66212in" svg:y="25.43644in" svg:width="0.32952in" svg:height="0.3285in" draw:id="id112" draw:style-name="a2009" draw:name="Oval 36">
            <svg:title/>
            <svg:desc/>
            <text:p text:style-name="a2008" text:class-names="" text:cond-style-name=""><text:span text:style-name="a200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37" draw:id="id88">
          <svg:title/>
          <svg:desc/>
          <draw:custom-shape svg:x="16.29709in" svg:y="28.96215in" svg:width="2.92888in" svg:height="1.836in" draw:id="id117" draw:style-name="a1999" draw:name="Decision 11">
            <svg:title/>
            <svg:desc/>
            <text:p text:style-name="a1998" text:class-names="" text:cond-style-name=""><text:span text:style-name="a1996" text:class-names="">Ask For personal Information<text:s text:c="1"/></text:span><text:span text:style-name="a1997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17.59537in" svg:y="28.61437in" svg:width="0.36459in" svg:height="0.32387in" draw:id="id115" draw:style-name="a2002" draw:name="Oval 39">
            <svg:title/>
            <svg:desc/>
            <text:p text:style-name="a2001" text:class-names="" text:cond-style-name=""><text:span text:style-name="a2000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40" draw:id="id89">
          <svg:title/>
          <svg:desc/>
          <draw:custom-shape svg:x="16.44307in" svg:y="31.79855in" svg:width="2.76448in" svg:height="2.01704in" draw:id="id120" draw:style-name="a1992" draw:name="Decision 11">
            <svg:title/>
            <svg:desc/>
            <text:p text:style-name="a1991" text:class-names="" text:cond-style-name=""><text:span text:style-name="a1983" text:class-names="">Requests</text:span><text:span text:style-name="a1984" text:class-names=""><text:s text:c="1"/></text:span><text:span text:style-name="a1985" text:class-names="">sending</text:span><text:span text:style-name="a1986" text:class-names=""><text:s text:c="1"/></text:span><text:span text:style-name="a1987" text:class-names="">to</text:span><text:span text:style-name="a1988" text:class-names=""><text:s text:c="1"/></text:span><text:span text:style-name="a1989" text:class-names="">Russian ISBN</text:span><text:span text:style-name="a1990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17.63398in" svg:y="31.39463in" svg:width="0.34412in" svg:height="0.35581in" draw:id="id118" draw:style-name="a1995" draw:name="Oval 42">
            <svg:title/>
            <svg:desc/>
            <text:p text:style-name="a1994" text:class-names="" text:cond-style-name=""><text:span text:style-name="a1993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43" draw:id="id90">
          <svg:title/>
          <svg:desc/>
          <draw:custom-shape svg:x="16.59942in" svg:y="34.4885in" svg:width="2.42879in" svg:height="1.5436in" draw:id="id122" draw:style-name="a1979" draw:name="Decision 11">
            <svg:title/>
            <svg:desc/>
            <text:p text:style-name="a1978" text:class-names="" text:cond-style-name=""><text:span text:style-name="a1976" text:class-names="">Logos<text:s text:c="1"/></text:span><text:span text:style-name="a1977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17.67603in" svg:y="34.1961in" svg:width="0.30234in" svg:height="0.27229in" draw:id="id481" draw:style-name="a1982" draw:name="Oval 45">
            <svg:title/>
            <svg:desc/>
            <text:p text:style-name="a1981" text:class-names="" text:cond-style-name=""><text:span text:style-name="a1980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46" draw:id="id91">
          <svg:title/>
          <svg:desc/>
          <draw:custom-shape svg:x="16.43913in" svg:y="37.15972in" svg:width="3.07794in" svg:height="1.69581in" draw:id="id123" draw:style-name="a1972" draw:name="Decision 11">
            <svg:title/>
            <svg:desc/>
            <text:p text:style-name="a1971" text:class-names="" text:cond-style-name=""><text:span text:style-name="a1969" text:class-names="">Includes Attachment disguised as invoices</text:span><text:span text:style-name="a1970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17.73274in" svg:y="36.83829in" svg:width="0.38314in" svg:height="0.29914in" draw:id="id480" draw:style-name="a1975" draw:name="Oval 48">
            <svg:title/>
            <svg:desc/>
            <text:p text:style-name="a1974" text:class-names="" text:cond-style-name=""><text:span text:style-name="a1973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49" draw:id="id92">
          <svg:title/>
          <svg:desc/>
          <draw:custom-shape svg:x="26.13107in" svg:y="10.03666in" svg:width="3.29353in" svg:height="1.94883in" draw:id="id159" draw:style-name="a1965" draw:name="Decision 11">
            <svg:title/>
            <svg:desc/>
            <text:p text:style-name="a1964" text:class-names="" text:cond-style-name=""><text:span text:style-name="a1962" text:class-names="">International shipping procedures</text:span><text:span text:style-name="a1963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27.65248in" svg:y="9.73634in" svg:width="0.37366in" svg:height="0.34378in" draw:id="id157" draw:style-name="a1968" draw:name="Oval 51">
            <svg:title/>
            <svg:desc/>
            <text:p text:style-name="a1967" text:class-names="" text:cond-style-name=""><text:span text:style-name="a1966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52" draw:id="id93">
          <svg:title/>
          <svg:desc/>
          <draw:custom-shape svg:x="26.28804in" svg:y="7.23116in" svg:width="3.00174in" svg:height="1.88093in" draw:id="id156" draw:style-name="a1958" draw:name="Decision 11">
            <svg:title/>
            <svg:desc/>
            <text:p text:style-name="a1957" text:class-names="" text:cond-style-name=""><text:span text:style-name="a1944" text:class-names="">Appears</text:span><text:span text:style-name="a1945" text:class-names=""><text:s text:c="1"/></text:span><text:span text:style-name="a1946" text:class-names="">to</text:span><text:span text:style-name="a1947" text:class-names=""><text:s text:c="1"/></text:span><text:span text:style-name="a1948" text:class-names="">come</text:span><text:span text:style-name="a1949" text:class-names=""><text:s text:c="1"/></text:span><text:span text:style-name="a1950" text:class-names="">from</text:span><text:span text:style-name="a1951" text:class-names=""><text:s text:c="1"/></text:span><text:span text:style-name="a1952" text:class-names="">your</text:span><text:span text:style-name="a1953" text:class-names=""><text:s text:c="1"/></text:span><text:span text:style-name="a1954" text:class-names="">bos</text:span><text:span text:style-name="a1955" text:class-names="">s</text:span><text:span text:style-name="a1956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27.61862in" svg:y="6.87486in" svg:width="0.37366in" svg:height="0.3318in" draw:id="id144" draw:style-name="a1961" draw:name="Oval 54">
            <svg:title/>
            <svg:desc/>
            <text:p text:style-name="a1960" text:class-names="" text:cond-style-name=""><text:span text:style-name="a1959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55" draw:id="id94">
          <svg:title/>
          <svg:desc/>
          <draw:custom-shape svg:x="26.43719in" svg:y="31.15551in" svg:width="2.95744in" svg:height="1.99562in" draw:id="id162" draw:style-name="a1940" draw:name="Decision 11">
            <svg:title/>
            <svg:desc/>
            <text:p text:style-name="a1939" text:class-names="" text:cond-style-name=""><text:span text:style-name="a1937" text:class-names="">Contains task delegations<text:s text:c="1"/></text:span><text:span text:style-name="a1938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27.74813in" svg:y="30.77749in" svg:width="0.36814in" svg:height="0.35203in" draw:id="id160" draw:style-name="a1943" draw:name="Oval 57">
            <svg:title/>
            <svg:desc/>
            <text:p text:style-name="a1942" text:class-names="" text:cond-style-name=""><text:span text:style-name="a1941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connector draw:type="line" svg:x1="17.81533in" svg:y1="1.7893in" draw:start-shape="id80" draw:start-glue-point="2" svg:x2="17.81533in" svg:y2="2.5315in" draw:end-shape="id70" draw:end-glue-point="0" draw:id="id95" draw:style-name="a828" draw:name="Straight Arrow Connector 59">
          <svg:title/>
          <svg:desc/>
        </draw:connector>
        <draw:connector draw:type="line" svg:x1="17.81533in" svg:y1="4.23877in" draw:start-shape="id70" draw:start-glue-point="2" svg:x2="17.81231in" svg:y2="5.37823in" draw:end-shape="id81" draw:end-glue-point="0" draw:id="id96" draw:style-name="a830" draw:name="Straight Arrow Connector 61">
          <svg:title/>
          <svg:desc/>
        </draw:connector>
        <draw:connector draw:type="line" svg:x1="17.81231in" svg:y1="6.33787in" draw:start-shape="id81" draw:start-glue-point="2" svg:x2="17.78645in" svg:y2="7.25255in" draw:end-shape="id97" draw:end-glue-point="0" draw:id="id98" draw:style-name="a832" draw:name="Straight Arrow Connector 63">
          <svg:title/>
          <svg:desc/>
        </draw:connector>
        <draw:connector draw:type="line" svg:x1="17.78456in" svg:y1="8.66355in" svg:x2="17.81231in" svg:y2="10.18115in" draw:id="id99" draw:style-name="a834" draw:name="Straight Arrow Connector 65">
          <svg:title/>
          <svg:desc/>
        </draw:connector>
        <draw:connector draw:type="line" svg:x1="17.81392in" svg:y1="11.8663in" draw:start-shape="id100" draw:start-glue-point="2" svg:x2="17.88283in" svg:y2="13.37352in" draw:end-shape="id101" draw:end-glue-point="0" draw:id="id102" draw:style-name="a836" draw:name="Straight Arrow Connector 67">
          <svg:title/>
          <svg:desc/>
        </draw:connector>
        <draw:connector draw:type="line" svg:x1="17.88283in" svg:y1="15.27155in" draw:start-shape="id101" draw:start-glue-point="2" svg:x2="17.9117in" svg:y2="16.33293in" draw:end-shape="id103" draw:end-glue-point="0" draw:id="id104" draw:style-name="a838" draw:name="Straight Arrow Connector 74">
          <svg:title/>
          <svg:desc/>
        </draw:connector>
        <draw:connector draw:type="line" svg:x1="17.89727in" svg:y1="18.74507in" draw:start-shape="id105" draw:start-glue-point="2" svg:x2="17.94179in" svg:y2="19.9655in" draw:end-shape="id106" draw:end-glue-point="6" draw:id="id107" draw:style-name="a840" draw:name="Straight Arrow Connector 76">
          <svg:title/>
          <svg:desc/>
        </draw:connector>
        <draw:connector draw:type="line" svg:x1="17.81231in" svg:y1="21.8735in" draw:start-shape="id108" draw:start-glue-point="2" svg:x2="17.84343in" svg:y2="22.37914in" draw:end-shape="id109" draw:end-glue-point="0" draw:id="id110" draw:style-name="a842" draw:name="Straight Arrow Connector 78">
          <svg:title/>
          <svg:desc/>
        </draw:connector>
        <draw:connector draw:type="line" svg:x1="17.82648in" svg:y1="24.77825in" draw:start-shape="id111" draw:start-glue-point="2" svg:x2="17.94339in" svg:y2="25.71683in" draw:end-shape="id112" draw:end-glue-point="6" draw:id="id113" draw:style-name="a844" draw:name="Straight Arrow Connector 80">
          <svg:title/>
          <svg:desc/>
        </draw:connector>
        <draw:connector draw:type="line" svg:x1="17.81231in" svg:y1="27.65139in" draw:start-shape="id114" draw:start-glue-point="2" svg:x2="17.77766in" svg:y2="28.61437in" draw:end-shape="id115" draw:end-glue-point="0" draw:id="id116" draw:style-name="a846" draw:name="Straight Arrow Connector 82">
          <svg:title/>
          <svg:desc/>
        </draw:connector>
        <draw:connector draw:type="line" svg:x1="17.76153in" svg:y1="30.79815in" draw:start-shape="id117" draw:start-glue-point="2" svg:x2="17.80605in" svg:y2="31.75043in" draw:end-shape="id118" draw:end-glue-point="2" draw:id="id119" draw:style-name="a848" draw:name="Straight Arrow Connector 84">
          <svg:title/>
          <svg:desc/>
        </draw:connector>
        <draw:connector draw:type="line" svg:x1="17.82531in" svg:y1="33.81558in" draw:start-shape="id120" draw:start-glue-point="2" svg:x2="17.8511in" svg:y2="34.7026in" draw:id="id121" draw:style-name="a850" draw:name="Straight Arrow Connector 86">
          <svg:title/>
          <svg:desc/>
        </draw:connector>
        <draw:connector draw:type="line" svg:x1="17.81382in" svg:y1="36.0321in" draw:start-shape="id122" draw:start-glue-point="2" svg:x2="17.97811in" svg:y2="37.15972in" draw:end-shape="id123" draw:end-glue-point="0" draw:id="id124" draw:style-name="a852" draw:name="Straight Arrow Connector 88">
          <svg:title/>
          <svg:desc/>
        </draw:connector>
        <draw:custom-shape svg:x="19.76765in" svg:y="7.55709in" svg:width="3.56596in" svg:height="0.95964in" draw:id="id125" draw:style-name="a856" draw:name="Predefined Process 17">
          <svg:title/>
          <svg:desc/>
          <text:p text:style-name="a855" text:class-names="" text:cond-style-name=""><text:span text:style-name="a853" text:class-names="">Phantom Spammers<text:s text:c="1"/></text:span><text:span text:style-name="a854" text:class-names=""/></text:p>
          <draw:enhanced-geometry xmlns:dr3d="urn:oasis:names:tc:opendocument:xmlns:dr3d:1.0" draw:type="non-primitive" svg:viewBox="0 0 3260718 877493" draw:enhanced-path="S M 0 0 L 3260718 0 3260718 877493 0 877493 Z N F M 407590 0 L 407590 877493 M 2853128 0 L 2853128 877493 N F M 0 0 L 3260718 0 3260718 877493 0 877493 Z N" draw:text-areas="?f14 ?f9 ?f15 ?f12" draw:glue-points="?f8 ?f9 ?f10 ?f11 ?f8 ?f12 ?f13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0718"/>
            <draw:equation draw:name="f7" draw:formula="?f4 / 877493"/>
            <draw:equation draw:name="f8" draw:formula="1630359 / ?f6"/>
            <draw:equation draw:name="f9" draw:formula="0 / ?f7"/>
            <draw:equation draw:name="f10" draw:formula="0 / ?f6"/>
            <draw:equation draw:name="f11" draw:formula="438747 / ?f7"/>
            <draw:equation draw:name="f12" draw:formula="877493 / ?f7"/>
            <draw:equation draw:name="f13" draw:formula="3260718 / ?f6"/>
            <draw:equation draw:name="f14" draw:formula="407590 / ?f6"/>
            <draw:equation draw:name="f15" draw:formula="2853128 / ?f6"/>
          </draw:enhanced-geometry>
        </draw:custom-shape>
        <draw:custom-shape svg:x="19.70398in" svg:y="20.3529in" svg:width="3.56596in" svg:height="0.95964in" draw:id="id126" draw:style-name="a862" draw:name="Predefined Process 17">
          <svg:title/>
          <svg:desc/>
          <text:p text:style-name="a861" text:class-names="" text:cond-style-name=""><text:span text:style-name="a857" text:class-names="">Typo<text:s text:c="1"/></text:span><text:span text:style-name="a858" text:class-names="">Troppers</text:span><text:span text:style-name="a859" text:class-names=""><text:s text:c="1"/></text:span><text:span text:style-name="a860" text:class-names=""/></text:p>
          <draw:enhanced-geometry xmlns:dr3d="urn:oasis:names:tc:opendocument:xmlns:dr3d:1.0" draw:type="non-primitive" svg:viewBox="0 0 3260718 877493" draw:enhanced-path="S M 0 0 L 3260718 0 3260718 877493 0 877493 Z N F M 407590 0 L 407590 877493 M 2853128 0 L 2853128 877493 N F M 0 0 L 3260718 0 3260718 877493 0 877493 Z N" draw:text-areas="?f14 ?f9 ?f15 ?f12" draw:glue-points="?f8 ?f9 ?f10 ?f11 ?f8 ?f12 ?f13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0718"/>
            <draw:equation draw:name="f7" draw:formula="?f4 / 877493"/>
            <draw:equation draw:name="f8" draw:formula="1630359 / ?f6"/>
            <draw:equation draw:name="f9" draw:formula="0 / ?f7"/>
            <draw:equation draw:name="f10" draw:formula="0 / ?f6"/>
            <draw:equation draw:name="f11" draw:formula="438747 / ?f7"/>
            <draw:equation draw:name="f12" draw:formula="877493 / ?f7"/>
            <draw:equation draw:name="f13" draw:formula="3260718 / ?f6"/>
            <draw:equation draw:name="f14" draw:formula="407590 / ?f6"/>
            <draw:equation draw:name="f15" draw:formula="2853128 / ?f6"/>
          </draw:enhanced-geometry>
        </draw:custom-shape>
        <draw:custom-shape svg:x="29.95579in" svg:y="7.6383in" svg:width="3.56596in" svg:height="0.95964in" draw:id="id127" draw:style-name="a866" draw:name="Predefined Process 17">
          <svg:title/>
          <svg:desc/>
          <text:p text:style-name="a865" text:class-names="" text:cond-style-name=""><text:span text:style-name="a863" text:class-names="">Bossimpersonators</text:span><text:span text:style-name="a864" text:class-names=""/></text:p>
          <draw:enhanced-geometry xmlns:dr3d="urn:oasis:names:tc:opendocument:xmlns:dr3d:1.0" draw:type="non-primitive" svg:viewBox="0 0 3260718 877493" draw:enhanced-path="S M 0 0 L 3260718 0 3260718 877493 0 877493 Z N F M 407590 0 L 407590 877493 M 2853128 0 L 2853128 877493 N F M 0 0 L 3260718 0 3260718 877493 0 877493 Z N" draw:text-areas="?f14 ?f9 ?f15 ?f12" draw:glue-points="?f8 ?f9 ?f10 ?f11 ?f8 ?f12 ?f13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0718"/>
            <draw:equation draw:name="f7" draw:formula="?f4 / 877493"/>
            <draw:equation draw:name="f8" draw:formula="1630359 / ?f6"/>
            <draw:equation draw:name="f9" draw:formula="0 / ?f7"/>
            <draw:equation draw:name="f10" draw:formula="0 / ?f6"/>
            <draw:equation draw:name="f11" draw:formula="438747 / ?f7"/>
            <draw:equation draw:name="f12" draw:formula="877493 / ?f7"/>
            <draw:equation draw:name="f13" draw:formula="3260718 / ?f6"/>
            <draw:equation draw:name="f14" draw:formula="407590 / ?f6"/>
            <draw:equation draw:name="f15" draw:formula="2853128 / ?f6"/>
          </draw:enhanced-geometry>
        </draw:custom-shape>
        <draw:custom-shape svg:x="19.82895in" svg:y="32.52374in" svg:width="3.56596in" svg:height="0.95964in" draw:id="id128" draw:style-name="a871" draw:name="Predefined Process 17">
          <svg:title/>
          <svg:desc/>
          <text:p text:style-name="a870" text:class-names="" text:cond-style-name=""><text:span text:style-name="a867" text:class-names="">Kpathuntruders</text:span><text:span text:style-name="a868" text:class-names=""><text:s text:c="1"/></text:span><text:span text:style-name="a869" text:class-names=""/></text:p>
          <draw:enhanced-geometry xmlns:dr3d="urn:oasis:names:tc:opendocument:xmlns:dr3d:1.0" draw:type="non-primitive" svg:viewBox="0 0 3260718 877493" draw:enhanced-path="S M 0 0 L 3260718 0 3260718 877493 0 877493 Z N F M 407590 0 L 407590 877493 M 2853128 0 L 2853128 877493 N F M 0 0 L 3260718 0 3260718 877493 0 877493 Z N" draw:text-areas="?f14 ?f9 ?f15 ?f12" draw:glue-points="?f8 ?f9 ?f10 ?f11 ?f8 ?f12 ?f13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0718"/>
            <draw:equation draw:name="f7" draw:formula="?f4 / 877493"/>
            <draw:equation draw:name="f8" draw:formula="1630359 / ?f6"/>
            <draw:equation draw:name="f9" draw:formula="0 / ?f7"/>
            <draw:equation draw:name="f10" draw:formula="0 / ?f6"/>
            <draw:equation draw:name="f11" draw:formula="438747 / ?f7"/>
            <draw:equation draw:name="f12" draw:formula="877493 / ?f7"/>
            <draw:equation draw:name="f13" draw:formula="3260718 / ?f6"/>
            <draw:equation draw:name="f14" draw:formula="407590 / ?f6"/>
            <draw:equation draw:name="f15" draw:formula="2853128 / ?f6"/>
          </draw:enhanced-geometry>
        </draw:custom-shape>
        <draw:custom-shape svg:x="19.70398in" svg:y="17.13431in" svg:width="3.56596in" svg:height="0.95964in" draw:id="id129" draw:style-name="a875" draw:name="Predefined Process 17">
          <svg:title/>
          <svg:desc/>
          <text:p text:style-name="a874" text:class-names="" text:cond-style-name=""><text:span text:style-name="a872" text:class-names="">Phantom Spammers<text:s text:c="1"/></text:span><text:span text:style-name="a873" text:class-names=""/></text:p>
          <draw:enhanced-geometry xmlns:dr3d="urn:oasis:names:tc:opendocument:xmlns:dr3d:1.0" draw:type="non-primitive" svg:viewBox="0 0 3260718 877493" draw:enhanced-path="S M 0 0 L 3260718 0 3260718 877493 0 877493 Z N F M 407590 0 L 407590 877493 M 2853128 0 L 2853128 877493 N F M 0 0 L 3260718 0 3260718 877493 0 877493 Z N" draw:text-areas="?f14 ?f9 ?f15 ?f12" draw:glue-points="?f8 ?f9 ?f10 ?f11 ?f8 ?f12 ?f13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0718"/>
            <draw:equation draw:name="f7" draw:formula="?f4 / 877493"/>
            <draw:equation draw:name="f8" draw:formula="1630359 / ?f6"/>
            <draw:equation draw:name="f9" draw:formula="0 / ?f7"/>
            <draw:equation draw:name="f10" draw:formula="0 / ?f6"/>
            <draw:equation draw:name="f11" draw:formula="438747 / ?f7"/>
            <draw:equation draw:name="f12" draw:formula="877493 / ?f7"/>
            <draw:equation draw:name="f13" draw:formula="3260718 / ?f6"/>
            <draw:equation draw:name="f14" draw:formula="407590 / ?f6"/>
            <draw:equation draw:name="f15" draw:formula="2853128 / ?f6"/>
          </draw:enhanced-geometry>
        </draw:custom-shape>
        <draw:custom-shape svg:x="19.82895in" svg:y="23.24055in" svg:width="3.56596in" svg:height="0.95964in" draw:id="id130" draw:style-name="a881" draw:name="Predefined Process 17">
          <svg:title/>
          <svg:desc/>
          <text:p text:style-name="a880" text:class-names="" text:cond-style-name=""><text:span text:style-name="a876" text:class-names="">Typo<text:s text:c="1"/></text:span><text:span text:style-name="a877" text:class-names="">Troppers</text:span><text:span text:style-name="a878" text:class-names=""><text:s text:c="1"/></text:span><text:span text:style-name="a879" text:class-names=""/></text:p>
          <draw:enhanced-geometry xmlns:dr3d="urn:oasis:names:tc:opendocument:xmlns:dr3d:1.0" draw:type="non-primitive" svg:viewBox="0 0 3260718 877493" draw:enhanced-path="S M 0 0 L 3260718 0 3260718 877493 0 877493 Z N F M 407590 0 L 407590 877493 M 2853128 0 L 2853128 877493 N F M 0 0 L 3260718 0 3260718 877493 0 877493 Z N" draw:text-areas="?f14 ?f9 ?f15 ?f12" draw:glue-points="?f8 ?f9 ?f10 ?f11 ?f8 ?f12 ?f13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0718"/>
            <draw:equation draw:name="f7" draw:formula="?f4 / 877493"/>
            <draw:equation draw:name="f8" draw:formula="1630359 / ?f6"/>
            <draw:equation draw:name="f9" draw:formula="0 / ?f7"/>
            <draw:equation draw:name="f10" draw:formula="0 / ?f6"/>
            <draw:equation draw:name="f11" draw:formula="438747 / ?f7"/>
            <draw:equation draw:name="f12" draw:formula="877493 / ?f7"/>
            <draw:equation draw:name="f13" draw:formula="3260718 / ?f6"/>
            <draw:equation draw:name="f14" draw:formula="407590 / ?f6"/>
            <draw:equation draw:name="f15" draw:formula="2853128 / ?f6"/>
          </draw:enhanced-geometry>
        </draw:custom-shape>
        <draw:custom-shape svg:x="19.6849in" svg:y="26.24047in" svg:width="3.56596in" svg:height="0.95964in" draw:id="id131" draw:style-name="a887" draw:name="Predefined Process 17">
          <svg:title/>
          <svg:desc/>
          <text:p text:style-name="a886" text:class-names="" text:cond-style-name=""><text:span text:style-name="a882" text:class-names="">Typo<text:s text:c="1"/></text:span><text:span text:style-name="a883" text:class-names="">Troppers</text:span><text:span text:style-name="a884" text:class-names=""><text:s text:c="1"/></text:span><text:span text:style-name="a885" text:class-names=""/></text:p>
          <draw:enhanced-geometry xmlns:dr3d="urn:oasis:names:tc:opendocument:xmlns:dr3d:1.0" draw:type="non-primitive" svg:viewBox="0 0 3260718 877493" draw:enhanced-path="S M 0 0 L 3260718 0 3260718 877493 0 877493 Z N F M 407590 0 L 407590 877493 M 2853128 0 L 2853128 877493 N F M 0 0 L 3260718 0 3260718 877493 0 877493 Z N" draw:text-areas="?f14 ?f9 ?f15 ?f12" draw:glue-points="?f8 ?f9 ?f10 ?f11 ?f8 ?f12 ?f13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0718"/>
            <draw:equation draw:name="f7" draw:formula="?f4 / 877493"/>
            <draw:equation draw:name="f8" draw:formula="1630359 / ?f6"/>
            <draw:equation draw:name="f9" draw:formula="0 / ?f7"/>
            <draw:equation draw:name="f10" draw:formula="0 / ?f6"/>
            <draw:equation draw:name="f11" draw:formula="438747 / ?f7"/>
            <draw:equation draw:name="f12" draw:formula="877493 / ?f7"/>
            <draw:equation draw:name="f13" draw:formula="3260718 / ?f6"/>
            <draw:equation draw:name="f14" draw:formula="407590 / ?f6"/>
            <draw:equation draw:name="f15" draw:formula="2853128 / ?f6"/>
          </draw:enhanced-geometry>
        </draw:custom-shape>
        <draw:custom-shape svg:x="19.7493in" svg:y="29.34249in" svg:width="3.56596in" svg:height="0.95964in" draw:id="id132" draw:style-name="a893" draw:name="Predefined Process 17">
          <svg:title/>
          <svg:desc/>
          <text:p text:style-name="a892" text:class-names="" text:cond-style-name=""><text:span text:style-name="a888" text:class-names="">Typo<text:s text:c="1"/></text:span><text:span text:style-name="a889" text:class-names="">Troppers</text:span><text:span text:style-name="a890" text:class-names=""><text:s text:c="1"/></text:span><text:span text:style-name="a891" text:class-names=""/></text:p>
          <draw:enhanced-geometry xmlns:dr3d="urn:oasis:names:tc:opendocument:xmlns:dr3d:1.0" draw:type="non-primitive" svg:viewBox="0 0 3260718 877493" draw:enhanced-path="S M 0 0 L 3260718 0 3260718 877493 0 877493 Z N F M 407590 0 L 407590 877493 M 2853128 0 L 2853128 877493 N F M 0 0 L 3260718 0 3260718 877493 0 877493 Z N" draw:text-areas="?f14 ?f9 ?f15 ?f12" draw:glue-points="?f8 ?f9 ?f10 ?f11 ?f8 ?f12 ?f13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0718"/>
            <draw:equation draw:name="f7" draw:formula="?f4 / 877493"/>
            <draw:equation draw:name="f8" draw:formula="1630359 / ?f6"/>
            <draw:equation draw:name="f9" draw:formula="0 / ?f7"/>
            <draw:equation draw:name="f10" draw:formula="0 / ?f6"/>
            <draw:equation draw:name="f11" draw:formula="438747 / ?f7"/>
            <draw:equation draw:name="f12" draw:formula="877493 / ?f7"/>
            <draw:equation draw:name="f13" draw:formula="3260718 / ?f6"/>
            <draw:equation draw:name="f14" draw:formula="407590 / ?f6"/>
            <draw:equation draw:name="f15" draw:formula="2853128 / ?f6"/>
          </draw:enhanced-geometry>
        </draw:custom-shape>
        <draw:custom-shape svg:x="19.91068in" svg:y="34.73046in" svg:width="3.56596in" svg:height="0.95964in" draw:id="id133" draw:style-name="a898" draw:name="Predefined Process 17">
          <svg:title/>
          <svg:desc/>
          <text:p text:style-name="a897" text:class-names="" text:cond-style-name=""><text:span text:style-name="a894" text:class-names="">Kpathuntruders</text:span><text:span text:style-name="a895" text:class-names=""><text:s text:c="1"/></text:span><text:span text:style-name="a896" text:class-names=""/></text:p>
          <draw:enhanced-geometry xmlns:dr3d="urn:oasis:names:tc:opendocument:xmlns:dr3d:1.0" draw:type="non-primitive" svg:viewBox="0 0 3260718 877493" draw:enhanced-path="S M 0 0 L 3260718 0 3260718 877493 0 877493 Z N F M 407590 0 L 407590 877493 M 2853128 0 L 2853128 877493 N F M 0 0 L 3260718 0 3260718 877493 0 877493 Z N" draw:text-areas="?f14 ?f9 ?f15 ?f12" draw:glue-points="?f8 ?f9 ?f10 ?f11 ?f8 ?f12 ?f13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0718"/>
            <draw:equation draw:name="f7" draw:formula="?f4 / 877493"/>
            <draw:equation draw:name="f8" draw:formula="1630359 / ?f6"/>
            <draw:equation draw:name="f9" draw:formula="0 / ?f7"/>
            <draw:equation draw:name="f10" draw:formula="0 / ?f6"/>
            <draw:equation draw:name="f11" draw:formula="438747 / ?f7"/>
            <draw:equation draw:name="f12" draw:formula="877493 / ?f7"/>
            <draw:equation draw:name="f13" draw:formula="3260718 / ?f6"/>
            <draw:equation draw:name="f14" draw:formula="407590 / ?f6"/>
            <draw:equation draw:name="f15" draw:formula="2853128 / ?f6"/>
          </draw:enhanced-geometry>
        </draw:custom-shape>
        <draw:custom-shape svg:x="19.86555in" svg:y="37.48135in" svg:width="3.56596in" svg:height="0.95964in" draw:id="id134" draw:style-name="a903" draw:name="Predefined Process 17">
          <svg:title/>
          <svg:desc/>
          <text:p text:style-name="a902" text:class-names="" text:cond-style-name=""><text:span text:style-name="a899" text:class-names="">Kpathuntruders</text:span><text:span text:style-name="a900" text:class-names=""><text:s text:c="1"/></text:span><text:span text:style-name="a901" text:class-names=""/></text:p>
          <draw:enhanced-geometry xmlns:dr3d="urn:oasis:names:tc:opendocument:xmlns:dr3d:1.0" draw:type="non-primitive" svg:viewBox="0 0 3260718 877493" draw:enhanced-path="S M 0 0 L 3260718 0 3260718 877493 0 877493 Z N F M 407590 0 L 407590 877493 M 2853128 0 L 2853128 877493 N F M 0 0 L 3260718 0 3260718 877493 0 877493 Z N" draw:text-areas="?f14 ?f9 ?f15 ?f12" draw:glue-points="?f8 ?f9 ?f10 ?f11 ?f8 ?f12 ?f13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0718"/>
            <draw:equation draw:name="f7" draw:formula="?f4 / 877493"/>
            <draw:equation draw:name="f8" draw:formula="1630359 / ?f6"/>
            <draw:equation draw:name="f9" draw:formula="0 / ?f7"/>
            <draw:equation draw:name="f10" draw:formula="0 / ?f6"/>
            <draw:equation draw:name="f11" draw:formula="438747 / ?f7"/>
            <draw:equation draw:name="f12" draw:formula="877493 / ?f7"/>
            <draw:equation draw:name="f13" draw:formula="3260718 / ?f6"/>
            <draw:equation draw:name="f14" draw:formula="407590 / ?f6"/>
            <draw:equation draw:name="f15" draw:formula="2853128 / ?f6"/>
          </draw:enhanced-geometry>
        </draw:custom-shape>
        <draw:g draw:name="Group 105" draw:id="id135">
          <svg:title/>
          <svg:desc/>
          <draw:custom-shape svg:x="26.36059in" svg:y="34.22281in" svg:width="2.95744in" svg:height="1.99562in" draw:id="id165" draw:style-name="a1933" draw:name="Decision 11">
            <svg:title/>
            <svg:desc/>
            <text:p text:style-name="a1932" text:class-names="" text:cond-style-name=""><text:span text:style-name="a1930" text:class-names="">Uses company specific jargon</text:span><text:span text:style-name="a1931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27.67153in" svg:y="33.84479in" svg:width="0.36814in" svg:height="0.35203in" draw:id="id163" draw:style-name="a1936" draw:name="Oval 107">
            <svg:title/>
            <svg:desc/>
            <text:p text:style-name="a1935" text:class-names="" text:cond-style-name=""><text:span text:style-name="a1934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108" draw:id="id136">
          <svg:title/>
          <svg:desc/>
          <draw:custom-shape svg:x="26.26398in" svg:y="37.11379in" svg:width="2.95744in" svg:height="1.99562in" draw:id="id479" draw:style-name="a1926" draw:name="Decision 11">
            <svg:title/>
            <svg:desc/>
            <text:p text:style-name="a1925" text:class-names="" text:cond-style-name=""><text:span text:style-name="a1923" text:class-names="">Request Access to secure Systems</text:span><text:span text:style-name="a1924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27.57492in" svg:y="36.73578in" svg:width="0.36814in" svg:height="0.35203in" draw:id="id166" draw:style-name="a1929" draw:name="Oval 110">
            <svg:title/>
            <svg:desc/>
            <text:p text:style-name="a1928" text:class-names="" text:cond-style-name=""><text:span text:style-name="a192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custom-shape svg:x="30.09163in" svg:y="31.58695in" svg:width="3.56596in" svg:height="0.95964in" draw:id="id137" draw:style-name="a907" draw:name="Predefined Process 17">
          <svg:title/>
          <svg:desc/>
          <text:p text:style-name="a906" text:class-names="" text:cond-style-name=""><text:span text:style-name="a904" text:class-names="">Bossimpersonators</text:span><text:span text:style-name="a905" text:class-names=""/></text:p>
          <draw:enhanced-geometry xmlns:dr3d="urn:oasis:names:tc:opendocument:xmlns:dr3d:1.0" draw:type="non-primitive" svg:viewBox="0 0 3260718 877493" draw:enhanced-path="S M 0 0 L 3260718 0 3260718 877493 0 877493 Z N F M 407590 0 L 407590 877493 M 2853128 0 L 2853128 877493 N F M 0 0 L 3260718 0 3260718 877493 0 877493 Z N" draw:text-areas="?f14 ?f9 ?f15 ?f12" draw:glue-points="?f8 ?f9 ?f10 ?f11 ?f8 ?f12 ?f13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0718"/>
            <draw:equation draw:name="f7" draw:formula="?f4 / 877493"/>
            <draw:equation draw:name="f8" draw:formula="1630359 / ?f6"/>
            <draw:equation draw:name="f9" draw:formula="0 / ?f7"/>
            <draw:equation draw:name="f10" draw:formula="0 / ?f6"/>
            <draw:equation draw:name="f11" draw:formula="438747 / ?f7"/>
            <draw:equation draw:name="f12" draw:formula="877493 / ?f7"/>
            <draw:equation draw:name="f13" draw:formula="3260718 / ?f6"/>
            <draw:equation draw:name="f14" draw:formula="407590 / ?f6"/>
            <draw:equation draw:name="f15" draw:formula="2853128 / ?f6"/>
          </draw:enhanced-geometry>
        </draw:custom-shape>
        <draw:custom-shape svg:x="30.11203in" svg:y="34.94178in" svg:width="3.56596in" svg:height="0.95964in" draw:id="id138" draw:style-name="a911" draw:name="Predefined Process 17">
          <svg:title/>
          <svg:desc/>
          <text:p text:style-name="a910" text:class-names="" text:cond-style-name=""><text:span text:style-name="a908" text:class-names="">Bossimpersonators</text:span><text:span text:style-name="a909" text:class-names=""/></text:p>
          <draw:enhanced-geometry xmlns:dr3d="urn:oasis:names:tc:opendocument:xmlns:dr3d:1.0" draw:type="non-primitive" svg:viewBox="0 0 3260718 877493" draw:enhanced-path="S M 0 0 L 3260718 0 3260718 877493 0 877493 Z N F M 407590 0 L 407590 877493 M 2853128 0 L 2853128 877493 N F M 0 0 L 3260718 0 3260718 877493 0 877493 Z N" draw:text-areas="?f14 ?f9 ?f15 ?f12" draw:glue-points="?f8 ?f9 ?f10 ?f11 ?f8 ?f12 ?f13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0718"/>
            <draw:equation draw:name="f7" draw:formula="?f4 / 877493"/>
            <draw:equation draw:name="f8" draw:formula="1630359 / ?f6"/>
            <draw:equation draw:name="f9" draw:formula="0 / ?f7"/>
            <draw:equation draw:name="f10" draw:formula="0 / ?f6"/>
            <draw:equation draw:name="f11" draw:formula="438747 / ?f7"/>
            <draw:equation draw:name="f12" draw:formula="877493 / ?f7"/>
            <draw:equation draw:name="f13" draw:formula="3260718 / ?f6"/>
            <draw:equation draw:name="f14" draw:formula="407590 / ?f6"/>
            <draw:equation draw:name="f15" draw:formula="2853128 / ?f6"/>
          </draw:enhanced-geometry>
        </draw:custom-shape>
        <draw:custom-shape svg:x="30.47225in" svg:y="37.51672in" svg:width="3.56596in" svg:height="0.95964in" draw:id="id139" draw:style-name="a915" draw:name="Predefined Process 17">
          <svg:title/>
          <svg:desc/>
          <text:p text:style-name="a914" text:class-names="" text:cond-style-name=""><text:span text:style-name="a912" text:class-names="">Bossimpersonators</text:span><text:span text:style-name="a913" text:class-names=""/></text:p>
          <draw:enhanced-geometry xmlns:dr3d="urn:oasis:names:tc:opendocument:xmlns:dr3d:1.0" draw:type="non-primitive" svg:viewBox="0 0 3260718 877493" draw:enhanced-path="S M 0 0 L 3260718 0 3260718 877493 0 877493 Z N F M 407590 0 L 407590 877493 M 2853128 0 L 2853128 877493 N F M 0 0 L 3260718 0 3260718 877493 0 877493 Z N" draw:text-areas="?f14 ?f9 ?f15 ?f12" draw:glue-points="?f8 ?f9 ?f10 ?f11 ?f8 ?f12 ?f13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0718"/>
            <draw:equation draw:name="f7" draw:formula="?f4 / 877493"/>
            <draw:equation draw:name="f8" draw:formula="1630359 / ?f6"/>
            <draw:equation draw:name="f9" draw:formula="0 / ?f7"/>
            <draw:equation draw:name="f10" draw:formula="0 / ?f6"/>
            <draw:equation draw:name="f11" draw:formula="438747 / ?f7"/>
            <draw:equation draw:name="f12" draw:formula="877493 / ?f7"/>
            <draw:equation draw:name="f13" draw:formula="3260718 / ?f6"/>
            <draw:equation draw:name="f14" draw:formula="407590 / ?f6"/>
            <draw:equation draw:name="f15" draw:formula="2853128 / ?f6"/>
          </draw:enhanced-geometry>
        </draw:custom-shape>
        <draw:connector draw:type="line" svg:x1="17.97811in" svg:y1="38.85553in" draw:start-shape="id123" draw:start-glue-point="2" svg:x2="18.035in" svg:y2="39.36979in" draw:id="id140" draw:style-name="a917" draw:name="Straight Arrow Connector 115">
          <svg:title/>
          <svg:desc/>
        </draw:connector>
        <draw:connector draw:type="line" svg:x1="17.89727in" svg:y1="39.36979in" svg:x2="25.52899in" svg:y2="39.38766in" draw:id="id141" draw:style-name="a919" draw:name="Straight Arrow Connector 117">
          <svg:title/>
          <svg:desc/>
        </draw:connector>
        <draw:connector draw:type="line" svg:x1="25.52899in" svg:y1="39.3561in" svg:x2="25.52899in" svg:y2="4.79481in" draw:id="id142" draw:style-name="a921" draw:name="Straight Arrow Connector 119">
          <svg:title/>
          <svg:desc/>
        </draw:connector>
        <draw:connector draw:type="line" svg:x1="25.52899in" svg:y1="4.8085in" svg:x2="27.67153in" svg:y2="4.8085in" draw:id="id143" draw:style-name="a923" draw:name="Straight Arrow Connector 124">
          <svg:title/>
          <svg:desc/>
        </draw:connector>
        <draw:connector draw:type="line" svg:x1="27.61862in" svg:y1="4.8085in" svg:x2="27.67334in" svg:y2="6.92345in" draw:end-shape="id144" draw:end-glue-point="4" draw:id="id145" draw:style-name="a925" draw:name="Straight Arrow Connector 126">
          <svg:title/>
          <svg:desc/>
        </draw:connector>
        <draw:frame draw:id="id146" draw:style-name="a929" draw:name="TextBox 127" svg:x="16.98481in" svg:y="9.02326in" svg:width="0.7879in" svg:height="0.40391in">
          <draw:text-box>
            <text:p text:style-name="a928" text:class-names="" text:cond-style-name=""><text:span text:style-name="a926" text:class-names="">False</text:span><text:span text:style-name="a927" text:class-names=""/></text:p>
          </draw:text-box>
          <svg:title/>
          <svg:desc/>
        </draw:frame>
        <draw:connector draw:type="line" svg:x1="18.93612in" svg:y1="8.00981in" draw:start-shape="id97" draw:start-glue-point="1" svg:x2="19.76765in" svg:y2="8.03691in" draw:end-shape="id125" draw:end-glue-point="3" draw:id="id147" draw:style-name="a931" draw:name="Straight Arrow Connector 129">
          <svg:title/>
          <svg:desc/>
        </draw:connector>
        <draw:connector draw:type="line" svg:x1="19.20755in" svg:y1="17.73108in" draw:start-shape="id105" draw:start-glue-point="1" svg:x2="19.76765in" svg:y2="17.75271in" draw:id="id148" draw:style-name="a933" draw:name="Straight Arrow Connector 131">
          <svg:title/>
          <svg:desc/>
        </draw:connector>
        <draw:connector draw:type="line" svg:x1="18.93612in" svg:y1="20.83272in" svg:x2="19.70398in" svg:y2="20.83272in" draw:end-shape="id126" draw:end-glue-point="3" draw:id="id149" draw:style-name="a935" draw:name="Straight Arrow Connector 133">
          <svg:title/>
          <svg:desc/>
        </draw:connector>
        <draw:connector draw:type="line" svg:x1="19.36545in" svg:y1="23.76974in" draw:start-shape="id111" draw:start-glue-point="1" svg:x2="19.82895in" svg:y2="23.72037in" draw:end-shape="id130" draw:end-glue-point="3" draw:id="id150" draw:style-name="a937" draw:name="Straight Arrow Connector 135">
          <svg:title/>
          <svg:desc/>
        </draw:connector>
        <draw:connector draw:type="line" svg:x1="19.13589in" svg:y1="26.72029in" draw:start-shape="id114" draw:start-glue-point="1" svg:x2="19.6849in" svg:y2="26.72029in" draw:end-shape="id131" draw:end-glue-point="3" draw:id="id151" draw:style-name="a939" draw:name="Straight Arrow Connector 137">
          <svg:title/>
          <svg:desc/>
        </draw:connector>
        <draw:connector draw:type="line" svg:x1="19.22597in" svg:y1="29.88015in" draw:start-shape="id117" draw:start-glue-point="1" svg:x2="19.76765in" svg:y2="29.82231in" draw:id="id152" draw:style-name="a941" draw:name="Straight Arrow Connector 139">
          <svg:title/>
          <svg:desc/>
        </draw:connector>
        <draw:connector draw:type="line" svg:x1="18.86079in" svg:y1="33.00356in" svg:x2="19.76765in" svg:y2="33.00356in" draw:id="id153" draw:style-name="a943" draw:name="Straight Arrow Connector 141">
          <svg:title/>
          <svg:desc/>
        </draw:connector>
        <draw:connector draw:type="line" svg:x1="19.02822in" svg:y1="35.2603in" draw:start-shape="id122" draw:start-glue-point="1" svg:x2="19.76765in" svg:y2="35.18242in" draw:id="id154" draw:style-name="a945" draw:name="Straight Arrow Connector 144">
          <svg:title/>
          <svg:desc/>
        </draw:connector>
        <draw:connector draw:type="line" svg:x1="19.13589in" svg:y1="38.2037in" svg:x2="19.76765in" svg:y2="38.2037in" draw:id="id155" draw:style-name="a947" draw:name="Straight Arrow Connector 146">
          <svg:title/>
          <svg:desc/>
        </draw:connector>
        <draw:connector draw:type="line" svg:x1="27.78891in" svg:y1="9.11209in" draw:start-shape="id156" draw:start-glue-point="2" svg:x2="27.83931in" svg:y2="9.73634in" draw:end-shape="id157" draw:end-glue-point="0" draw:id="id158" draw:style-name="a949" draw:name="Straight Arrow Connector 149">
          <svg:title/>
          <svg:desc/>
        </draw:connector>
        <draw:connector draw:type="line" svg:x1="27.77783in" svg:y1="11.98548in" draw:start-shape="id159" draw:start-glue-point="2" svg:x2="27.9322in" svg:y2="31.12952in" draw:end-shape="id160" draw:end-glue-point="2" draw:id="id161" draw:style-name="a951" draw:name="Straight Arrow Connector 151">
          <svg:title/>
          <svg:desc/>
        </draw:connector>
        <draw:connector draw:type="line" svg:x1="27.91591in" svg:y1="33.15112in" draw:start-shape="id162" draw:start-glue-point="2" svg:x2="27.8556in" svg:y2="34.19682in" draw:end-shape="id163" draw:end-glue-point="2" draw:id="id164" draw:style-name="a953" draw:name="Straight Arrow Connector 153">
          <svg:title/>
          <svg:desc/>
        </draw:connector>
        <draw:connector draw:type="line" svg:x1="27.83931in" svg:y1="36.21842in" draw:start-shape="id165" draw:start-glue-point="2" svg:x2="27.62884in" svg:y2="37.03625in" draw:end-shape="id166" draw:end-glue-point="5" draw:id="id167" draw:style-name="a955" draw:name="Straight Arrow Connector 155">
          <svg:title/>
          <svg:desc/>
        </draw:connector>
        <draw:connector draw:type="line" svg:x1="29.27978in" svg:y1="32.06677in" svg:x2="30.09163in" svg:y2="32.06677in" draw:end-shape="id137" draw:end-glue-point="3" draw:id="id168" draw:style-name="a957" draw:name="Straight Arrow Connector 157">
          <svg:title/>
          <svg:desc/>
        </draw:connector>
        <draw:connector draw:type="line" svg:x1="29.0959in" svg:y1="35.33432in" svg:x2="30.47225in" svg:y2="35.33432in" draw:id="id169" draw:style-name="a959" draw:name="Straight Arrow Connector 160">
          <svg:title/>
          <svg:desc/>
        </draw:connector>
        <draw:connector draw:type="line" svg:x1="28.85048in" svg:y1="38.08506in" svg:x2="30.62963in" svg:y2="38.08506in" draw:id="id170" draw:style-name="a961" draw:name="Straight Arrow Connector 162">
          <svg:title/>
          <svg:desc/>
        </draw:connector>
        <draw:frame draw:id="id171" draw:style-name="a965" draw:name="TextBox 163" svg:x="18.86079in" svg:y="7.6918in" svg:width="0.66918in" svg:height="0.40391in">
          <draw:text-box>
            <text:p text:style-name="a964" text:class-names="" text:cond-style-name=""><text:span text:style-name="a962" text:class-names="">True</text:span><text:span text:style-name="a963" text:class-names=""/></text:p>
          </draw:text-box>
          <svg:title/>
          <svg:desc/>
        </draw:frame>
        <draw:frame draw:id="id172" draw:style-name="a969" draw:name="TextBox 165" svg:x="17.07116in" svg:y="12.12842in" svg:width="0.7879in" svg:height="0.40391in">
          <draw:text-box>
            <text:p text:style-name="a968" text:class-names="" text:cond-style-name=""><text:span text:style-name="a966" text:class-names="">False</text:span><text:span text:style-name="a967" text:class-names=""/></text:p>
          </draw:text-box>
          <svg:title/>
          <svg:desc/>
        </draw:frame>
        <draw:frame draw:id="id173" draw:style-name="a973" draw:name="TextBox 166" svg:x="17.09494in" svg:y="15.66317in" svg:width="0.7879in" svg:height="0.40391in">
          <draw:text-box>
            <text:p text:style-name="a972" text:class-names="" text:cond-style-name=""><text:span text:style-name="a970" text:class-names="">False</text:span><text:span text:style-name="a971" text:class-names=""/></text:p>
          </draw:text-box>
          <svg:title/>
          <svg:desc/>
        </draw:frame>
        <draw:frame draw:id="id174" draw:style-name="a977" draw:name="TextBox 167" svg:x="16.97363in" svg:y="18.95505in" svg:width="0.7879in" svg:height="0.40391in">
          <draw:text-box>
            <text:p text:style-name="a976" text:class-names="" text:cond-style-name=""><text:span text:style-name="a974" text:class-names="">False</text:span><text:span text:style-name="a975" text:class-names=""/></text:p>
          </draw:text-box>
          <svg:title/>
          <svg:desc/>
        </draw:frame>
        <draw:frame draw:id="id175" draw:style-name="a981" draw:name="TextBox 168" svg:x="17.10807in" svg:y="21.8735in" svg:width="0.7879in" svg:height="0.40391in">
          <draw:text-box>
            <text:p text:style-name="a980" text:class-names="" text:cond-style-name=""><text:span text:style-name="a978" text:class-names="">False</text:span><text:span text:style-name="a979" text:class-names=""/></text:p>
          </draw:text-box>
          <svg:title/>
          <svg:desc/>
        </draw:frame>
        <draw:frame draw:id="id176" draw:style-name="a985" draw:name="TextBox 169" svg:x="17.03741in" svg:y="30.8527in" svg:width="0.7879in" svg:height="0.40391in">
          <draw:text-box>
            <text:p text:style-name="a984" text:class-names="" text:cond-style-name=""><text:span text:style-name="a982" text:class-names="">False</text:span><text:span text:style-name="a983" text:class-names=""/></text:p>
          </draw:text-box>
          <svg:title/>
          <svg:desc/>
        </draw:frame>
        <draw:frame draw:id="id177" draw:style-name="a989" draw:name="TextBox 170" svg:x="16.91681in" svg:y="24.96343in" svg:width="0.7879in" svg:height="0.40391in">
          <draw:text-box>
            <text:p text:style-name="a988" text:class-names="" text:cond-style-name=""><text:span text:style-name="a986" text:class-names="">False</text:span><text:span text:style-name="a987" text:class-names=""/></text:p>
          </draw:text-box>
          <svg:title/>
          <svg:desc/>
        </draw:frame>
        <draw:frame draw:id="id178" draw:style-name="a993" draw:name="TextBox 171" svg:x="17.11846in" svg:y="27.88892in" svg:width="0.7879in" svg:height="0.40391in">
          <draw:text-box>
            <text:p text:style-name="a992" text:class-names="" text:cond-style-name=""><text:span text:style-name="a990" text:class-names="">False</text:span><text:span text:style-name="a991" text:class-names=""/></text:p>
          </draw:text-box>
          <svg:title/>
          <svg:desc/>
        </draw:frame>
        <draw:frame draw:id="id179" draw:style-name="a997" draw:name="TextBox 172" svg:x="17.04222in" svg:y="33.75825in" svg:width="0.7879in" svg:height="0.40391in">
          <draw:text-box>
            <text:p text:style-name="a996" text:class-names="" text:cond-style-name=""><text:span text:style-name="a994" text:class-names="">False</text:span><text:span text:style-name="a995" text:class-names=""/></text:p>
          </draw:text-box>
          <svg:title/>
          <svg:desc/>
        </draw:frame>
        <draw:frame draw:id="id180" draw:style-name="a1001" draw:name="TextBox 173" svg:x="16.98673in" svg:y="36.20288in" svg:width="1.50151in" svg:height="0.40391in">
          <draw:text-box>
            <text:p text:style-name="a1000" text:class-names="" text:cond-style-name=""><text:span text:style-name="a998" text:class-names="">False</text:span><text:span text:style-name="a999" text:class-names=""/></text:p>
          </draw:text-box>
          <svg:title/>
          <svg:desc/>
        </draw:frame>
        <draw:frame draw:id="id181" draw:style-name="a1005" draw:name="TextBox 174" svg:x="18.22627in" svg:y="38.85654in" svg:width="0.7879in" svg:height="0.40391in">
          <draw:text-box>
            <text:p text:style-name="a1004" text:class-names="" text:cond-style-name=""><text:span text:style-name="a1002" text:class-names="">False</text:span><text:span text:style-name="a1003" text:class-names=""/></text:p>
          </draw:text-box>
          <svg:title/>
          <svg:desc/>
        </draw:frame>
        <draw:frame draw:id="id182" draw:style-name="a1009" draw:name="TextBox 175" svg:x="26.98631in" svg:y="9.17069in" svg:width="0.7879in" svg:height="0.40391in">
          <draw:text-box>
            <text:p text:style-name="a1008" text:class-names="" text:cond-style-name=""><text:span text:style-name="a1006" text:class-names="">False</text:span><text:span text:style-name="a1007" text:class-names=""/></text:p>
          </draw:text-box>
          <svg:title/>
          <svg:desc/>
        </draw:frame>
        <draw:frame draw:id="id183" draw:style-name="a1013" draw:name="TextBox 176" svg:x="26.41657in" svg:y="18.48881in" svg:width="1.29835in" svg:height="0.40391in">
          <draw:text-box>
            <text:p text:style-name="a1012" text:class-names="" text:cond-style-name=""><text:span text:style-name="a1010" text:class-names="">False</text:span><text:span text:style-name="a1011" text:class-names=""/></text:p>
          </draw:text-box>
          <svg:title/>
          <svg:desc/>
        </draw:frame>
        <draw:frame draw:id="id184" draw:style-name="a1017" draw:name="TextBox 177" svg:x="26.95481in" svg:y="33.28142in" svg:width="0.7879in" svg:height="0.40391in">
          <draw:text-box>
            <text:p text:style-name="a1016" text:class-names="" text:cond-style-name=""><text:span text:style-name="a1014" text:class-names="">False</text:span><text:span text:style-name="a1015" text:class-names=""/></text:p>
          </draw:text-box>
          <svg:title/>
          <svg:desc/>
        </draw:frame>
        <draw:frame draw:id="id185" draw:style-name="a1021" draw:name="TextBox 178" svg:x="26.90582in" svg:y="36.20288in" svg:width="0.78268in" svg:height="0.40391in">
          <draw:text-box>
            <text:p text:style-name="a1020" text:class-names="" text:cond-style-name=""><text:span text:style-name="a1018" text:class-names="">False</text:span><text:span text:style-name="a1019" text:class-names=""/></text:p>
          </draw:text-box>
          <svg:title/>
          <svg:desc/>
        </draw:frame>
        <draw:frame draw:id="id186" draw:style-name="a1025" draw:name="TextBox 179" svg:x="19.08677in" svg:y="17.25088in" svg:width="0.66918in" svg:height="0.40391in">
          <draw:text-box>
            <text:p text:style-name="a1024" text:class-names="" text:cond-style-name=""><text:span text:style-name="a1022" text:class-names="">True</text:span><text:span text:style-name="a1023" text:class-names=""/></text:p>
          </draw:text-box>
          <svg:title/>
          <svg:desc/>
        </draw:frame>
        <draw:frame draw:id="id187" draw:style-name="a1029" draw:name="TextBox 180" svg:x="18.86009in" svg:y="20.31377in" svg:width="0.66918in" svg:height="0.40391in">
          <draw:text-box>
            <text:p text:style-name="a1028" text:class-names="" text:cond-style-name=""><text:span text:style-name="a1026" text:class-names="">True</text:span><text:span text:style-name="a1027" text:class-names=""/></text:p>
          </draw:text-box>
          <svg:title/>
          <svg:desc/>
        </draw:frame>
        <draw:frame draw:id="id188" draw:style-name="a1033" draw:name="TextBox 181" svg:x="19.02752in" svg:y="23.27359in" svg:width="0.66918in" svg:height="0.40391in">
          <draw:text-box>
            <text:p text:style-name="a1032" text:class-names="" text:cond-style-name=""><text:span text:style-name="a1030" text:class-names="">True</text:span><text:span text:style-name="a1031" text:class-names=""/></text:p>
          </draw:text-box>
          <svg:title/>
          <svg:desc/>
        </draw:frame>
        <draw:frame draw:id="id189" draw:style-name="a1037" draw:name="TextBox 183" svg:x="19.06334in" svg:y="26.31132in" svg:width="0.66918in" svg:height="0.40391in">
          <draw:text-box>
            <text:p text:style-name="a1036" text:class-names="" text:cond-style-name=""><text:span text:style-name="a1034" text:class-names="">True</text:span><text:span text:style-name="a1035" text:class-names=""/></text:p>
          </draw:text-box>
          <svg:title/>
          <svg:desc/>
        </draw:frame>
        <draw:frame draw:id="id190" draw:style-name="a1041" draw:name="TextBox 184" svg:x="18.97963in" svg:y="29.25225in" svg:width="0.66918in" svg:height="0.40391in">
          <draw:text-box>
            <text:p text:style-name="a1040" text:class-names="" text:cond-style-name=""><text:span text:style-name="a1038" text:class-names="">True</text:span><text:span text:style-name="a1039" text:class-names=""/></text:p>
          </draw:text-box>
          <svg:title/>
          <svg:desc/>
        </draw:frame>
        <draw:frame draw:id="id191" draw:style-name="a1045" draw:name="TextBox 185" svg:x="19.08607in" svg:y="32.45741in" svg:width="0.66918in" svg:height="0.40391in">
          <draw:text-box>
            <text:p text:style-name="a1044" text:class-names="" text:cond-style-name=""><text:span text:style-name="a1042" text:class-names="">True</text:span><text:span text:style-name="a1043" text:class-names=""/></text:p>
          </draw:text-box>
          <svg:title/>
          <svg:desc/>
        </draw:frame>
        <draw:frame draw:id="id192" draw:style-name="a1049" draw:name="TextBox 186" svg:x="18.85573in" svg:y="34.76064in" svg:width="0.66918in" svg:height="0.40391in">
          <draw:text-box>
            <text:p text:style-name="a1048" text:class-names="" text:cond-style-name=""><text:span text:style-name="a1046" text:class-names="">True</text:span><text:span text:style-name="a1047" text:class-names=""/></text:p>
          </draw:text-box>
          <svg:title/>
          <svg:desc/>
        </draw:frame>
        <draw:frame draw:id="id193" draw:style-name="a1053" draw:name="TextBox 187" svg:x="19.19159in" svg:y="37.54266in" svg:width="0.66918in" svg:height="0.40391in">
          <draw:text-box>
            <text:p text:style-name="a1052" text:class-names="" text:cond-style-name=""><text:span text:style-name="a1050" text:class-names="">True</text:span><text:span text:style-name="a1051" text:class-names=""/></text:p>
          </draw:text-box>
          <svg:title/>
          <svg:desc/>
        </draw:frame>
        <draw:frame draw:id="id194" draw:style-name="a1057" draw:name="TextBox 188" svg:x="29.21657in" svg:y="7.55709in" svg:width="0.66918in" svg:height="0.40391in">
          <draw:text-box>
            <text:p text:style-name="a1056" text:class-names="" text:cond-style-name=""><text:span text:style-name="a1054" text:class-names="">True</text:span><text:span text:style-name="a1055" text:class-names=""/></text:p>
          </draw:text-box>
          <svg:title/>
          <svg:desc/>
        </draw:frame>
        <draw:connector draw:type="line" svg:x1="29.28978in" svg:y1="8.17162in" draw:start-shape="id156" draw:start-glue-point="1" svg:x2="29.95579in" svg:y2="8.11811in" draw:end-shape="id127" draw:end-glue-point="3" draw:id="id195" draw:style-name="a1059" draw:name="Straight Arrow Connector 190">
          <svg:title/>
          <svg:desc/>
        </draw:connector>
        <draw:frame draw:id="id196" draw:style-name="a1063" draw:name="TextBox 191" svg:x="29.27978in" svg:y="31.46659in" svg:width="0.66918in" svg:height="0.40391in">
          <draw:text-box>
            <text:p text:style-name="a1062" text:class-names="" text:cond-style-name=""><text:span text:style-name="a1060" text:class-names="">True</text:span><text:span text:style-name="a1061" text:class-names=""/></text:p>
          </draw:text-box>
          <svg:title/>
          <svg:desc/>
        </draw:frame>
        <draw:frame draw:id="id197" draw:style-name="a1067" draw:name="TextBox 192" svg:x="29.40319in" svg:y="34.8482in" svg:width="0.66918in" svg:height="0.40391in">
          <draw:text-box>
            <text:p text:style-name="a1066" text:class-names="" text:cond-style-name=""><text:span text:style-name="a1064" text:class-names="">True</text:span><text:span text:style-name="a1065" text:class-names=""/></text:p>
          </draw:text-box>
          <svg:title/>
          <svg:desc/>
        </draw:frame>
        <draw:frame draw:id="id198" draw:style-name="a1071" draw:name="TextBox 193" svg:x="29.50735in" svg:y="37.75921in" svg:width="0.66918in" svg:height="0.40391in">
          <draw:text-box>
            <text:p text:style-name="a1070" text:class-names="" text:cond-style-name=""><text:span text:style-name="a1068" text:class-names="">True</text:span><text:span text:style-name="a1069" text:class-names=""/></text:p>
          </draw:text-box>
          <svg:title/>
          <svg:desc/>
        </draw:frame>
        <draw:connector draw:type="line" svg:x1="16.50644in" svg:y1="10.94798in" draw:start-shape="id100" draw:start-glue-point="3" svg:x2="13.125in" svg:y2="10.94798in" draw:id="id199" draw:style-name="a1073" draw:name="Straight Arrow Connector 197">
          <svg:title/>
          <svg:desc/>
        </draw:connector>
        <draw:frame draw:id="id200" draw:style-name="a1077" draw:name="TextBox 198" svg:x="14.79788in" svg:y="10.44759in" svg:width="0.66918in" svg:height="0.40391in">
          <draw:text-box>
            <text:p text:style-name="a1076" text:class-names="" text:cond-style-name=""><text:span text:style-name="a1074" text:class-names="">True</text:span><text:span text:style-name="a1075" text:class-names=""/></text:p>
          </draw:text-box>
          <svg:title/>
          <svg:desc/>
        </draw:frame>
        <draw:connector draw:type="line" svg:x1="13.16667in" svg:y1="11.14103in" svg:x2="13.16667in" svg:y2="0.93566in" draw:id="id201" draw:style-name="a1079" draw:name="Straight Arrow Connector 202">
          <svg:title/>
          <svg:desc/>
        </draw:connector>
        <draw:custom-shape svg:x="4.4375in" svg:y="1.68058in" svg:width="3.56596in" svg:height="0.95964in" draw:id="id202" draw:style-name="a1083" draw:name="Predefined Process 17">
          <svg:title/>
          <svg:desc/>
          <text:p text:style-name="a1082" text:class-names="" text:cond-style-name=""><text:span text:style-name="a1080" text:class-names="">Use Another Sign</text:span><text:span text:style-name="a1081" text:class-names=""/></text:p>
          <draw:enhanced-geometry xmlns:dr3d="urn:oasis:names:tc:opendocument:xmlns:dr3d:1.0" draw:type="non-primitive" svg:viewBox="0 0 3260718 877493" draw:enhanced-path="S M 0 0 L 3260718 0 3260718 877493 0 877493 Z N F M 407590 0 L 407590 877493 M 2853128 0 L 2853128 877493 N F M 0 0 L 3260718 0 3260718 877493 0 877493 Z N" draw:text-areas="?f14 ?f9 ?f15 ?f12" draw:glue-points="?f8 ?f9 ?f10 ?f11 ?f8 ?f12 ?f13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0718"/>
            <draw:equation draw:name="f7" draw:formula="?f4 / 877493"/>
            <draw:equation draw:name="f8" draw:formula="1630359 / ?f6"/>
            <draw:equation draw:name="f9" draw:formula="0 / ?f7"/>
            <draw:equation draw:name="f10" draw:formula="0 / ?f6"/>
            <draw:equation draw:name="f11" draw:formula="438747 / ?f7"/>
            <draw:equation draw:name="f12" draw:formula="877493 / ?f7"/>
            <draw:equation draw:name="f13" draw:formula="3260718 / ?f6"/>
            <draw:equation draw:name="f14" draw:formula="407590 / ?f6"/>
            <draw:equation draw:name="f15" draw:formula="2853128 / ?f6"/>
          </draw:enhanced-geometry>
        </draw:custom-shape>
        <draw:g draw:name="Group 204" draw:id="id203">
          <svg:title/>
          <svg:desc/>
          <draw:custom-shape svg:x="0.0901in" svg:y="3.57578in" svg:width="2.29935in" svg:height="1.51451in" draw:id="id210" draw:style-name="a1919" draw:name="Decision 11">
            <svg:title/>
            <svg:desc/>
            <text:p text:style-name="a1918" text:class-names="" text:cond-style-name=""><text:span text:style-name="a1916" text:class-names="">Appears from CEO<text:s text:c="1"/></text:span><text:span text:style-name="a1917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1.10933in" svg:y="3.28889in" svg:width="0.28622in" svg:height="0.26716in" draw:id="id478" draw:style-name="a1922" draw:name="Oval 206">
            <svg:title/>
            <svg:desc/>
            <text:p text:style-name="a1921" text:class-names="" text:cond-style-name=""><text:span text:style-name="a1920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custom-shape svg:x="8.31567in" svg:y="3.83517in" svg:width="3.56596in" svg:height="0.95964in" draw:id="id204" draw:style-name="a1087" draw:name="Predefined Process 17">
          <svg:title/>
          <svg:desc/>
          <text:p text:style-name="a1086" text:class-names="" text:cond-style-name=""><text:span text:style-name="a1084" text:class-names="">Phantom Spammers<text:s text:c="1"/></text:span><text:span text:style-name="a1085" text:class-names=""/></text:p>
          <draw:enhanced-geometry xmlns:dr3d="urn:oasis:names:tc:opendocument:xmlns:dr3d:1.0" draw:type="non-primitive" svg:viewBox="0 0 3260718 877493" draw:enhanced-path="S M 0 0 L 3260718 0 3260718 877493 0 877493 Z N F M 407590 0 L 407590 877493 M 2853128 0 L 2853128 877493 N F M 0 0 L 3260718 0 3260718 877493 0 877493 Z N" draw:text-areas="?f14 ?f9 ?f15 ?f12" draw:glue-points="?f8 ?f9 ?f10 ?f11 ?f8 ?f12 ?f13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0718"/>
            <draw:equation draw:name="f7" draw:formula="?f4 / 877493"/>
            <draw:equation draw:name="f8" draw:formula="1630359 / ?f6"/>
            <draw:equation draw:name="f9" draw:formula="0 / ?f7"/>
            <draw:equation draw:name="f10" draw:formula="0 / ?f6"/>
            <draw:equation draw:name="f11" draw:formula="438747 / ?f7"/>
            <draw:equation draw:name="f12" draw:formula="877493 / ?f7"/>
            <draw:equation draw:name="f13" draw:formula="3260718 / ?f6"/>
            <draw:equation draw:name="f14" draw:formula="407590 / ?f6"/>
            <draw:equation draw:name="f15" draw:formula="2853128 / ?f6"/>
          </draw:enhanced-geometry>
        </draw:custom-shape>
        <draw:connector draw:type="line" svg:x1="13.375in" svg:y1="0.97268in" svg:x2="6.125in" svg:y2="0.97268in" draw:id="id205" draw:style-name="a1089" draw:name="Straight Arrow Connector 243">
          <svg:title/>
          <svg:desc/>
        </draw:connector>
        <draw:connector draw:type="line" svg:x1="6.20833in" svg:y1="0.93566in" svg:x2="6.20833in" svg:y2="1.7893in" draw:id="id206" draw:style-name="a1091" draw:name="Straight Arrow Connector 245">
          <svg:title/>
          <svg:desc/>
        </draw:connector>
        <draw:g draw:name="Group 246" draw:id="id207">
          <svg:title/>
          <svg:desc/>
          <draw:custom-shape svg:x="2.95985in" svg:y="3.48945in" svg:width="3.28864in" svg:height="1.72751in" draw:id="id476" draw:style-name="a1912" draw:name="Decision 11">
            <svg:title/>
            <svg:desc/>
            <text:p text:style-name="a1911" text:class-names="" text:cond-style-name=""><text:span text:style-name="a1909" text:class-names="">Request transfers to new bank accounts<text:s text:c="1"/></text:span><text:span text:style-name="a1910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4.41759in" svg:y="3.16222in" svg:width="0.40937in" svg:height="0.30474in" draw:id="id477" draw:style-name="a1915" draw:name="Oval 248">
            <svg:title/>
            <svg:desc/>
            <text:p text:style-name="a1914" text:class-names="" text:cond-style-name=""><text:span text:style-name="a1913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connector draw:type="line" svg:x1="4.4375in" svg:y1="2.1604in" draw:start-shape="id202" draw:start-glue-point="3" svg:x2="0.83264in" svg:y2="2.1604in" draw:id="id208" draw:style-name="a1093" draw:name="Straight Arrow Connector 252">
          <svg:title/>
          <svg:desc/>
        </draw:connector>
        <draw:connector draw:type="line" svg:x1="1.23924in" svg:y1="2.1604in" svg:x2="1.23924in" svg:y2="3.38514in" draw:id="id209" draw:style-name="a1095" draw:name="Straight Arrow Connector 254">
          <svg:title/>
          <svg:desc/>
        </draw:connector>
        <draw:connector draw:type="line" svg:x1="2.38945in" svg:y1="4.33303in" draw:start-shape="id210" draw:start-glue-point="1" svg:x2="3.0422in" svg:y2="4.33303in" draw:id="id211" draw:style-name="a1097" draw:name="Straight Arrow Connector 256">
          <svg:title/>
          <svg:desc/>
        </draw:connector>
        <draw:connector draw:type="line" svg:x1="5.875in" svg:y1="4.39583in" svg:x2="8.3125in" svg:y2="4.39583in" draw:id="id212" draw:style-name="a1099" draw:name="Straight Arrow Connector 258">
          <svg:title/>
          <svg:desc/>
        </draw:connector>
        <draw:connector draw:type="line" svg:x1="4.4375in" svg:y1="4.96802in" svg:x2="4.4375in" svg:y2="5.92766in" draw:id="id213" draw:style-name="a1101" draw:name="Straight Arrow Connector 262">
          <svg:title/>
          <svg:desc/>
        </draw:connector>
        <draw:connector draw:type="line" svg:x1="1.23977in" svg:y1="5.09029in" draw:start-shape="id210" draw:start-glue-point="2" svg:x2="1.23977in" svg:y2="5.99248in" draw:id="id214" draw:style-name="a1103" draw:name="Straight Arrow Connector 268">
          <svg:title/>
          <svg:desc/>
        </draw:connector>
        <draw:g draw:name="Group 269" draw:id="id215">
          <svg:title/>
          <svg:desc/>
          <draw:custom-shape svg:x="-0.01137in" svg:y="6.05711in" svg:width="2.61494in" svg:height="1.83664in" draw:id="id227" draw:style-name="a1905" draw:name="Decision 11">
            <svg:title/>
            <svg:desc/>
            <text:p text:style-name="a1904" text:class-names="" text:cond-style-name=""><text:span text:style-name="a1902" text:class-names="">Contains spelling errors</text:span><text:span text:style-name="a1903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1.14775in" svg:y="5.70921in" svg:width="0.32551in" svg:height="0.32399in" draw:id="id475" draw:style-name="a1908" draw:name="Oval 271">
            <svg:title/>
            <svg:desc/>
            <text:p text:style-name="a1907" text:class-names="" text:cond-style-name=""><text:span text:style-name="a1906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272" draw:id="id216">
          <svg:title/>
          <svg:desc/>
          <draw:custom-shape svg:x="2.77009in" svg:y="5.97773in" svg:width="3.07795in" svg:height="2.01704in" draw:id="id220" draw:style-name="a1898" draw:name="Decision 11">
            <svg:title/>
            <svg:desc/>
            <text:p text:style-name="a1897" text:class-names="" text:cond-style-name=""><text:span text:style-name="a1895" text:class-names="">Address From the Philippines</text:span><text:span text:style-name="a1896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4.13444in" svg:y="5.59566in" svg:width="0.38315in" svg:height="0.35581in" draw:id="id474" draw:style-name="a1901" draw:name="Oval 274">
            <svg:title/>
            <svg:desc/>
            <text:p text:style-name="a1900" text:class-names="" text:cond-style-name=""><text:span text:style-name="a1899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275" draw:id="id217">
          <svg:title/>
          <svg:desc/>
          <draw:custom-shape svg:x="6.05063in" svg:y="6.04048in" svg:width="2.64717in" svg:height="1.8622in" draw:id="id222" draw:style-name="a1891" draw:name="Decision 11">
            <svg:title/>
            <svg:desc/>
            <text:p text:style-name="a1890" text:class-names="" text:cond-style-name=""><text:span text:style-name="a1888" text:class-names="">Prizes<text:s text:c="1"/></text:span><text:span text:style-name="a1889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7.22404in" svg:y="5.68774in" svg:width="0.32952in" svg:height="0.3285in" draw:id="id473" draw:style-name="a1894" draw:name="Oval 277">
            <svg:title/>
            <svg:desc/>
            <text:p text:style-name="a1893" text:class-names="" text:cond-style-name=""><text:span text:style-name="a189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280" draw:id="id218">
          <svg:title/>
          <svg:desc/>
          <draw:custom-shape svg:x="9.07372in" svg:y="6.05776in" svg:width="2.92888in" svg:height="1.836in" draw:id="id224" draw:style-name="a1884" draw:name="Decision 11">
            <svg:title/>
            <svg:desc/>
            <text:p text:style-name="a1883" text:class-names="" text:cond-style-name=""><text:span text:style-name="a1881" text:class-names="">Ask For personal Information<text:s text:c="1"/></text:span><text:span text:style-name="a1882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10.372in" svg:y="5.70998in" svg:width="0.36459in" svg:height="0.32387in" draw:id="id472" draw:style-name="a1887" draw:name="Oval 282">
            <svg:title/>
            <svg:desc/>
            <text:p text:style-name="a1886" text:class-names="" text:cond-style-name=""><text:span text:style-name="a188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connector draw:type="line" svg:x1="2.47917in" svg:y1="6.92345in" svg:x2="2.97917in" svg:y2="6.92345in" draw:id="id219" draw:style-name="a1105" draw:name="Straight Arrow Connector 284">
          <svg:title/>
          <svg:desc/>
        </draw:connector>
        <draw:connector draw:type="line" svg:x1="5.84804in" svg:y1="6.98625in" draw:start-shape="id220" draw:start-glue-point="1" svg:x2="6.27083in" svg:y2="6.92345in" draw:id="id221" draw:style-name="a1107" draw:name="Straight Arrow Connector 286">
          <svg:title/>
          <svg:desc/>
        </draw:connector>
        <draw:connector draw:type="line" svg:x1="8.69781in" svg:y1="6.97158in" draw:start-shape="id222" draw:start-glue-point="1" svg:x2="9.35417in" svg:y2="6.92345in" draw:id="id223" draw:style-name="a1109" draw:name="Straight Arrow Connector 288">
          <svg:title/>
          <svg:desc/>
        </draw:connector>
        <draw:connector draw:type="line" svg:x1="10.53816in" svg:y1="7.89376in" draw:start-shape="id224" draw:start-glue-point="2" svg:x2="10.5in" svg:y2="8.66355in" draw:id="id225" draw:style-name="a1111" draw:name="Straight Arrow Connector 290">
          <svg:title/>
          <svg:desc/>
        </draw:connector>
        <draw:custom-shape svg:x="9.26814in" svg:y="8.61496in" svg:width="3.56596in" svg:height="0.95964in" draw:id="id226" draw:style-name="a1117" draw:name="Predefined Process 17">
          <svg:title/>
          <svg:desc/>
          <text:p text:style-name="a1116" text:class-names="" text:cond-style-name=""><text:span text:style-name="a1112" text:class-names="">Typo<text:s text:c="1"/></text:span><text:span text:style-name="a1113" text:class-names="">Troppers</text:span><text:span text:style-name="a1114" text:class-names=""><text:s text:c="1"/></text:span><text:span text:style-name="a1115" text:class-names=""/></text:p>
          <draw:enhanced-geometry xmlns:dr3d="urn:oasis:names:tc:opendocument:xmlns:dr3d:1.0" draw:type="non-primitive" svg:viewBox="0 0 3260718 877493" draw:enhanced-path="S M 0 0 L 3260718 0 3260718 877493 0 877493 Z N F M 407590 0 L 407590 877493 M 2853128 0 L 2853128 877493 N F M 0 0 L 3260718 0 3260718 877493 0 877493 Z N" draw:text-areas="?f14 ?f9 ?f15 ?f12" draw:glue-points="?f8 ?f9 ?f10 ?f11 ?f8 ?f12 ?f13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0718"/>
            <draw:equation draw:name="f7" draw:formula="?f4 / 877493"/>
            <draw:equation draw:name="f8" draw:formula="1630359 / ?f6"/>
            <draw:equation draw:name="f9" draw:formula="0 / ?f7"/>
            <draw:equation draw:name="f10" draw:formula="0 / ?f6"/>
            <draw:equation draw:name="f11" draw:formula="438747 / ?f7"/>
            <draw:equation draw:name="f12" draw:formula="877493 / ?f7"/>
            <draw:equation draw:name="f13" draw:formula="3260718 / ?f6"/>
            <draw:equation draw:name="f14" draw:formula="407590 / ?f6"/>
            <draw:equation draw:name="f15" draw:formula="2853128 / ?f6"/>
          </draw:enhanced-geometry>
        </draw:custom-shape>
        <draw:connector draw:type="line" svg:x1="1.2961in" svg:y1="7.89376in" draw:start-shape="id227" draw:start-glue-point="2" svg:x2="1.5355in" svg:y2="11.18191in" draw:end-shape="id228" draw:end-glue-point="7" draw:id="id229" draw:style-name="a1119" draw:name="Straight Arrow Connector 293">
          <svg:title/>
          <svg:desc/>
        </draw:connector>
        <draw:connector draw:type="line" svg:x1="4.4375in" svg:y1="8.0098in" svg:x2="4.4375in" svg:y2="10.85149in" draw:id="id230" draw:style-name="a1121" draw:name="Straight Arrow Connector 295">
          <svg:title/>
          <svg:desc/>
        </draw:connector>
        <draw:connector draw:type="line" svg:x1="7.37422in" svg:y1="7.90268in" draw:start-shape="id222" draw:start-glue-point="2" svg:x2="7.83333in" svg:y2="11.14203in" draw:id="id231" draw:style-name="a1123" draw:name="Straight Arrow Connector 297">
          <svg:title/>
          <svg:desc/>
        </draw:connector>
        <draw:g draw:name="Group 300" draw:id="id232">
          <svg:title/>
          <svg:desc/>
          <draw:custom-shape svg:x="6.50729in" svg:y="11.25541in" svg:width="2.76448in" svg:height="2.01704in" draw:id="id244" draw:style-name="a1877" draw:name="Decision 11">
            <svg:title/>
            <svg:desc/>
            <text:p text:style-name="a1876" text:class-names="" text:cond-style-name=""><text:span text:style-name="a1868" text:class-names="">Requests</text:span><text:span text:style-name="a1869" text:class-names=""><text:s text:c="1"/></text:span><text:span text:style-name="a1870" text:class-names="">sending</text:span><text:span text:style-name="a1871" text:class-names=""><text:s text:c="1"/></text:span><text:span text:style-name="a1872" text:class-names="">to</text:span><text:span text:style-name="a1873" text:class-names=""><text:s text:c="1"/></text:span><text:span text:style-name="a1874" text:class-names="">Russian ISBN</text:span><text:span text:style-name="a1875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7.6982in" svg:y="10.85149in" svg:width="0.34412in" svg:height="0.35581in" draw:id="id471" draw:style-name="a1880" draw:name="Oval 302">
            <svg:title/>
            <svg:desc/>
            <text:p text:style-name="a1879" text:class-names="" text:cond-style-name=""><text:span text:style-name="a1878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303" draw:id="id233">
          <svg:title/>
          <svg:desc/>
          <draw:custom-shape svg:x="0.20083in" svg:y="11.43443in" svg:width="2.42879in" svg:height="1.5436in" draw:id="id249" draw:style-name="a1864" draw:name="Decision 11">
            <svg:title/>
            <svg:desc/>
            <text:p text:style-name="a1863" text:class-names="" text:cond-style-name=""><text:span text:style-name="a1861" text:class-names="">Logos<text:s text:c="1"/></text:span><text:span text:style-name="a1862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1.27744in" svg:y="11.14203in" svg:width="0.30234in" svg:height="0.27229in" draw:id="id228" draw:style-name="a1867" draw:name="Oval 305">
            <svg:title/>
            <svg:desc/>
            <text:p text:style-name="a1866" text:class-names="" text:cond-style-name=""><text:span text:style-name="a186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306" draw:id="id234">
          <svg:title/>
          <svg:desc/>
          <draw:custom-shape svg:x="2.87202in" svg:y="11.3018in" svg:width="3.19048in" svg:height="2.19201in" draw:id="id469" draw:style-name="a1857" draw:name="Decision 11">
            <svg:title/>
            <svg:desc/>
            <text:p text:style-name="a1856" text:class-names="" text:cond-style-name=""><text:span text:style-name="a1854" text:class-names="">Includes Attachment disguised as invoices</text:span><text:span text:style-name="a1855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4.21292in" svg:y="10.88632in" svg:width="0.39715in" svg:height="0.38667in" draw:id="id470" draw:style-name="a1860" draw:name="Oval 308">
            <svg:title/>
            <svg:desc/>
            <text:p text:style-name="a1859" text:class-names="" text:cond-style-name=""><text:span text:style-name="a1858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custom-shape svg:x="9.85681in" svg:y="11.8663in" svg:width="3.56596in" svg:height="0.95964in" draw:id="id235" draw:style-name="a1128" draw:name="Predefined Process 17">
          <svg:title/>
          <svg:desc/>
          <text:p text:style-name="a1127" text:class-names="" text:cond-style-name=""><text:span text:style-name="a1124" text:class-names="">Kpathuntruders</text:span><text:span text:style-name="a1125" text:class-names=""><text:s text:c="1"/></text:span><text:span text:style-name="a1126" text:class-names=""/></text:p>
          <draw:enhanced-geometry xmlns:dr3d="urn:oasis:names:tc:opendocument:xmlns:dr3d:1.0" draw:type="non-primitive" svg:viewBox="0 0 3260718 877493" draw:enhanced-path="S M 0 0 L 3260718 0 3260718 877493 0 877493 Z N F M 407590 0 L 407590 877493 M 2853128 0 L 2853128 877493 N F M 0 0 L 3260718 0 3260718 877493 0 877493 Z N" draw:text-areas="?f14 ?f9 ?f15 ?f12" draw:glue-points="?f8 ?f9 ?f10 ?f11 ?f8 ?f12 ?f13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0718"/>
            <draw:equation draw:name="f7" draw:formula="?f4 / 877493"/>
            <draw:equation draw:name="f8" draw:formula="1630359 / ?f6"/>
            <draw:equation draw:name="f9" draw:formula="0 / ?f7"/>
            <draw:equation draw:name="f10" draw:formula="0 / ?f6"/>
            <draw:equation draw:name="f11" draw:formula="438747 / ?f7"/>
            <draw:equation draw:name="f12" draw:formula="877493 / ?f7"/>
            <draw:equation draw:name="f13" draw:formula="3260718 / ?f6"/>
            <draw:equation draw:name="f14" draw:formula="407590 / ?f6"/>
            <draw:equation draw:name="f15" draw:formula="2853128 / ?f6"/>
          </draw:enhanced-geometry>
        </draw:custom-shape>
        <draw:connector draw:type="line" svg:x1="2.47917in" svg:y1="12.12842in" svg:x2="3.45886in" svg:y2="12.12842in" draw:id="id236" draw:style-name="a1130" draw:name="Straight Arrow Connector 312">
          <svg:title/>
          <svg:desc/>
        </draw:connector>
        <draw:connector draw:type="line" svg:x1="5.33333in" svg:y1="12.12842in" svg:x2="6.70833in" svg:y2="12.12842in" draw:id="id237" draw:style-name="a1132" draw:name="Straight Arrow Connector 314">
          <svg:title/>
          <svg:desc/>
        </draw:connector>
        <draw:connector draw:type="line" svg:x1="9in" svg:y1="12.33038in" svg:x2="10.16667in" svg:y2="12.33038in" draw:id="id238" draw:style-name="a1134" draw:name="Straight Arrow Connector 318">
          <svg:title/>
          <svg:desc/>
        </draw:connector>
        <draw:g draw:name="Group 321" draw:id="id239">
          <svg:title/>
          <svg:desc/>
          <draw:custom-shape svg:x="0in" svg:y="14.18615in" svg:width="3.00174in" svg:height="1.88093in" draw:id="id467" draw:style-name="a1850" draw:name="Decision 11">
            <svg:title/>
            <svg:desc/>
            <text:p text:style-name="a1849" text:class-names="" text:cond-style-name=""><text:span text:style-name="a1836" text:class-names="">Appears</text:span><text:span text:style-name="a1837" text:class-names=""><text:s text:c="1"/></text:span><text:span text:style-name="a1838" text:class-names="">to</text:span><text:span text:style-name="a1839" text:class-names=""><text:s text:c="1"/></text:span><text:span text:style-name="a1840" text:class-names="">come</text:span><text:span text:style-name="a1841" text:class-names=""><text:s text:c="1"/></text:span><text:span text:style-name="a1842" text:class-names="">from</text:span><text:span text:style-name="a1843" text:class-names=""><text:s text:c="1"/></text:span><text:span text:style-name="a1844" text:class-names="">your</text:span><text:span text:style-name="a1845" text:class-names=""><text:s text:c="1"/></text:span><text:span text:style-name="a1846" text:class-names="">bos</text:span><text:span text:style-name="a1847" text:class-names="">s</text:span><text:span text:style-name="a1848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1.33057in" svg:y="13.82985in" svg:width="0.37366in" svg:height="0.3318in" draw:id="id468" draw:style-name="a1853" draw:name="Oval 323">
            <svg:title/>
            <svg:desc/>
            <text:p text:style-name="a1852" text:class-names="" text:cond-style-name=""><text:span text:style-name="a1851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324" draw:id="id240">
          <svg:title/>
          <svg:desc/>
          <draw:custom-shape svg:x="3.17892in" svg:y="14.25856in" svg:width="2.95744in" svg:height="1.99562in" draw:id="id466" draw:style-name="a1832" draw:name="Decision 11">
            <svg:title/>
            <svg:desc/>
            <text:p text:style-name="a1831" text:class-names="" text:cond-style-name=""><text:span text:style-name="a1829" text:class-names="">Contains task delegations<text:s text:c="1"/></text:span><text:span text:style-name="a1830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4.48986in" svg:y="13.88054in" svg:width="0.36814in" svg:height="0.35203in" draw:id="id247" draw:style-name="a1835" draw:name="Oval 326">
            <svg:title/>
            <svg:desc/>
            <text:p text:style-name="a1834" text:class-names="" text:cond-style-name=""><text:span text:style-name="a1833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327" draw:id="id241">
          <svg:title/>
          <svg:desc/>
          <draw:custom-shape svg:x="6.31433in" svg:y="14.2333in" svg:width="2.95744in" svg:height="1.99562in" draw:id="id253" draw:style-name="a1825" draw:name="Decision 11">
            <svg:title/>
            <svg:desc/>
            <text:p text:style-name="a1824" text:class-names="" text:cond-style-name=""><text:span text:style-name="a1822" text:class-names="">Uses company specific jargon</text:span><text:span text:style-name="a1823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7.62526in" svg:y="13.85528in" svg:width="0.36814in" svg:height="0.35203in" draw:id="id245" draw:style-name="a1828" draw:name="Oval 329">
            <svg:title/>
            <svg:desc/>
            <text:p text:style-name="a1827" text:class-names="" text:cond-style-name=""><text:span text:style-name="a1826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custom-shape svg:x="9.66662in" svg:y="14.27374in" svg:width="2.95744in" svg:height="1.99562in" draw:id="id242" draw:style-name="a1138" draw:name="Decision 11">
          <svg:title/>
          <svg:desc/>
          <text:p text:style-name="a1137" text:class-names="" text:cond-style-name=""><text:span text:style-name="a1135" text:class-names="">Request Access to secure Systems</text:span><text:span text:style-name="a1136" text:class-names=""/></text:p>
          <draw:enhanced-geometry xmlns:dr3d="urn:oasis:names:tc:opendocument:xmlns:dr3d:1.0" draw:type="non-primitive" svg:viewBox="0 0 2 2" draw:enhanced-path="M 0 1 L 1 0 2 1 1 2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1 - ?f0"/>
            <draw:equation draw:name="f8" draw:formula="?f7 / 2"/>
            <draw:equation draw:name="f9" draw:formula="?f7 / 4"/>
            <draw:equation draw:name="f10" draw:formula="?f7 * 3 / 4"/>
            <draw:equation draw:name="f11" draw:formula="?f4 * 3 / 4"/>
            <draw:equation draw:name="f12" draw:formula="?f9 / ?f8"/>
            <draw:equation draw:name="f13" draw:formula="?f10 / ?f8"/>
            <draw:equation draw:name="f14" draw:formula="?f6 / ?f5"/>
            <draw:equation draw:name="f15" draw:formula="?f11 / ?f5"/>
          </draw:enhanced-geometry>
        </draw:custom-shape>
        <draw:custom-shape svg:x="12.9048in" svg:y="14.8426in" svg:width="3.09245in" svg:height="0.95964in" draw:id="id243" draw:style-name="a1142" draw:name="Predefined Process 17">
          <svg:title/>
          <svg:desc/>
          <text:p text:style-name="a1141" text:class-names="" text:cond-style-name=""><text:span text:style-name="a1139" text:class-names="">Bossimpersonators</text:span><text:span text:style-name="a1140" text:class-names=""/></text:p>
          <draw:enhanced-geometry xmlns:dr3d="urn:oasis:names:tc:opendocument:xmlns:dr3d:1.0" draw:type="non-primitive" svg:viewBox="0 0 2827735 877493" draw:enhanced-path="S M 0 0 L 2827735 0 2827735 877493 0 877493 Z N F M 353467 0 L 353467 877493 M 2474268 0 L 2474268 877493 N F M 0 0 L 2827735 0 2827735 877493 0 877493 Z N" draw:text-areas="?f14 ?f9 ?f15 ?f12" draw:glue-points="?f8 ?f9 ?f10 ?f11 ?f8 ?f12 ?f13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27735"/>
            <draw:equation draw:name="f7" draw:formula="?f4 / 877493"/>
            <draw:equation draw:name="f8" draw:formula="1413868 / ?f6"/>
            <draw:equation draw:name="f9" draw:formula="0 / ?f7"/>
            <draw:equation draw:name="f10" draw:formula="0 / ?f6"/>
            <draw:equation draw:name="f11" draw:formula="438747 / ?f7"/>
            <draw:equation draw:name="f12" draw:formula="877493 / ?f7"/>
            <draw:equation draw:name="f13" draw:formula="2827735 / ?f6"/>
            <draw:equation draw:name="f14" draw:formula="353467 / ?f6"/>
            <draw:equation draw:name="f15" draw:formula="2474268 / ?f6"/>
          </draw:enhanced-geometry>
        </draw:custom-shape>
        <draw:connector draw:type="line" svg:x1="7.88953in" svg:y1="13.27245in" draw:start-shape="id244" draw:start-glue-point="2" svg:x2="7.80934in" svg:y2="14.20731in" draw:end-shape="id245" draw:end-glue-point="2" draw:id="id246" draw:style-name="a1144" draw:name="Straight Arrow Connector 333">
          <svg:title/>
          <svg:desc/>
        </draw:connector>
        <draw:connector draw:type="line" svg:x1="4.67393in" svg:y1="13.01399in" svg:x2="4.67393in" svg:y2="14.23257in" draw:end-shape="id247" draw:end-glue-point="2" draw:id="id248" draw:style-name="a1146" draw:name="Straight Arrow Connector 335">
          <svg:title/>
          <svg:desc/>
        </draw:connector>
        <draw:connector draw:type="line" svg:x1="1.41523in" svg:y1="12.97803in" draw:start-shape="id249" draw:start-glue-point="2" svg:x2="1.41667in" svg:y2="14.02083in" draw:id="id250" draw:style-name="a1148" draw:name="Straight Arrow Connector 338">
          <svg:title/>
          <svg:desc/>
        </draw:connector>
        <draw:connector draw:type="line" svg:x1="2.8125in" svg:y1="15.27155in" svg:x2="3.35417in" svg:y2="15.27155in" draw:id="id251" draw:style-name="a1150" draw:name="Straight Arrow Connector 340">
          <svg:title/>
          <svg:desc/>
        </draw:connector>
        <draw:connector draw:type="line" svg:x1="5.91667in" svg:y1="15.27155in" svg:x2="6.54167in" svg:y2="15.27155in" draw:id="id252" draw:style-name="a1152" draw:name="Straight Arrow Connector 342">
          <svg:title/>
          <svg:desc/>
        </draw:connector>
        <draw:connector draw:type="line" svg:x1="9.27177in" svg:y1="15.23111in" draw:start-shape="id253" draw:start-glue-point="1" svg:x2="9.85417in" svg:y2="15.27155in" draw:id="id254" draw:style-name="a1154" draw:name="Straight Arrow Connector 344">
          <svg:title/>
          <svg:desc/>
        </draw:connector>
        <draw:connector draw:type="line" svg:x1="12.41667in" svg:y1="15.27155in" svg:x2="13.27919in" svg:y2="15.27155in" draw:id="id255" draw:style-name="a1156" draw:name="Straight Arrow Connector 346">
          <svg:title/>
          <svg:desc/>
        </draw:connector>
        <draw:frame draw:id="id256" draw:style-name="a1160" draw:name="TextBox 348" svg:x="2.30048in" svg:y="3.78568in" svg:width="0.66918in" svg:height="0.40391in">
          <draw:text-box>
            <text:p text:style-name="a1159" text:class-names="" text:cond-style-name=""><text:span text:style-name="a1157" text:class-names="">True</text:span><text:span text:style-name="a1158" text:class-names=""/></text:p>
          </draw:text-box>
          <svg:title/>
          <svg:desc/>
        </draw:frame>
        <draw:frame draw:id="id257" draw:style-name="a1164" draw:name="TextBox 349" svg:x="6.44631in" svg:y="4.07419in" svg:width="0.66918in" svg:height="0.40391in">
          <draw:text-box>
            <text:p text:style-name="a1163" text:class-names="" text:cond-style-name=""><text:span text:style-name="a1161" text:class-names="">True</text:span><text:span text:style-name="a1162" text:class-names=""/></text:p>
          </draw:text-box>
          <svg:title/>
          <svg:desc/>
        </draw:frame>
        <draw:frame draw:id="id258" draw:style-name="a1168" draw:name="TextBox 350" svg:x="2.30048in" svg:y="6.33787in" svg:width="0.66918in" svg:height="0.40391in">
          <draw:text-box>
            <text:p text:style-name="a1167" text:class-names="" text:cond-style-name=""><text:span text:style-name="a1165" text:class-names="">True</text:span><text:span text:style-name="a1166" text:class-names=""/></text:p>
          </draw:text-box>
          <svg:title/>
          <svg:desc/>
        </draw:frame>
        <draw:frame draw:id="id259" draw:style-name="a1172" draw:name="TextBox 351" svg:x="5.55048in" svg:y="6.51955in" svg:width="0.66918in" svg:height="0.40391in">
          <draw:text-box>
            <text:p text:style-name="a1171" text:class-names="" text:cond-style-name=""><text:span text:style-name="a1169" text:class-names="">True</text:span><text:span text:style-name="a1170" text:class-names=""/></text:p>
          </draw:text-box>
          <svg:title/>
          <svg:desc/>
        </draw:frame>
        <draw:frame draw:id="id260" draw:style-name="a1176" draw:name="TextBox 352" svg:x="8.44631in" svg:y="6.51886in" svg:width="0.66918in" svg:height="0.40391in">
          <draw:text-box>
            <text:p text:style-name="a1175" text:class-names="" text:cond-style-name=""><text:span text:style-name="a1173" text:class-names="">True</text:span><text:span text:style-name="a1174" text:class-names=""/></text:p>
          </draw:text-box>
          <svg:title/>
          <svg:desc/>
        </draw:frame>
        <draw:frame draw:id="id261" draw:style-name="a1180" draw:name="TextBox 353" svg:x="2.28381in" svg:y="11.58995in" svg:width="0.82452in" svg:height="0.40391in">
          <draw:text-box>
            <text:p text:style-name="a1179" text:class-names="" text:cond-style-name=""><text:span text:style-name="a1177" text:class-names="">True</text:span><text:span text:style-name="a1178" text:class-names=""/></text:p>
          </draw:text-box>
          <svg:title/>
          <svg:desc/>
        </draw:frame>
        <draw:frame draw:id="id262" draw:style-name="a1184" draw:name="TextBox 354" svg:x="5.56413in" svg:y="11.66434in" svg:width="0.82452in" svg:height="0.40391in">
          <draw:text-box>
            <text:p text:style-name="a1183" text:class-names="" text:cond-style-name=""><text:span text:style-name="a1181" text:class-names="">True</text:span><text:span text:style-name="a1182" text:class-names=""/></text:p>
          </draw:text-box>
          <svg:title/>
          <svg:desc/>
        </draw:frame>
        <draw:frame draw:id="id263" draw:style-name="a1188" draw:name="TextBox 355" svg:x="9.04854in" svg:y="11.76322in" svg:width="0.82452in" svg:height="0.40391in">
          <draw:text-box>
            <text:p text:style-name="a1187" text:class-names="" text:cond-style-name=""><text:span text:style-name="a1185" text:class-names="">True</text:span><text:span text:style-name="a1186" text:class-names=""/></text:p>
          </draw:text-box>
          <svg:title/>
          <svg:desc/>
        </draw:frame>
        <draw:frame draw:id="id264" draw:style-name="a1192" draw:name="TextBox 356" svg:x="2.81413in" svg:y="14.69506in" svg:width="0.82452in" svg:height="0.40391in">
          <draw:text-box>
            <text:p text:style-name="a1191" text:class-names="" text:cond-style-name=""><text:span text:style-name="a1189" text:class-names="">True</text:span><text:span text:style-name="a1190" text:class-names=""/></text:p>
          </draw:text-box>
          <svg:title/>
          <svg:desc/>
        </draw:frame>
        <draw:frame draw:id="id265" draw:style-name="a1196" draw:name="TextBox 357" svg:x="6.02246in" svg:y="14.7546in" svg:width="0.82452in" svg:height="0.40391in">
          <draw:text-box>
            <text:p text:style-name="a1195" text:class-names="" text:cond-style-name=""><text:span text:style-name="a1193" text:class-names="">True</text:span><text:span text:style-name="a1194" text:class-names=""/></text:p>
          </draw:text-box>
          <svg:title/>
          <svg:desc/>
        </draw:frame>
        <draw:frame draw:id="id266" draw:style-name="a1200" draw:name="TextBox 358" svg:x="9.17436in" svg:y="14.86764in" svg:width="0.82452in" svg:height="0.40391in">
          <draw:text-box>
            <text:p text:style-name="a1199" text:class-names="" text:cond-style-name=""><text:span text:style-name="a1197" text:class-names="">True</text:span><text:span text:style-name="a1198" text:class-names=""/></text:p>
          </draw:text-box>
          <svg:title/>
          <svg:desc/>
        </draw:frame>
        <draw:frame draw:id="id267" draw:style-name="a1204" draw:name="TextBox 359" svg:x="12.12191in" svg:y="14.78773in" svg:width="0.82452in" svg:height="0.40391in">
          <draw:text-box>
            <text:p text:style-name="a1203" text:class-names="" text:cond-style-name=""><text:span text:style-name="a1201" text:class-names="">True</text:span><text:span text:style-name="a1202" text:class-names=""/></text:p>
          </draw:text-box>
          <svg:title/>
          <svg:desc/>
        </draw:frame>
        <draw:frame draw:id="id268" draw:style-name="a1208" draw:name="TextBox 360" svg:x="6.77949in" svg:y="13.37352in" svg:width="0.7879in" svg:height="0.40391in">
          <draw:text-box>
            <text:p text:style-name="a1207" text:class-names="" text:cond-style-name=""><text:span text:style-name="a1205" text:class-names="">False</text:span><text:span text:style-name="a1206" text:class-names=""/></text:p>
          </draw:text-box>
          <svg:title/>
          <svg:desc/>
        </draw:frame>
        <draw:frame draw:id="id269" draw:style-name="a1212" draw:name="TextBox 361" svg:x="3.6496in" svg:y="13.49381in" svg:width="0.7879in" svg:height="0.40391in">
          <draw:text-box>
            <text:p text:style-name="a1211" text:class-names="" text:cond-style-name=""><text:span text:style-name="a1209" text:class-names="">False</text:span><text:span text:style-name="a1210" text:class-names=""/></text:p>
          </draw:text-box>
          <svg:title/>
          <svg:desc/>
        </draw:frame>
        <draw:frame draw:id="id270" draw:style-name="a1216" draw:name="TextBox 362" svg:x="0.43869in" svg:y="13.26317in" svg:width="0.7879in" svg:height="0.40391in">
          <draw:text-box>
            <text:p text:style-name="a1215" text:class-names="" text:cond-style-name=""><text:span text:style-name="a1213" text:class-names="">False</text:span><text:span text:style-name="a1214" text:class-names=""/></text:p>
          </draw:text-box>
          <svg:title/>
          <svg:desc/>
        </draw:frame>
        <draw:frame draw:id="id271" draw:style-name="a1220" draw:name="TextBox 363" svg:x="0.66681in" svg:y="9.17069in" svg:width="0.7879in" svg:height="0.40391in">
          <draw:text-box>
            <text:p text:style-name="a1219" text:class-names="" text:cond-style-name=""><text:span text:style-name="a1217" text:class-names="">False</text:span><text:span text:style-name="a1218" text:class-names=""/></text:p>
          </draw:text-box>
          <svg:title/>
          <svg:desc/>
        </draw:frame>
        <draw:frame draw:id="id272" draw:style-name="a1224" draw:name="TextBox 364" svg:x="3.6496in" svg:y="9.11209in" svg:width="0.7879in" svg:height="0.40391in">
          <draw:text-box>
            <text:p text:style-name="a1223" text:class-names="" text:cond-style-name=""><text:span text:style-name="a1221" text:class-names="">False</text:span><text:span text:style-name="a1222" text:class-names=""/></text:p>
          </draw:text-box>
          <svg:title/>
          <svg:desc/>
        </draw:frame>
        <draw:frame draw:id="id273" draw:style-name="a1228" draw:name="TextBox 365" svg:x="6.81627in" svg:y="9.03043in" svg:width="0.7879in" svg:height="0.40391in">
          <draw:text-box>
            <text:p text:style-name="a1227" text:class-names="" text:cond-style-name=""><text:span text:style-name="a1225" text:class-names="">False</text:span><text:span text:style-name="a1226" text:class-names=""/></text:p>
          </draw:text-box>
          <svg:title/>
          <svg:desc/>
        </draw:frame>
        <draw:frame draw:id="id274" draw:style-name="a1232" draw:name="TextBox 366" svg:x="3.6496in" svg:y="4.97432in" svg:width="0.7879in" svg:height="0.40391in">
          <draw:text-box>
            <text:p text:style-name="a1231" text:class-names="" text:cond-style-name=""><text:span text:style-name="a1229" text:class-names="">False</text:span><text:span text:style-name="a1230" text:class-names=""/></text:p>
          </draw:text-box>
          <svg:title/>
          <svg:desc/>
        </draw:frame>
        <draw:frame draw:id="id275" draw:style-name="a1236" draw:name="TextBox 367" svg:x="0.43869in" svg:y="5.17628in" svg:width="0.7879in" svg:height="0.40391in">
          <draw:text-box>
            <text:p text:style-name="a1235" text:class-names="" text:cond-style-name=""><text:span text:style-name="a1233" text:class-names="">False</text:span><text:span text:style-name="a1234" text:class-names=""/></text:p>
          </draw:text-box>
          <svg:title/>
          <svg:desc/>
        </draw:frame>
        <draw:connector draw:type="line" svg:x1="16.76988in" svg:y1="14.33333in" svg:x2="16.3125in" svg:y2="14.33333in" draw:id="id276" draw:style-name="a1238" draw:name="Straight Arrow Connector 369">
          <svg:title/>
          <svg:desc/>
        </draw:connector>
        <draw:connector draw:type="line" svg:x1="16.27083in" svg:y1="14.29167in" svg:x2="16.27083in" svg:y2="22.8666in" draw:id="id277" draw:style-name="a1240" draw:name="Straight Arrow Connector 371">
          <svg:title/>
          <svg:desc/>
        </draw:connector>
        <draw:frame draw:id="id278" draw:style-name="a1244" draw:name="TextBox 376" svg:x="15.60726in" svg:y="18.09395in" svg:width="0.66918in" svg:height="0.40391in">
          <draw:text-box>
            <text:p text:style-name="a1243" text:class-names="" text:cond-style-name=""><text:span text:style-name="a1241" text:class-names="">True</text:span><text:span text:style-name="a1242" text:class-names=""/></text:p>
          </draw:text-box>
          <svg:title/>
          <svg:desc/>
        </draw:frame>
        <draw:connector draw:type="line" svg:x1="16.22917in" svg:y1="22.83737in" svg:x2="4.70833in" svg:y2="22.8666in" draw:id="id279" draw:style-name="a1246" draw:name="Straight Arrow Connector 378">
          <svg:title/>
          <svg:desc/>
        </draw:connector>
        <draw:custom-shape svg:x="1.22917in" svg:y="22.27741in" svg:width="3.56596in" svg:height="0.95964in" draw:id="id280" draw:style-name="a1250" draw:name="Predefined Process 17">
          <svg:title/>
          <svg:desc/>
          <text:p text:style-name="a1249" text:class-names="" text:cond-style-name=""><text:span text:style-name="a1247" text:class-names="">Use Another Sign</text:span><text:span text:style-name="a1248" text:class-names=""/></text:p>
          <draw:enhanced-geometry xmlns:dr3d="urn:oasis:names:tc:opendocument:xmlns:dr3d:1.0" draw:type="non-primitive" svg:viewBox="0 0 3260718 877493" draw:enhanced-path="S M 0 0 L 3260718 0 3260718 877493 0 877493 Z N F M 407590 0 L 407590 877493 M 2853128 0 L 2853128 877493 N F M 0 0 L 3260718 0 3260718 877493 0 877493 Z N" draw:text-areas="?f14 ?f9 ?f15 ?f12" draw:glue-points="?f8 ?f9 ?f10 ?f11 ?f8 ?f12 ?f13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0718"/>
            <draw:equation draw:name="f7" draw:formula="?f4 / 877493"/>
            <draw:equation draw:name="f8" draw:formula="1630359 / ?f6"/>
            <draw:equation draw:name="f9" draw:formula="0 / ?f7"/>
            <draw:equation draw:name="f10" draw:formula="0 / ?f6"/>
            <draw:equation draw:name="f11" draw:formula="438747 / ?f7"/>
            <draw:equation draw:name="f12" draw:formula="877493 / ?f7"/>
            <draw:equation draw:name="f13" draw:formula="3260718 / ?f6"/>
            <draw:equation draw:name="f14" draw:formula="407590 / ?f6"/>
            <draw:equation draw:name="f15" draw:formula="2853128 / ?f6"/>
          </draw:enhanced-geometry>
        </draw:custom-shape>
        <draw:connector draw:type="line" svg:x1="1.88424in" svg:y1="23.12281in" svg:x2="1.88424in" svg:y2="24.41667in" draw:id="id281" draw:style-name="a1252" draw:name="Straight Arrow Connector 381">
          <svg:title/>
          <svg:desc/>
        </draw:connector>
        <draw:g draw:name="Group 382" draw:id="id282">
          <svg:title/>
          <svg:desc/>
          <draw:custom-shape svg:x="0.83264in" svg:y="24.55157in" svg:width="2.29935in" svg:height="1.51451in" draw:id="id285" draw:style-name="a1818" draw:name="Decision 11">
            <svg:title/>
            <svg:desc/>
            <text:p text:style-name="a1817" text:class-names="" text:cond-style-name=""><text:span text:style-name="a1815" text:class-names="">Appears from CEO<text:s text:c="1"/></text:span><text:span text:style-name="a1816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1.85187in" svg:y="24.26468in" svg:width="0.28622in" svg:height="0.26716in" draw:id="id465" draw:style-name="a1821" draw:name="Oval 384">
            <svg:title/>
            <svg:desc/>
            <text:p text:style-name="a1820" text:class-names="" text:cond-style-name=""><text:span text:style-name="a1819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385" draw:id="id283">
          <svg:title/>
          <svg:desc/>
          <draw:custom-shape svg:x="3.57174in" svg:y="24.26329in" svg:width="3.28864in" svg:height="1.72751in" draw:id="id289" draw:style-name="a1811" draw:name="Decision 11">
            <svg:title/>
            <svg:desc/>
            <text:p text:style-name="a1810" text:class-names="" text:cond-style-name=""><text:span text:style-name="a1808" text:class-names="">Request transfers to new bank accounts<text:s text:c="1"/></text:span><text:span text:style-name="a1809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5.02948in" svg:y="23.93605in" svg:width="0.40937in" svg:height="0.30474in" draw:id="id464" draw:style-name="a1814" draw:name="Oval 387">
            <svg:title/>
            <svg:desc/>
            <text:p text:style-name="a1813" text:class-names="" text:cond-style-name=""><text:span text:style-name="a181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custom-shape svg:x="7.54823in" svg:y="24.64028in" svg:width="3.56596in" svg:height="0.95964in" draw:id="id284" draw:style-name="a1256" draw:name="Predefined Process 17">
          <svg:title/>
          <svg:desc/>
          <text:p text:style-name="a1255" text:class-names="" text:cond-style-name=""><text:span text:style-name="a1253" text:class-names="">Phantom Spammers<text:s text:c="1"/></text:span><text:span text:style-name="a1254" text:class-names=""/></text:p>
          <draw:enhanced-geometry xmlns:dr3d="urn:oasis:names:tc:opendocument:xmlns:dr3d:1.0" draw:type="non-primitive" svg:viewBox="0 0 3260718 877493" draw:enhanced-path="S M 0 0 L 3260718 0 3260718 877493 0 877493 Z N F M 407590 0 L 407590 877493 M 2853128 0 L 2853128 877493 N F M 0 0 L 3260718 0 3260718 877493 0 877493 Z N" draw:text-areas="?f14 ?f9 ?f15 ?f12" draw:glue-points="?f8 ?f9 ?f10 ?f11 ?f8 ?f12 ?f13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0718"/>
            <draw:equation draw:name="f7" draw:formula="?f4 / 877493"/>
            <draw:equation draw:name="f8" draw:formula="1630359 / ?f6"/>
            <draw:equation draw:name="f9" draw:formula="0 / ?f7"/>
            <draw:equation draw:name="f10" draw:formula="0 / ?f6"/>
            <draw:equation draw:name="f11" draw:formula="438747 / ?f7"/>
            <draw:equation draw:name="f12" draw:formula="877493 / ?f7"/>
            <draw:equation draw:name="f13" draw:formula="3260718 / ?f6"/>
            <draw:equation draw:name="f14" draw:formula="407590 / ?f6"/>
            <draw:equation draw:name="f15" draw:formula="2853128 / ?f6"/>
          </draw:enhanced-geometry>
        </draw:custom-shape>
        <draw:connector draw:type="line" svg:x1="3.13199in" svg:y1="25.30882in" draw:start-shape="id285" draw:start-glue-point="1" svg:x2="3.95225in" svg:y2="25.24457in" draw:id="id286" draw:style-name="a1258" draw:name="Straight Arrow Connector 390">
          <svg:title/>
          <svg:desc/>
        </draw:connector>
        <draw:connector draw:type="line" svg:x1="6.6875in" svg:y1="25.10042in" svg:x2="7.54167in" svg:y2="25.10042in" draw:id="id287" draw:style-name="a1260" draw:name="Straight Arrow Connector 392">
          <svg:title/>
          <svg:desc/>
        </draw:connector>
        <draw:connector draw:type="line" svg:x1="1.97917in" svg:y1="25.94106in" svg:x2="1.97917in" svg:y2="27.33707in" draw:id="id288" draw:style-name="a1262" draw:name="Straight Arrow Connector 395">
          <svg:title/>
          <svg:desc/>
        </draw:connector>
        <draw:connector draw:type="line" svg:x1="5.21606in" svg:y1="25.9908in" draw:start-shape="id289" draw:start-glue-point="2" svg:x2="5.31591in" svg:y2="27.37483in" draw:end-shape="id290" draw:end-glue-point="0" draw:id="id291" draw:style-name="a1264" draw:name="Straight Arrow Connector 397">
          <svg:title/>
          <svg:desc/>
        </draw:connector>
        <draw:g draw:name="Group 399" draw:id="id292">
          <svg:title/>
          <svg:desc/>
          <draw:custom-shape svg:x="0.6632in" svg:y="27.60403in" svg:width="2.76448in" svg:height="2.01704in" draw:id="id462" draw:style-name="a1804" draw:name="Decision 11">
            <svg:title/>
            <svg:desc/>
            <text:p text:style-name="a1803" text:class-names="" text:cond-style-name=""><text:span text:style-name="a1795" text:class-names="">Requests</text:span><text:span text:style-name="a1796" text:class-names=""><text:s text:c="1"/></text:span><text:span text:style-name="a1797" text:class-names="">sending</text:span><text:span text:style-name="a1798" text:class-names=""><text:s text:c="1"/></text:span><text:span text:style-name="a1799" text:class-names="">to</text:span><text:span text:style-name="a1800" text:class-names=""><text:s text:c="1"/></text:span><text:span text:style-name="a1801" text:class-names="">Russian ISBN</text:span><text:span text:style-name="a1802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1.85411in" svg:y="27.20011in" svg:width="0.34412in" svg:height="0.35581in" draw:id="id463" draw:style-name="a1807" draw:name="Oval 401">
            <svg:title/>
            <svg:desc/>
            <text:p text:style-name="a1806" text:class-names="" text:cond-style-name=""><text:span text:style-name="a180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402" draw:id="id293">
          <svg:title/>
          <svg:desc/>
          <draw:custom-shape svg:x="4.08813in" svg:y="27.66722in" svg:width="2.42879in" svg:height="1.5436in" draw:id="id461" draw:style-name="a1791" draw:name="Decision 11">
            <svg:title/>
            <svg:desc/>
            <text:p text:style-name="a1790" text:class-names="" text:cond-style-name=""><text:span text:style-name="a1788" text:class-names="">Logos<text:s text:c="1"/></text:span><text:span text:style-name="a1789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5.16474in" svg:y="27.37483in" svg:width="0.30234in" svg:height="0.27229in" draw:id="id290" draw:style-name="a1794" draw:name="Oval 404">
            <svg:title/>
            <svg:desc/>
            <text:p text:style-name="a1793" text:class-names="" text:cond-style-name=""><text:span text:style-name="a179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406" draw:id="id294">
          <svg:title/>
          <svg:desc/>
          <draw:custom-shape svg:x="7.37663in" svg:y="27.40368in" svg:width="3.07794in" svg:height="1.69581in" draw:id="id459" draw:style-name="a1784" draw:name="Decision 11">
            <svg:title/>
            <svg:desc/>
            <text:p text:style-name="a1783" text:class-names="" text:cond-style-name=""><text:span text:style-name="a1781" text:class-names="">Includes Attachment disguised as invoices</text:span><text:span text:style-name="a1782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8.67024in" svg:y="27.08225in" svg:width="0.38314in" svg:height="0.29914in" draw:id="id460" draw:style-name="a1787" draw:name="Oval 408">
            <svg:title/>
            <svg:desc/>
            <text:p text:style-name="a1786" text:class-names="" text:cond-style-name=""><text:span text:style-name="a178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custom-shape svg:x="11.51241in" svg:y="27.81301in" svg:width="3.56596in" svg:height="0.95964in" draw:id="id295" draw:style-name="a1269" draw:name="Predefined Process 17">
          <svg:title/>
          <svg:desc/>
          <text:p text:style-name="a1268" text:class-names="" text:cond-style-name=""><text:span text:style-name="a1265" text:class-names="">Kpathuntruders</text:span><text:span text:style-name="a1266" text:class-names=""><text:s text:c="1"/></text:span><text:span text:style-name="a1267" text:class-names=""/></text:p>
          <draw:enhanced-geometry xmlns:dr3d="urn:oasis:names:tc:opendocument:xmlns:dr3d:1.0" draw:type="non-primitive" svg:viewBox="0 0 3260718 877493" draw:enhanced-path="S M 0 0 L 3260718 0 3260718 877493 0 877493 Z N F M 407590 0 L 407590 877493 M 2853128 0 L 2853128 877493 N F M 0 0 L 3260718 0 3260718 877493 0 877493 Z N" draw:text-areas="?f14 ?f9 ?f15 ?f12" draw:glue-points="?f8 ?f9 ?f10 ?f11 ?f8 ?f12 ?f13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0718"/>
            <draw:equation draw:name="f7" draw:formula="?f4 / 877493"/>
            <draw:equation draw:name="f8" draw:formula="1630359 / ?f6"/>
            <draw:equation draw:name="f9" draw:formula="0 / ?f7"/>
            <draw:equation draw:name="f10" draw:formula="0 / ?f6"/>
            <draw:equation draw:name="f11" draw:formula="438747 / ?f7"/>
            <draw:equation draw:name="f12" draw:formula="877493 / ?f7"/>
            <draw:equation draw:name="f13" draw:formula="3260718 / ?f6"/>
            <draw:equation draw:name="f14" draw:formula="407590 / ?f6"/>
            <draw:equation draw:name="f15" draw:formula="2853128 / ?f6"/>
          </draw:enhanced-geometry>
        </draw:custom-shape>
        <draw:connector draw:type="line" svg:x1="10.0625in" svg:y1="28.29282in" svg:x2="11.51241in" svg:y2="28.29282in" draw:end-shape="id295" draw:end-glue-point="3" draw:id="id296" draw:style-name="a1271" draw:name="Straight Arrow Connector 411">
          <svg:title/>
          <svg:desc/>
        </draw:connector>
        <draw:connector draw:type="line" svg:x1="6.16667in" svg:y1="28.26087in" svg:x2="7.60417in" svg:y2="28.26087in" draw:id="id297" draw:style-name="a1273" draw:name="Straight Arrow Connector 413">
          <svg:title/>
          <svg:desc/>
        </draw:connector>
        <draw:connector draw:type="line" svg:x1="3.125in" svg:y1="28.61437in" svg:x2="4.4375in" svg:y2="28.61437in" draw:id="id298" draw:style-name="a1275" draw:name="Straight Arrow Connector 415">
          <svg:title/>
          <svg:desc/>
        </draw:connector>
        <draw:frame draw:id="id299" draw:style-name="a1279" draw:name="TextBox 418" svg:x="3.00157in" svg:y="24.96343in" svg:width="0.66918in" svg:height="0.40391in">
          <draw:text-box>
            <text:p text:style-name="a1278" text:class-names="" text:cond-style-name=""><text:span text:style-name="a1276" text:class-names="">True</text:span><text:span text:style-name="a1277" text:class-names=""/></text:p>
          </draw:text-box>
          <svg:title/>
          <svg:desc/>
        </draw:frame>
        <draw:frame draw:id="id300" draw:style-name="a1283" draw:name="TextBox 419" svg:x="6.66823in" svg:y="24.64028in" svg:width="0.66918in" svg:height="0.40391in">
          <draw:text-box>
            <text:p text:style-name="a1282" text:class-names="" text:cond-style-name=""><text:span text:style-name="a1280" text:class-names="">True</text:span><text:span text:style-name="a1281" text:class-names=""/></text:p>
          </draw:text-box>
          <svg:title/>
          <svg:desc/>
        </draw:frame>
        <draw:frame draw:id="id301" draw:style-name="a1287" draw:name="TextBox 420" svg:x="6.7099in" svg:y="27.73115in" svg:width="0.95677in" svg:height="0.40391in">
          <draw:text-box>
            <text:p text:style-name="a1286" text:class-names="" text:cond-style-name=""><text:span text:style-name="a1284" text:class-names="">True</text:span><text:span text:style-name="a1285" text:class-names=""/></text:p>
          </draw:text-box>
          <svg:title/>
          <svg:desc/>
        </draw:frame>
        <draw:frame draw:id="id302" draw:style-name="a1291" draw:name="TextBox 421" svg:x="10.56407in" svg:y="27.72897in" svg:width="0.66918in" svg:height="0.40391in">
          <draw:text-box>
            <text:p text:style-name="a1290" text:class-names="" text:cond-style-name=""><text:span text:style-name="a1288" text:class-names="">True</text:span><text:span text:style-name="a1289" text:class-names=""/></text:p>
          </draw:text-box>
          <svg:title/>
          <svg:desc/>
        </draw:frame>
        <draw:frame draw:id="id303" draw:style-name="a1295" draw:name="TextBox 422" svg:x="3.37657in" svg:y="28.13288in" svg:width="0.66918in" svg:height="0.40391in">
          <draw:text-box>
            <text:p text:style-name="a1294" text:class-names="" text:cond-style-name=""><text:span text:style-name="a1292" text:class-names="">True</text:span><text:span text:style-name="a1293" text:class-names=""/></text:p>
          </draw:text-box>
          <svg:title/>
          <svg:desc/>
        </draw:frame>
        <draw:frame draw:id="id304" draw:style-name="a1299" draw:name="TextBox 423" svg:x="4.4375in" svg:y="26.37282in" svg:width="0.7879in" svg:height="0.40391in">
          <draw:text-box>
            <text:p text:style-name="a1298" text:class-names="" text:cond-style-name=""><text:span text:style-name="a1296" text:class-names="">False</text:span><text:span text:style-name="a1297" text:class-names=""/></text:p>
          </draw:text-box>
          <svg:title/>
          <svg:desc/>
        </draw:frame>
        <draw:frame draw:id="id305" draw:style-name="a1303" draw:name="TextBox 424" svg:x="1.09991in" svg:y="26.45993in" svg:width="0.7879in" svg:height="0.40391in">
          <draw:text-box>
            <text:p text:style-name="a1302" text:class-names="" text:cond-style-name=""><text:span text:style-name="a1300" text:class-names="">False</text:span><text:span text:style-name="a1301" text:class-names=""/></text:p>
          </draw:text-box>
          <svg:title/>
          <svg:desc/>
        </draw:frame>
        <draw:connector draw:type="line" svg:x1="29.33387in" svg:y1="11.14203in" svg:x2="30.6129in" svg:y2="11.14203in" draw:id="id306" draw:style-name="a1305" draw:name="Straight Arrow Connector 426">
          <svg:title/>
          <svg:desc/>
        </draw:connector>
        <draw:custom-shape svg:x="30.53965in" svg:y="10.68874in" svg:width="3.56596in" svg:height="0.95964in" draw:id="id307" draw:style-name="a1309" draw:name="Predefined Process 17">
          <svg:title/>
          <svg:desc/>
          <text:p text:style-name="a1308" text:class-names="" text:cond-style-name=""><text:span text:style-name="a1306" text:class-names="">Use Another Sign</text:span><text:span text:style-name="a1307" text:class-names=""/></text:p>
          <draw:enhanced-geometry xmlns:dr3d="urn:oasis:names:tc:opendocument:xmlns:dr3d:1.0" draw:type="non-primitive" svg:viewBox="0 0 3260718 877493" draw:enhanced-path="S M 0 0 L 3260718 0 3260718 877493 0 877493 Z N F M 407590 0 L 407590 877493 M 2853128 0 L 2853128 877493 N F M 0 0 L 3260718 0 3260718 877493 0 877493 Z N" draw:text-areas="?f14 ?f9 ?f15 ?f12" draw:glue-points="?f8 ?f9 ?f10 ?f11 ?f8 ?f12 ?f13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0718"/>
            <draw:equation draw:name="f7" draw:formula="?f4 / 877493"/>
            <draw:equation draw:name="f8" draw:formula="1630359 / ?f6"/>
            <draw:equation draw:name="f9" draw:formula="0 / ?f7"/>
            <draw:equation draw:name="f10" draw:formula="0 / ?f6"/>
            <draw:equation draw:name="f11" draw:formula="438747 / ?f7"/>
            <draw:equation draw:name="f12" draw:formula="877493 / ?f7"/>
            <draw:equation draw:name="f13" draw:formula="3260718 / ?f6"/>
            <draw:equation draw:name="f14" draw:formula="407590 / ?f6"/>
            <draw:equation draw:name="f15" draw:formula="2853128 / ?f6"/>
          </draw:enhanced-geometry>
        </draw:custom-shape>
        <draw:g draw:name="Group 439" draw:id="id308">
          <svg:title/>
          <svg:desc/>
          <draw:custom-shape svg:x="28.08425in" svg:y="12.41508in" svg:width="2.29935in" svg:height="1.51451in" draw:id="id330" draw:style-name="a1777" draw:name="Decision 11">
            <svg:title/>
            <svg:desc/>
            <text:p text:style-name="a1776" text:class-names="" text:cond-style-name=""><text:span text:style-name="a1774" text:class-names="">Appears from CEO<text:s text:c="1"/></text:span><text:span text:style-name="a1775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29.10347in" svg:y="12.1282in" svg:width="0.28622in" svg:height="0.26716in" draw:id="id326" draw:style-name="a1780" draw:name="Oval 441">
            <svg:title/>
            <svg:desc/>
            <text:p text:style-name="a1779" text:class-names="" text:cond-style-name=""><text:span text:style-name="a1778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442" draw:id="id309">
          <svg:title/>
          <svg:desc/>
          <draw:custom-shape svg:x="30.56615in" svg:y="12.29733in" svg:width="3.28864in" svg:height="1.72751in" draw:id="id457" draw:style-name="a1770" draw:name="Decision 11">
            <svg:title/>
            <svg:desc/>
            <text:p text:style-name="a1769" text:class-names="" text:cond-style-name=""><text:span text:style-name="a1767" text:class-names="">Request transfers to new bank accounts<text:s text:c="1"/></text:span><text:span text:style-name="a1768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32.0239in" svg:y="11.9701in" svg:width="0.40937in" svg:height="0.30474in" draw:id="id458" draw:style-name="a1773" draw:name="Oval 444">
            <svg:title/>
            <svg:desc/>
            <text:p text:style-name="a1772" text:class-names="" text:cond-style-name=""><text:span text:style-name="a1771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custom-shape svg:x="34.38557in" svg:y="12.61991in" svg:width="3.56596in" svg:height="0.95964in" draw:id="id310" draw:style-name="a1313" draw:name="Predefined Process 17">
          <svg:title/>
          <svg:desc/>
          <text:p text:style-name="a1312" text:class-names="" text:cond-style-name=""><text:span text:style-name="a1310" text:class-names="">Phantom Spammers<text:s text:c="1"/></text:span><text:span text:style-name="a1311" text:class-names=""/></text:p>
          <draw:enhanced-geometry xmlns:dr3d="urn:oasis:names:tc:opendocument:xmlns:dr3d:1.0" draw:type="non-primitive" svg:viewBox="0 0 3260718 877493" draw:enhanced-path="S M 0 0 L 3260718 0 3260718 877493 0 877493 Z N F M 407590 0 L 407590 877493 M 2853128 0 L 2853128 877493 N F M 0 0 L 3260718 0 3260718 877493 0 877493 Z N" draw:text-areas="?f14 ?f9 ?f15 ?f12" draw:glue-points="?f8 ?f9 ?f10 ?f11 ?f8 ?f12 ?f13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0718"/>
            <draw:equation draw:name="f7" draw:formula="?f4 / 877493"/>
            <draw:equation draw:name="f8" draw:formula="1630359 / ?f6"/>
            <draw:equation draw:name="f9" draw:formula="0 / ?f7"/>
            <draw:equation draw:name="f10" draw:formula="0 / ?f6"/>
            <draw:equation draw:name="f11" draw:formula="438747 / ?f7"/>
            <draw:equation draw:name="f12" draw:formula="877493 / ?f7"/>
            <draw:equation draw:name="f13" draw:formula="3260718 / ?f6"/>
            <draw:equation draw:name="f14" draw:formula="407590 / ?f6"/>
            <draw:equation draw:name="f15" draw:formula="2853128 / ?f6"/>
          </draw:enhanced-geometry>
        </draw:custom-shape>
        <draw:g draw:name="Group 446" draw:id="id311">
          <svg:title/>
          <svg:desc/>
          <draw:custom-shape svg:x="27.95107in" svg:y="14.66248in" svg:width="2.61494in" svg:height="1.83664in" draw:id="id338" draw:style-name="a1763" draw:name="Decision 11">
            <svg:title/>
            <svg:desc/>
            <text:p text:style-name="a1762" text:class-names="" text:cond-style-name=""><text:span text:style-name="a1760" text:class-names="">Contains spelling errors</text:span><text:span text:style-name="a1761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29.11019in" svg:y="14.31457in" svg:width="0.32551in" svg:height="0.32399in" draw:id="id456" draw:style-name="a1766" draw:name="Oval 448">
            <svg:title/>
            <svg:desc/>
            <text:p text:style-name="a1765" text:class-names="" text:cond-style-name=""><text:span text:style-name="a1764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449" draw:id="id312">
          <svg:title/>
          <svg:desc/>
          <draw:custom-shape svg:x="30.79433in" svg:y="14.63316in" svg:width="3.07795in" svg:height="2.01704in" draw:id="id455" draw:style-name="a1756" draw:name="Decision 11">
            <svg:title/>
            <svg:desc/>
            <text:p text:style-name="a1755" text:class-names="" text:cond-style-name=""><text:span text:style-name="a1753" text:class-names="">Address From the Philippines</text:span><text:span text:style-name="a1754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32.15869in" svg:y="14.25109in" svg:width="0.38315in" svg:height="0.35581in" draw:id="id332" draw:style-name="a1759" draw:name="Oval 451">
            <svg:title/>
            <svg:desc/>
            <text:p text:style-name="a1758" text:class-names="" text:cond-style-name=""><text:span text:style-name="a175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452" draw:id="id313">
          <svg:title/>
          <svg:desc/>
          <draw:custom-shape svg:x="34.0514in" svg:y="14.77962in" svg:width="2.12757in" svg:height="1.8622in" draw:id="id453" draw:style-name="a1749" draw:name="Decision 11">
            <svg:title/>
            <svg:desc/>
            <text:p text:style-name="a1748" text:class-names="" text:cond-style-name=""><text:span text:style-name="a1746" text:class-names="">Prizes<text:s text:c="1"/></text:span><text:span text:style-name="a1747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34.99448in" svg:y="14.42687in" svg:width="0.26484in" svg:height="0.3285in" draw:id="id454" draw:style-name="a1752" draw:name="Oval 454">
            <svg:title/>
            <svg:desc/>
            <text:p text:style-name="a1751" text:class-names="" text:cond-style-name=""><text:span text:style-name="a1750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455" draw:id="id314">
          <svg:title/>
          <svg:desc/>
          <draw:custom-shape svg:x="36.20763in" svg:y="14.5934in" svg:width="3.16216in" svg:height="2.03283in" draw:id="id451" draw:style-name="a1742" draw:name="Decision 11">
            <svg:title/>
            <svg:desc/>
            <text:p text:style-name="a1741" text:class-names="" text:cond-style-name=""><text:span text:style-name="a1739" text:class-names="">Ask For personal Information<text:s text:c="1"/></text:span><text:span text:style-name="a1740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37.60931in" svg:y="14.20833in" svg:width="0.39363in" svg:height="0.35859in" draw:id="id452" draw:style-name="a1745" draw:name="Oval 457">
            <svg:title/>
            <svg:desc/>
            <text:p text:style-name="a1744" text:class-names="" text:cond-style-name=""><text:span text:style-name="a1743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custom-shape svg:x="36.07956in" svg:y="17.27937in" svg:width="3.21666in" svg:height="0.95964in" draw:id="id315" draw:style-name="a1319" draw:name="Predefined Process 17">
          <svg:title/>
          <svg:desc/>
          <text:p text:style-name="a1318" text:class-names="" text:cond-style-name=""><text:span text:style-name="a1314" text:class-names="">Typo<text:s text:c="1"/></text:span><text:span text:style-name="a1315" text:class-names="">Troppers</text:span><text:span text:style-name="a1316" text:class-names=""><text:s text:c="1"/></text:span><text:span text:style-name="a1317" text:class-names=""/></text:p>
          <draw:enhanced-geometry xmlns:dr3d="urn:oasis:names:tc:opendocument:xmlns:dr3d:1.0" draw:type="non-primitive" svg:viewBox="0 0 2941313 877493" draw:enhanced-path="S M 0 0 L 2941313 0 2941313 877493 0 877493 Z N F M 367664 0 L 367664 877493 M 2573649 0 L 2573649 877493 N F M 0 0 L 2941313 0 2941313 877493 0 877493 Z N" draw:text-areas="?f14 ?f9 ?f15 ?f12" draw:glue-points="?f8 ?f9 ?f10 ?f11 ?f8 ?f12 ?f13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941313"/>
            <draw:equation draw:name="f7" draw:formula="?f4 / 877493"/>
            <draw:equation draw:name="f8" draw:formula="1470657 / ?f6"/>
            <draw:equation draw:name="f9" draw:formula="0 / ?f7"/>
            <draw:equation draw:name="f10" draw:formula="0 / ?f6"/>
            <draw:equation draw:name="f11" draw:formula="438747 / ?f7"/>
            <draw:equation draw:name="f12" draw:formula="877493 / ?f7"/>
            <draw:equation draw:name="f13" draw:formula="2941313 / ?f6"/>
            <draw:equation draw:name="f14" draw:formula="367664 / ?f6"/>
            <draw:equation draw:name="f15" draw:formula="2573649 / ?f6"/>
          </draw:enhanced-geometry>
        </draw:custom-shape>
        <draw:g draw:name="Group 462" draw:id="id316">
          <svg:title/>
          <svg:desc/>
          <draw:custom-shape svg:x="28.14214in" svg:y="20.79238in" svg:width="2.42879in" svg:height="1.5436in" draw:id="id450" draw:style-name="a1735" draw:name="Decision 11">
            <svg:title/>
            <svg:desc/>
            <text:p text:style-name="a1734" text:class-names="" text:cond-style-name=""><text:span text:style-name="a1732" text:class-names="">Logos<text:s text:c="1"/></text:span><text:span text:style-name="a1733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29.21875in" svg:y="20.49998in" svg:width="0.30234in" svg:height="0.27229in" draw:id="id339" draw:style-name="a1738" draw:name="Oval 464">
            <svg:title/>
            <svg:desc/>
            <text:p text:style-name="a1737" text:class-names="" text:cond-style-name=""><text:span text:style-name="a1736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465" draw:id="id317">
          <svg:title/>
          <svg:desc/>
          <draw:custom-shape svg:x="31.07297in" svg:y="20.66924in" svg:width="3.19048in" svg:height="2.19201in" draw:id="id448" draw:style-name="a1728" draw:name="Decision 11">
            <svg:title/>
            <svg:desc/>
            <text:p text:style-name="a1727" text:class-names="" text:cond-style-name=""><text:span text:style-name="a1725" text:class-names="">Includes Attachment disguised as invoices</text:span><text:span text:style-name="a1726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32.41388in" svg:y="20.25375in" svg:width="0.39715in" svg:height="0.38667in" draw:id="id449" draw:style-name="a1731" draw:name="Oval 467">
            <svg:title/>
            <svg:desc/>
            <text:p text:style-name="a1730" text:class-names="" text:cond-style-name=""><text:span text:style-name="a1729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468" draw:id="id318">
          <svg:title/>
          <svg:desc/>
          <draw:custom-shape svg:x="34.19159in" svg:y="20.71769in" svg:width="2.76448in" svg:height="2.01704in" draw:id="id447" draw:style-name="a1721" draw:name="Decision 11">
            <svg:title/>
            <svg:desc/>
            <text:p text:style-name="a1720" text:class-names="" text:cond-style-name=""><text:span text:style-name="a1712" text:class-names="">Requests</text:span><text:span text:style-name="a1713" text:class-names=""><text:s text:c="1"/></text:span><text:span text:style-name="a1714" text:class-names="">sending</text:span><text:span text:style-name="a1715" text:class-names=""><text:s text:c="1"/></text:span><text:span text:style-name="a1716" text:class-names="">to</text:span><text:span text:style-name="a1717" text:class-names=""><text:s text:c="1"/></text:span><text:span text:style-name="a1718" text:class-names="">Russian ISBN</text:span><text:span text:style-name="a1719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35.3825in" svg:y="20.31377in" svg:width="0.34412in" svg:height="0.35581in" draw:id="id342" draw:style-name="a1724" draw:name="Oval 470">
            <svg:title/>
            <svg:desc/>
            <text:p text:style-name="a1723" text:class-names="" text:cond-style-name=""><text:span text:style-name="a172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custom-shape svg:x="36.72799in" svg:y="23.35214in" svg:width="2.76228in" svg:height="0.95964in" draw:id="id319" draw:style-name="a1324" draw:name="Predefined Process 17">
          <svg:title/>
          <svg:desc/>
          <text:p text:style-name="a1323" text:class-names="" text:cond-style-name=""><text:span text:style-name="a1320" text:class-names="">Kpathuntruders</text:span><text:span text:style-name="a1321" text:class-names=""><text:s text:c="1"/></text:span><text:span text:style-name="a1322" text:class-names=""/></text:p>
          <draw:enhanced-geometry xmlns:dr3d="urn:oasis:names:tc:opendocument:xmlns:dr3d:1.0" draw:type="non-primitive" svg:viewBox="0 0 2525832 877493" draw:enhanced-path="S M 0 0 L 2525832 0 2525832 877493 0 877493 Z N F M 315729 0 L 315729 877493 M 2210103 0 L 2210103 877493 N F M 0 0 L 2525832 0 2525832 877493 0 877493 Z N" draw:text-areas="?f14 ?f9 ?f15 ?f12" draw:glue-points="?f8 ?f9 ?f10 ?f11 ?f8 ?f12 ?f13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25832"/>
            <draw:equation draw:name="f7" draw:formula="?f4 / 877493"/>
            <draw:equation draw:name="f8" draw:formula="1262916 / ?f6"/>
            <draw:equation draw:name="f9" draw:formula="0 / ?f7"/>
            <draw:equation draw:name="f10" draw:formula="0 / ?f6"/>
            <draw:equation draw:name="f11" draw:formula="438747 / ?f7"/>
            <draw:equation draw:name="f12" draw:formula="877493 / ?f7"/>
            <draw:equation draw:name="f13" draw:formula="2525832 / ?f6"/>
            <draw:equation draw:name="f14" draw:formula="315729 / ?f6"/>
            <draw:equation draw:name="f15" draw:formula="2210103 / ?f6"/>
          </draw:enhanced-geometry>
        </draw:custom-shape>
        <draw:g draw:name="Group 472" draw:id="id320">
          <svg:title/>
          <svg:desc/>
          <draw:custom-shape svg:x="28.14786in" svg:y="25.89399in" svg:width="2.48177in" svg:height="2.24444in" draw:id="id446" draw:style-name="a1708" draw:name="Decision 11">
            <svg:title/>
            <svg:desc/>
            <text:p text:style-name="a1707" text:class-names="" text:cond-style-name=""><text:span text:style-name="a1694" text:class-names="">Appears</text:span><text:span text:style-name="a1695" text:class-names=""><text:s text:c="1"/></text:span><text:span text:style-name="a1696" text:class-names="">to</text:span><text:span text:style-name="a1697" text:class-names=""><text:s text:c="1"/></text:span><text:span text:style-name="a1698" text:class-names="">come</text:span><text:span text:style-name="a1699" text:class-names=""><text:s text:c="1"/></text:span><text:span text:style-name="a1700" text:class-names="">from</text:span><text:span text:style-name="a1701" text:class-names=""><text:s text:c="1"/></text:span><text:span text:style-name="a1702" text:class-names="">your</text:span><text:span text:style-name="a1703" text:class-names=""><text:s text:c="1"/></text:span><text:span text:style-name="a1704" text:class-names="">bos</text:span><text:span text:style-name="a1705" text:class-names="">s</text:span><text:span text:style-name="a1706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29.24795in" svg:y="25.46884in" svg:width="0.30893in" svg:height="0.39592in" draw:id="id348" draw:style-name="a1711" draw:name="Oval 474">
            <svg:title/>
            <svg:desc/>
            <text:p text:style-name="a1710" text:class-names="" text:cond-style-name=""><text:span text:style-name="a1709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475" draw:id="id321">
          <svg:title/>
          <svg:desc/>
          <draw:custom-shape svg:x="30.80174in" svg:y="25.86273in" svg:width="2.87625in" svg:height="2.61527in" draw:id="id444" draw:style-name="a1690" draw:name="Decision 11">
            <svg:title/>
            <svg:desc/>
            <text:p text:style-name="a1689" text:class-names="" text:cond-style-name=""><text:span text:style-name="a1687" text:class-names="">Contains task delegations<text:s text:c="1"/></text:span><text:span text:style-name="a1688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32.07669in" svg:y="25.36733in" svg:width="0.35804in" svg:height="0.46134in" draw:id="id445" draw:style-name="a1693" draw:name="Oval 477">
            <svg:title/>
            <svg:desc/>
            <text:p text:style-name="a1692" text:class-names="" text:cond-style-name=""><text:span text:style-name="a1691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478" draw:id="id322">
          <svg:title/>
          <svg:desc/>
          <draw:custom-shape svg:x="34.03821in" svg:y="26.13949in" svg:width="2.46308in" svg:height="2.47488in" draw:id="id354" draw:style-name="a1683" draw:name="Decision 11">
            <svg:title/>
            <svg:desc/>
            <text:p text:style-name="a1682" text:class-names="" text:cond-style-name=""><text:span text:style-name="a1680" text:class-names="">Uses company specific jargon</text:span><text:span text:style-name="a1681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35.13002in" svg:y="25.67069in" svg:width="0.30661in" svg:height="0.43657in" draw:id="id443" draw:style-name="a1686" draw:name="Oval 480">
            <svg:title/>
            <svg:desc/>
            <text:p text:style-name="a1685" text:class-names="" text:cond-style-name=""><text:span text:style-name="a1684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custom-shape svg:x="36.95607in" svg:y="26.14186in" svg:width="2.36979in" svg:height="2.28406in" draw:id="id323" draw:style-name="a1328" draw:name="Decision 11">
          <svg:title/>
          <svg:desc/>
          <text:p text:style-name="a1327" text:class-names="" text:cond-style-name=""><text:span text:style-name="a1325" text:class-names="">Request Access to secure Systems</text:span><text:span text:style-name="a1326" text:class-names=""/></text:p>
          <draw:enhanced-geometry xmlns:dr3d="urn:oasis:names:tc:opendocument:xmlns:dr3d:1.0" draw:type="non-primitive" svg:viewBox="0 0 2 2" draw:enhanced-path="M 0 1 L 1 0 2 1 1 2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1 - ?f0"/>
            <draw:equation draw:name="f8" draw:formula="?f7 / 2"/>
            <draw:equation draw:name="f9" draw:formula="?f7 / 4"/>
            <draw:equation draw:name="f10" draw:formula="?f7 * 3 / 4"/>
            <draw:equation draw:name="f11" draw:formula="?f4 * 3 / 4"/>
            <draw:equation draw:name="f12" draw:formula="?f9 / ?f8"/>
            <draw:equation draw:name="f13" draw:formula="?f10 / ?f8"/>
            <draw:equation draw:name="f14" draw:formula="?f6 / ?f5"/>
            <draw:equation draw:name="f15" draw:formula="?f11 / ?f5"/>
          </draw:enhanced-geometry>
        </draw:custom-shape>
        <draw:custom-shape svg:x="35.80383in" svg:y="29.89306in" svg:width="3.56596in" svg:height="0.95964in" draw:id="id324" draw:style-name="a1332" draw:name="Predefined Process 17">
          <svg:title/>
          <svg:desc/>
          <text:p text:style-name="a1331" text:class-names="" text:cond-style-name=""><text:span text:style-name="a1329" text:class-names="">Bossimpersonators</text:span><text:span text:style-name="a1330" text:class-names=""/></text:p>
          <draw:enhanced-geometry xmlns:dr3d="urn:oasis:names:tc:opendocument:xmlns:dr3d:1.0" draw:type="non-primitive" svg:viewBox="0 0 3260718 877493" draw:enhanced-path="S M 0 0 L 3260718 0 3260718 877493 0 877493 Z N F M 407590 0 L 407590 877493 M 2853128 0 L 2853128 877493 N F M 0 0 L 3260718 0 3260718 877493 0 877493 Z N" draw:text-areas="?f14 ?f9 ?f15 ?f12" draw:glue-points="?f8 ?f9 ?f10 ?f11 ?f8 ?f12 ?f13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0718"/>
            <draw:equation draw:name="f7" draw:formula="?f4 / 877493"/>
            <draw:equation draw:name="f8" draw:formula="1630359 / ?f6"/>
            <draw:equation draw:name="f9" draw:formula="0 / ?f7"/>
            <draw:equation draw:name="f10" draw:formula="0 / ?f6"/>
            <draw:equation draw:name="f11" draw:formula="438747 / ?f7"/>
            <draw:equation draw:name="f12" draw:formula="877493 / ?f7"/>
            <draw:equation draw:name="f13" draw:formula="3260718 / ?f6"/>
            <draw:equation draw:name="f14" draw:formula="407590 / ?f6"/>
            <draw:equation draw:name="f15" draw:formula="2853128 / ?f6"/>
          </draw:enhanced-geometry>
        </draw:custom-shape>
        <draw:connector draw:type="line" svg:x1="32.25523in" svg:y1="11.14203in" svg:x2="32.25523in" svg:y2="12.61991in" draw:id="id325" draw:style-name="a1334" draw:name="Straight Arrow Connector 484">
          <svg:title/>
          <svg:desc/>
        </draw:connector>
        <draw:connector draw:type="line" svg:x1="31.25in" svg:y1="11.41667in" svg:x2="29.3897in" svg:y2="12.26178in" draw:end-shape="id326" draw:end-glue-point="1" draw:id="id327" draw:style-name="a1336" draw:name="Straight Arrow Connector 488">
          <svg:title/>
          <svg:desc/>
        </draw:connector>
        <draw:connector draw:type="line" svg:x1="30.272in" svg:y1="13.09048in" svg:x2="30.98725in" svg:y2="13.09048in" draw:id="id328" draw:style-name="a1338" draw:name="Straight Arrow Connector 490">
          <svg:title/>
          <svg:desc/>
        </draw:connector>
        <draw:connector draw:type="line" svg:x1="33.67799in" svg:y1="13.01399in" svg:x2="34.58333in" svg:y2="13.01399in" draw:id="id329" draw:style-name="a1340" draw:name="Straight Arrow Connector 492">
          <svg:title/>
          <svg:desc/>
        </draw:connector>
        <draw:connector draw:type="line" svg:x1="29.23392in" svg:y1="13.9296in" draw:start-shape="id330" draw:start-glue-point="2" svg:x2="29.27978in" svg:y2="14.69506in" draw:id="id331" draw:style-name="a1342" draw:name="Straight Arrow Connector 494">
          <svg:title/>
          <svg:desc/>
        </draw:connector>
        <draw:connector draw:type="line" svg:x1="32.25523in" svg:y1="13.89583in" svg:x2="32.35026in" svg:y2="14.6069in" draw:end-shape="id332" draw:end-glue-point="2" draw:id="id333" draw:style-name="a1344" draw:name="Straight Arrow Connector 496">
          <svg:title/>
          <svg:desc/>
        </draw:connector>
        <draw:connector draw:type="line" svg:x1="30.27083in" svg:y1="15.53434in" svg:x2="31.45833in" svg:y2="15.53434in" draw:id="id334" draw:style-name="a1346" draw:name="Straight Arrow Connector 498">
          <svg:title/>
          <svg:desc/>
        </draw:connector>
        <draw:connector draw:type="line" svg:x1="33.67799in" svg:y1="15.66317in" svg:x2="34.35417in" svg:y2="15.66317in" draw:id="id335" draw:style-name="a1348" draw:name="Straight Arrow Connector 500">
          <svg:title/>
          <svg:desc/>
        </draw:connector>
        <draw:connector draw:type="line" svg:x1="35.88462in" svg:y1="15.66317in" svg:x2="36.58333in" svg:y2="15.66317in" draw:id="id336" draw:style-name="a1350" draw:name="Straight Arrow Connector 502">
          <svg:title/>
          <svg:desc/>
        </draw:connector>
        <draw:connector draw:type="line" svg:x1="37.75in" svg:y1="16.44737in" svg:x2="37.75in" svg:y2="17.25088in" draw:id="id337" draw:style-name="a1352" draw:name="Straight Arrow Connector 504">
          <svg:title/>
          <svg:desc/>
        </draw:connector>
        <draw:connector draw:type="line" svg:x1="29.25854in" svg:y1="16.49912in" draw:start-shape="id338" draw:start-glue-point="2" svg:x2="29.26302in" svg:y2="20.7324in" draw:end-shape="id339" draw:end-glue-point="5" draw:id="id340" draw:style-name="a1354" draw:name="Straight Arrow Connector 506">
          <svg:title/>
          <svg:desc/>
        </draw:connector>
        <draw:connector draw:type="line" svg:x1="32.40965in" svg:y1="16.33293in" svg:x2="32.66821in" svg:y2="20.47502in" draw:id="id341" draw:style-name="a1356" draw:name="Straight Arrow Connector 508">
          <svg:title/>
          <svg:desc/>
        </draw:connector>
        <draw:connector draw:type="line" svg:x1="35.42777in" svg:y1="15.80224in" svg:x2="35.3825in" svg:y2="20.49167in" draw:end-shape="id342" draw:end-glue-point="3" draw:id="id343" draw:style-name="a1358" draw:name="Straight Arrow Connector 510">
          <svg:title/>
          <svg:desc/>
        </draw:connector>
        <draw:connector draw:type="line" svg:x1="30.32619in" svg:y1="21.76784in" svg:x2="31.46357in" svg:y2="21.76784in" draw:id="id344" draw:style-name="a1360" draw:name="Straight Arrow Connector 513">
          <svg:title/>
          <svg:desc/>
        </draw:connector>
        <draw:connector draw:type="line" svg:x1="34.03821in" svg:y1="21.55451in" svg:x2="35.03821in" svg:y2="21.55451in" draw:id="id345" draw:style-name="a1362" draw:name="Straight Arrow Connector 515">
          <svg:title/>
          <svg:desc/>
        </draw:connector>
        <draw:connector draw:type="line" svg:x1="36.75in" svg:y1="21.8735in" svg:x2="36.75in" svg:y2="23.46755in" draw:id="id346" draw:style-name="a1364" draw:name="Straight Arrow Connector 517">
          <svg:title/>
          <svg:desc/>
        </draw:connector>
        <draw:custom-shape svg:x="37.98525in" svg:y="25.71683in" svg:width="0.30661in" svg:height="0.43657in" draw:id="id347" draw:style-name="a1367" draw:name="Oval 518">
          <svg:title/>
          <svg:desc/>
          <text:p text:style-name="a1366" text:class-names="" text:cond-style-name=""><text:span text:style-name="a136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29.39463in" svg:y1="22.27741in" svg:x2="29.29319in" svg:y2="25.52682in" draw:end-shape="id348" draw:end-glue-point="4" draw:id="id349" draw:style-name="a1369" draw:name="Straight Arrow Connector 520">
          <svg:title/>
          <svg:desc/>
        </draw:connector>
        <draw:connector draw:type="line" svg:x1="32.56973in" svg:y1="22.58333in" svg:x2="32.44791in" svg:y2="25.24754in" draw:id="id350" draw:style-name="a1371" draw:name="Straight Arrow Connector 522">
          <svg:title/>
          <svg:desc/>
        </draw:connector>
        <draw:connector draw:type="line" svg:x1="35.37499in" svg:y1="22.37914in" svg:x2="35.37499in" svg:y2="25.71683in" draw:id="id351" draw:style-name="a1373" draw:name="Straight Arrow Connector 526">
          <svg:title/>
          <svg:desc/>
        </draw:connector>
        <draw:connector draw:type="line" svg:x1="30.47225in" svg:y1="26.72029in" svg:x2="31.20833in" svg:y2="26.72029in" draw:id="id352" draw:style-name="a1375" draw:name="Straight Arrow Connector 528">
          <svg:title/>
          <svg:desc/>
        </draw:connector>
        <draw:connector draw:type="line" svg:x1="33.43403in" svg:y1="27.23115in" svg:x2="34.30811in" svg:y2="27.23115in" draw:id="id353" draw:style-name="a1377" draw:name="Straight Arrow Connector 530">
          <svg:title/>
          <svg:desc/>
        </draw:connector>
        <draw:connector draw:type="line" svg:x1="36.50129in" svg:y1="27.37693in" draw:start-shape="id354" draw:start-glue-point="1" svg:x2="37.10417in" svg:y2="27.20011in" draw:id="id355" draw:style-name="a1379" draw:name="Straight Arrow Connector 533">
          <svg:title/>
          <svg:desc/>
        </draw:connector>
        <draw:connector draw:type="line" svg:x1="38.14583in" svg:y1="28.13288in" svg:x2="38.14583in" svg:y2="29.986in" draw:id="id356" draw:style-name="a1381" draw:name="Straight Arrow Connector 535">
          <svg:title/>
          <svg:desc/>
        </draw:connector>
        <draw:frame draw:id="id357" draw:style-name="a1385" draw:name="TextBox 550" svg:x="30.13766in" svg:y="12.61991in" svg:width="0.66918in" svg:height="0.40391in">
          <draw:text-box>
            <text:p text:style-name="a1384" text:class-names="" text:cond-style-name=""><text:span text:style-name="a1382" text:class-names="">True</text:span><text:span text:style-name="a1383" text:class-names=""/></text:p>
          </draw:text-box>
          <svg:title/>
          <svg:desc/>
        </draw:frame>
        <draw:frame draw:id="id358" draw:style-name="a1389" draw:name="TextBox 551" svg:x="33.65759in" svg:y="12.61991in" svg:width="0.66918in" svg:height="0.40391in">
          <draw:text-box>
            <text:p text:style-name="a1388" text:class-names="" text:cond-style-name=""><text:span text:style-name="a1386" text:class-names="">True</text:span><text:span text:style-name="a1387" text:class-names=""/></text:p>
          </draw:text-box>
          <svg:title/>
          <svg:desc/>
        </draw:frame>
        <draw:frame draw:id="id359" draw:style-name="a1393" draw:name="TextBox 552" svg:x="30.47225in" svg:y="14.99117in" svg:width="0.66918in" svg:height="0.40391in">
          <draw:text-box>
            <text:p text:style-name="a1392" text:class-names="" text:cond-style-name=""><text:span text:style-name="a1390" text:class-names="">True</text:span><text:span text:style-name="a1391" text:class-names=""/></text:p>
          </draw:text-box>
          <svg:title/>
          <svg:desc/>
        </draw:frame>
        <draw:frame draw:id="id360" draw:style-name="a1397" draw:name="TextBox 553" svg:x="33.59159in" svg:y="15.13044in" svg:width="0.66918in" svg:height="0.40391in">
          <draw:text-box>
            <text:p text:style-name="a1396" text:class-names="" text:cond-style-name=""><text:span text:style-name="a1394" text:class-names="">True</text:span><text:span text:style-name="a1395" text:class-names=""/></text:p>
          </draw:text-box>
          <svg:title/>
          <svg:desc/>
        </draw:frame>
        <draw:frame draw:id="id361" draw:style-name="a1401" draw:name="TextBox 554" svg:x="35.84159in" svg:y="15.0696in" svg:width="0.66918in" svg:height="0.40391in">
          <draw:text-box>
            <text:p text:style-name="a1400" text:class-names="" text:cond-style-name=""><text:span text:style-name="a1398" text:class-names="">True</text:span><text:span text:style-name="a1399" text:class-names=""/></text:p>
          </draw:text-box>
          <svg:title/>
          <svg:desc/>
        </draw:frame>
        <draw:frame draw:id="id362" draw:style-name="a1405" draw:name="TextBox 555" svg:x="34.06766in" svg:y="21.10843in" svg:width="0.66918in" svg:height="0.40391in">
          <draw:text-box>
            <text:p text:style-name="a1404" text:class-names="" text:cond-style-name=""><text:span text:style-name="a1402" text:class-names="">True</text:span><text:span text:style-name="a1403" text:class-names=""/></text:p>
          </draw:text-box>
          <svg:title/>
          <svg:desc/>
        </draw:frame>
        <draw:frame draw:id="id363" draw:style-name="a1409" draw:name="TextBox 556" svg:x="30.67487in" svg:y="21.11059in" svg:width="0.82818in" svg:height="0.40391in">
          <draw:text-box>
            <text:p text:style-name="a1408" text:class-names="" text:cond-style-name=""><text:span text:style-name="a1406" text:class-names="">True</text:span><text:span text:style-name="a1407" text:class-names=""/></text:p>
          </draw:text-box>
          <svg:title/>
          <svg:desc/>
        </draw:frame>
        <draw:frame draw:id="id364" draw:style-name="a1413" draw:name="TextBox 557" svg:x="30.35683in" svg:y="26.24047in" svg:width="0.82818in" svg:height="0.40391in">
          <draw:text-box>
            <text:p text:style-name="a1412" text:class-names="" text:cond-style-name=""><text:span text:style-name="a1410" text:class-names="">True</text:span><text:span text:style-name="a1411" text:class-names=""/></text:p>
          </draw:text-box>
          <svg:title/>
          <svg:desc/>
        </draw:frame>
        <draw:frame draw:id="id365" draw:style-name="a1417" draw:name="TextBox 558" svg:x="33.3531in" svg:y="26.51834in" svg:width="0.82818in" svg:height="0.40391in">
          <draw:text-box>
            <text:p text:style-name="a1416" text:class-names="" text:cond-style-name=""><text:span text:style-name="a1414" text:class-names="">True</text:span><text:span text:style-name="a1415" text:class-names=""/></text:p>
          </draw:text-box>
          <svg:title/>
          <svg:desc/>
        </draw:frame>
        <draw:frame draw:id="id366" draw:style-name="a1421" draw:name="TextBox 559" svg:x="36.33226in" svg:y="26.72029in" svg:width="0.82818in" svg:height="0.40391in">
          <draw:text-box>
            <text:p text:style-name="a1420" text:class-names="" text:cond-style-name=""><text:span text:style-name="a1418" text:class-names="">True</text:span><text:span text:style-name="a1419" text:class-names=""/></text:p>
          </draw:text-box>
          <svg:title/>
          <svg:desc/>
        </draw:frame>
        <draw:frame draw:id="id367" draw:style-name="a1425" draw:name="TextBox 560" svg:x="38.12306in" svg:y="28.73115in" svg:width="0.82818in" svg:height="0.40391in">
          <draw:text-box>
            <text:p text:style-name="a1424" text:class-names="" text:cond-style-name=""><text:span text:style-name="a1422" text:class-names="">True</text:span><text:span text:style-name="a1423" text:class-names=""/></text:p>
          </draw:text-box>
          <svg:title/>
          <svg:desc/>
        </draw:frame>
        <draw:frame draw:id="id368" draw:style-name="a1429" draw:name="TextBox 561" svg:x="36.70726in" svg:y="22.49592in" svg:width="0.82818in" svg:height="0.40391in">
          <draw:text-box>
            <text:p text:style-name="a1428" text:class-names="" text:cond-style-name=""><text:span text:style-name="a1426" text:class-names="">True</text:span><text:span text:style-name="a1427" text:class-names=""/></text:p>
          </draw:text-box>
          <svg:title/>
          <svg:desc/>
        </draw:frame>
        <draw:frame draw:id="id369" draw:style-name="a1433" draw:name="TextBox 562" svg:x="37.74441in" svg:y="16.79193in" svg:width="0.82818in" svg:height="0.40391in">
          <draw:text-box>
            <text:p text:style-name="a1432" text:class-names="" text:cond-style-name=""><text:span text:style-name="a1430" text:class-names="">True</text:span><text:span text:style-name="a1431" text:class-names=""/></text:p>
          </draw:text-box>
          <svg:title/>
          <svg:desc/>
        </draw:frame>
        <draw:frame draw:id="id370" draw:style-name="a1437" draw:name="TextBox 564" svg:x="28.38735in" svg:y="13.90548in" svg:width="1.29835in" svg:height="0.40391in">
          <draw:text-box>
            <text:p text:style-name="a1436" text:class-names="" text:cond-style-name=""><text:span text:style-name="a1434" text:class-names="">False</text:span><text:span text:style-name="a1435" text:class-names=""/></text:p>
          </draw:text-box>
          <svg:title/>
          <svg:desc/>
        </draw:frame>
        <draw:frame draw:id="id371" draw:style-name="a1441" draw:name="TextBox 565" svg:x="31.39016in" svg:y="13.86381in" svg:width="1.29835in" svg:height="0.40391in">
          <draw:text-box>
            <text:p text:style-name="a1440" text:class-names="" text:cond-style-name=""><text:span text:style-name="a1438" text:class-names="">False</text:span><text:span text:style-name="a1439" text:class-names=""/></text:p>
          </draw:text-box>
          <svg:title/>
          <svg:desc/>
        </draw:frame>
        <draw:frame draw:id="id372" draw:style-name="a1445" draw:name="TextBox 566" svg:x="28.48572in" svg:y="18.08491in" svg:width="1.29835in" svg:height="0.40391in">
          <draw:text-box>
            <text:p text:style-name="a1444" text:class-names="" text:cond-style-name=""><text:span text:style-name="a1442" text:class-names="">False</text:span><text:span text:style-name="a1443" text:class-names=""/></text:p>
          </draw:text-box>
          <svg:title/>
          <svg:desc/>
        </draw:frame>
        <draw:frame draw:id="id373" draw:style-name="a1449" draw:name="TextBox 567" svg:x="31.58589in" svg:y="18.21235in" svg:width="1.29835in" svg:height="0.40391in">
          <draw:text-box>
            <text:p text:style-name="a1448" text:class-names="" text:cond-style-name=""><text:span text:style-name="a1446" text:class-names="">False</text:span><text:span text:style-name="a1447" text:class-names=""/></text:p>
          </draw:text-box>
          <svg:title/>
          <svg:desc/>
        </draw:frame>
        <draw:frame draw:id="id374" draw:style-name="a1453" draw:name="TextBox 568" svg:x="34.42128in" svg:y="18.21235in" svg:width="1.29835in" svg:height="0.40391in">
          <draw:text-box>
            <text:p text:style-name="a1452" text:class-names="" text:cond-style-name=""><text:span text:style-name="a1450" text:class-names="">False</text:span><text:span text:style-name="a1451" text:class-names=""/></text:p>
          </draw:text-box>
          <svg:title/>
          <svg:desc/>
        </draw:frame>
        <draw:frame draw:id="id375" draw:style-name="a1457" draw:name="TextBox 569" svg:x="28.48572in" svg:y="23.56778in" svg:width="1.29835in" svg:height="0.40391in">
          <draw:text-box>
            <text:p text:style-name="a1456" text:class-names="" text:cond-style-name=""><text:span text:style-name="a1454" text:class-names="">False</text:span><text:span text:style-name="a1455" text:class-names=""/></text:p>
          </draw:text-box>
          <svg:title/>
          <svg:desc/>
        </draw:frame>
        <draw:frame draw:id="id376" draw:style-name="a1461" draw:name="TextBox 570" svg:x="31.27137in" svg:y="23.99824in" svg:width="1.29835in" svg:height="0.40391in">
          <draw:text-box>
            <text:p text:style-name="a1460" text:class-names="" text:cond-style-name=""><text:span text:style-name="a1458" text:class-names="">False</text:span><text:span text:style-name="a1459" text:class-names=""/></text:p>
          </draw:text-box>
          <svg:title/>
          <svg:desc/>
        </draw:frame>
        <draw:frame draw:id="id377" draw:style-name="a1465" draw:name="TextBox 571" svg:x="34.39962in" svg:y="23.82981in" svg:width="1.29835in" svg:height="0.40391in">
          <draw:text-box>
            <text:p text:style-name="a1464" text:class-names="" text:cond-style-name=""><text:span text:style-name="a1462" text:class-names="">False</text:span><text:span text:style-name="a1463" text:class-names=""/></text:p>
          </draw:text-box>
          <svg:title/>
          <svg:desc/>
        </draw:frame>
        <draw:custom-shape svg:x="23.95858in" svg:y="7.25734in" svg:width="1.31787in" svg:height="1.37602in" draw:id="id378" draw:style-name="a1469" draw:name="Oval 575">
          <svg:title/>
          <svg:desc/>
          <text:p text:style-name="a1468" text:class-names="" text:cond-style-name=""><text:span text:style-name="a1466" text:class-names="">End</text:span><text:span text:style-name="a146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3.86575in" svg:y="16.71793in" svg:width="1.31787in" svg:height="1.37602in" draw:id="id379" draw:style-name="a1473" draw:name="Oval 576">
          <svg:title/>
          <svg:desc/>
          <text:p text:style-name="a1472" text:class-names="" text:cond-style-name=""><text:span text:style-name="a1470" text:class-names="">End</text:span><text:span text:style-name="a147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3.80302in" svg:y="20.14471in" svg:width="1.31787in" svg:height="1.37602in" draw:id="id380" draw:style-name="a1477" draw:name="Oval 577">
          <svg:title/>
          <svg:desc/>
          <text:p text:style-name="a1476" text:class-names="" text:cond-style-name=""><text:span text:style-name="a1474" text:class-names="">End</text:span><text:span text:style-name="a147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3.89929in" svg:y="23.03236in" svg:width="1.31787in" svg:height="1.37602in" draw:id="id381" draw:style-name="a1481" draw:name="Oval 578">
          <svg:title/>
          <svg:desc/>
          <text:p text:style-name="a1480" text:class-names="" text:cond-style-name=""><text:span text:style-name="a1478" text:class-names="">End</text:span><text:span text:style-name="a147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3.84388in" svg:y="26.03228in" svg:width="1.31787in" svg:height="1.37602in" draw:id="id382" draw:style-name="a1485" draw:name="Oval 579">
          <svg:title/>
          <svg:desc/>
          <text:p text:style-name="a1484" text:class-names="" text:cond-style-name=""><text:span text:style-name="a1482" text:class-names="">End</text:span><text:span text:style-name="a148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3.75789in" svg:y="28.92611in" svg:width="1.31787in" svg:height="1.37602in" draw:id="id383" draw:style-name="a1489" draw:name="Oval 580">
          <svg:title/>
          <svg:desc/>
          <text:p text:style-name="a1488" text:class-names="" text:cond-style-name=""><text:span text:style-name="a1486" text:class-names="">End</text:span><text:span text:style-name="a148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3.8147in" svg:y="32.10736in" svg:width="1.31787in" svg:height="1.37602in" draw:id="id384" draw:style-name="a1493" draw:name="Oval 581">
          <svg:title/>
          <svg:desc/>
          <text:p text:style-name="a1492" text:class-names="" text:cond-style-name=""><text:span text:style-name="a1490" text:class-names="">End</text:span><text:span text:style-name="a149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3.97479in" svg:y="34.39822in" svg:width="1.31787in" svg:height="1.37602in" draw:id="id385" draw:style-name="a1497" draw:name="Oval 582">
          <svg:title/>
          <svg:desc/>
          <text:p text:style-name="a1496" text:class-names="" text:cond-style-name=""><text:span text:style-name="a1494" text:class-names="">End</text:span><text:span text:style-name="a149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4.13807in" svg:y="37.06497in" svg:width="1.01148in" svg:height="1.37602in" draw:id="id386" draw:style-name="a1501" draw:name="Oval 583">
          <svg:title/>
          <svg:desc/>
          <text:p text:style-name="a1500" text:class-names="" text:cond-style-name=""><text:span text:style-name="a1498" text:class-names="">End</text:span><text:span text:style-name="a149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6.77805in" svg:y="10.5226in" svg:width="1.31787in" svg:height="1.37602in" draw:id="id387" draw:style-name="a1505" draw:name="Oval 584">
          <svg:title/>
          <svg:desc/>
          <text:p text:style-name="a1504" text:class-names="" text:cond-style-name=""><text:span text:style-name="a1502" text:class-names="">End</text:span><text:span text:style-name="a150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7.65928in" svg:y="19.77039in" svg:width="1.31787in" svg:height="1.37602in" draw:id="id388" draw:style-name="a1509" draw:name="Oval 585">
          <svg:title/>
          <svg:desc/>
          <text:p text:style-name="a1508" text:class-names="" text:cond-style-name=""><text:span text:style-name="a1506" text:class-names="">End</text:span><text:span text:style-name="a150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7.21928in" svg:y="37.21514in" svg:width="1.31787in" svg:height="1.37602in" draw:id="id389" draw:style-name="a1513" draw:name="Oval 586">
          <svg:title/>
          <svg:desc/>
          <text:p text:style-name="a1512" text:class-names="" text:cond-style-name=""><text:span text:style-name="a1510" text:class-names="">End</text:span><text:span text:style-name="a151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2.89605in" svg:y="29.6926in" svg:width="1.31787in" svg:height="1.37602in" draw:id="id390" draw:style-name="a1517" draw:name="Oval 587">
          <svg:title/>
          <svg:desc/>
          <text:p text:style-name="a1516" text:class-names="" text:cond-style-name=""><text:span text:style-name="a1514" text:class-names="">End</text:span><text:span text:style-name="a151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56535in" svg:y="24.47737in" svg:width="1.31787in" svg:height="1.37602in" draw:id="id391" draw:style-name="a1521" draw:name="Oval 588">
          <svg:title/>
          <svg:desc/>
          <text:p text:style-name="a1520" text:class-names="" text:cond-style-name=""><text:span text:style-name="a1518" text:class-names="">End</text:span><text:span text:style-name="a151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3.5896in" svg:y="16.56287in" svg:width="1.31787in" svg:height="1.37602in" draw:id="id392" draw:style-name="a1525" draw:name="Oval 589">
          <svg:title/>
          <svg:desc/>
          <text:p text:style-name="a1524" text:class-names="" text:cond-style-name=""><text:span text:style-name="a1522" text:class-names="">End</text:span><text:span text:style-name="a152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4.02733in" svg:y="11.64236in" svg:width="1.31787in" svg:height="1.37602in" draw:id="id393" draw:style-name="a1529" draw:name="Oval 590">
          <svg:title/>
          <svg:desc/>
          <text:p text:style-name="a1528" text:class-names="" text:cond-style-name=""><text:span text:style-name="a1526" text:class-names="">End</text:span><text:span text:style-name="a152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79627in" svg:y="10.16348in" svg:width="1.31787in" svg:height="1.37602in" draw:id="id394" draw:style-name="a1533" draw:name="Oval 591">
          <svg:title/>
          <svg:desc/>
          <text:p text:style-name="a1532" text:class-names="" text:cond-style-name=""><text:span text:style-name="a1530" text:class-names="">End</text:span><text:span text:style-name="a153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94476in" svg:y="1.95924in" svg:width="1.31787in" svg:height="1.37602in" draw:id="id395" draw:style-name="a1537" draw:name="Oval 592">
          <svg:title/>
          <svg:desc/>
          <text:p text:style-name="a1536" text:class-names="" text:cond-style-name=""><text:span text:style-name="a1534" text:class-names="">End</text:span><text:span text:style-name="a153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10.44in" svg:y1="3.82in" svg:x2="10.44in" svg:y2="3.38514in" draw:id="id396" draw:style-name="a1539" draw:name="Straight Arrow Connector 594">
          <svg:title/>
          <svg:desc/>
        </draw:connector>
        <draw:connector draw:type="line" svg:x1="11.5in" svg:y1="9.5746in" svg:x2="11.5in" svg:y2="10.18115in" draw:id="id397" draw:style-name="a1541" draw:name="Straight Arrow Connector 596">
          <svg:title/>
          <svg:desc/>
        </draw:connector>
        <draw:connector draw:type="line" svg:x1="13.14in" svg:y1="12.33038in" svg:x2="14.02733in" svg:y2="12.33038in" draw:end-shape="id393" draw:end-glue-point="3" draw:id="id398" draw:style-name="a1543" draw:name="Straight Arrow Connector 598">
          <svg:title/>
          <svg:desc/>
        </draw:connector>
        <draw:connector draw:type="line" svg:x1="14.44in" svg:y1="15.66317in" svg:x2="14.44in" svg:y2="16.68in" draw:id="id399" draw:style-name="a1545" draw:name="Straight Arrow Connector 601">
          <svg:title/>
          <svg:desc/>
        </draw:connector>
        <draw:connector draw:type="line" svg:x1="11.06in" svg:y1="24.96343in" svg:x2="11.56535in" svg:y2="25.16538in" draw:end-shape="id391" draw:end-glue-point="3" draw:id="id400" draw:style-name="a1547" draw:name="Straight Arrow Connector 603">
          <svg:title/>
          <svg:desc/>
        </draw:connector>
        <draw:connector draw:type="line" svg:x1="13.74in" svg:y1="28.76in" svg:x2="13.74in" svg:y2="29.88015in" draw:id="id401" draw:style-name="a1549" draw:name="Straight Arrow Connector 605">
          <svg:title/>
          <svg:desc/>
        </draw:connector>
        <draw:connector draw:type="line" svg:x1="23.24643in" svg:y1="7.99318in" svg:x2="23.95858in" svg:y2="7.94536in" draw:end-shape="id378" draw:end-glue-point="3" draw:id="id402" draw:style-name="a1551" draw:name="Straight Arrow Connector 607">
          <svg:title/>
          <svg:desc/>
        </draw:connector>
        <draw:connector draw:type="line" svg:x1="23.26994in" svg:y1="17.61413in" draw:start-shape="id129" draw:start-glue-point="1" svg:x2="24.07166in" svg:y2="17.61413in" draw:id="id403" draw:style-name="a1553" draw:name="Straight Arrow Connector 609">
          <svg:title/>
          <svg:desc/>
        </draw:connector>
        <draw:connector draw:type="line" svg:x1="22.92in" svg:y1="20.83272in" svg:x2="23.92in" svg:y2="20.83272in" draw:id="id404" draw:style-name="a1555" draw:name="Straight Arrow Connector 611">
          <svg:title/>
          <svg:desc/>
        </draw:connector>
        <draw:connector draw:type="line" svg:x1="23.39492in" svg:y1="23.72037in" draw:start-shape="id130" draw:start-glue-point="1" svg:x2="24.06in" svg:y2="23.76974in" draw:id="id405" draw:style-name="a1557" draw:name="Straight Arrow Connector 613">
          <svg:title/>
          <svg:desc/>
        </draw:connector>
        <draw:connector draw:type="line" svg:x1="23.25086in" svg:y1="26.72029in" draw:start-shape="id131" draw:start-glue-point="1" svg:x2="23.84388in" svg:y2="26.72029in" draw:end-shape="id382" draw:end-glue-point="3" draw:id="id406" draw:style-name="a1559" draw:name="Straight Arrow Connector 615">
          <svg:title/>
          <svg:desc/>
        </draw:connector>
        <draw:connector draw:type="line" svg:x1="23.25086in" svg:y1="29.54in" svg:x2="23.88in" svg:y2="29.54in" draw:id="id407" draw:style-name="a1561" draw:name="Straight Arrow Connector 617">
          <svg:title/>
          <svg:desc/>
        </draw:connector>
        <draw:connector draw:type="line" svg:x1="22.88968in" svg:y1="32.94356in" svg:x2="23.90015in" svg:y2="32.94356in" draw:id="id408" draw:style-name="a1563" draw:name="Straight Arrow Connector 619">
          <svg:title/>
          <svg:desc/>
        </draw:connector>
        <draw:connector draw:type="line" svg:x1="23.33361in" svg:y1="35.08623in" svg:x2="23.97479in" svg:y2="35.08623in" draw:end-shape="id385" draw:end-glue-point="3" draw:id="id409" draw:style-name="a1565" draw:name="Straight Arrow Connector 621">
          <svg:title/>
          <svg:desc/>
        </draw:connector>
        <draw:connector draw:type="line" svg:x1="23.43151in" svg:y1="37.96117in" draw:start-shape="id134" draw:start-glue-point="1" svg:x2="24.15215in" svg:y2="37.97061in" draw:id="id410" draw:style-name="a1567" draw:name="Straight Arrow Connector 623">
          <svg:title/>
          <svg:desc/>
        </draw:connector>
        <draw:connector draw:type="line" svg:x1="38.12705in" svg:y1="30.86481in" svg:x2="38.22024in" svg:y2="37.52883in" draw:id="id411" draw:style-name="a1569" draw:name="Straight Arrow Connector 625">
          <svg:title/>
          <svg:desc/>
        </draw:connector>
        <draw:connector draw:type="line" svg:x1="33.65759in" svg:y1="32.06677in" draw:start-shape="id137" draw:start-glue-point="1" svg:x2="35.66in" svg:y2="32.06677in" draw:id="id412" draw:style-name="a1571" draw:name="Straight Arrow Connector 627">
          <svg:title/>
          <svg:desc/>
        </draw:connector>
        <draw:connector draw:type="line" svg:x1="33.67799in" svg:y1="35.4216in" draw:start-shape="id138" draw:start-glue-point="1" svg:x2="35.37499in" svg:y2="35.4216in" draw:id="id413" draw:style-name="a1573" draw:name="Straight Arrow Connector 629">
          <svg:title/>
          <svg:desc/>
        </draw:connector>
        <draw:connector draw:type="line" svg:x1="34.03821in" svg:y1="37.99654in" draw:start-shape="id139" draw:start-glue-point="1" svg:x2="37.66667in" svg:y2="38.08506in" draw:id="id414" draw:style-name="a1575" draw:name="Straight Arrow Connector 631">
          <svg:title/>
          <svg:desc/>
        </draw:connector>
        <draw:custom-shape svg:x="35.6382in" svg:y="31.27429in" svg:width="1.31787in" svg:height="1.37602in" draw:id="id415" draw:style-name="a1579" draw:name="Oval 634">
          <svg:title/>
          <svg:desc/>
          <text:p text:style-name="a1578" text:class-names="" text:cond-style-name=""><text:span text:style-name="a1576" text:class-names="">End</text:span><text:span text:style-name="a157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5.37499in" svg:y="34.63735in" svg:width="1.31787in" svg:height="1.37602in" draw:id="id416" draw:style-name="a1583" draw:name="Oval 635">
          <svg:title/>
          <svg:desc/>
          <text:p text:style-name="a1582" text:class-names="" text:cond-style-name=""><text:span text:style-name="a1580" text:class-names="">End</text:span><text:span text:style-name="a158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38.31822in" svg:y1="23.24055in" svg:x2="38.31822in" svg:y2="21.14641in" draw:end-shape="id388" draw:end-glue-point="2" draw:id="id417" draw:style-name="a1585" draw:name="Straight Arrow Connector 638">
          <svg:title/>
          <svg:desc/>
        </draw:connector>
        <draw:connector draw:type="line" svg:x1="38.2in" svg:y1="18.09395in" svg:x2="38.2in" svg:y2="19.9655in" draw:id="id418" draw:style-name="a1587" draw:name="Straight Arrow Connector 641">
          <svg:title/>
          <svg:desc/>
        </draw:connector>
        <draw:connector draw:type="line" svg:x1="37.43698in" svg:y1="12.61991in" svg:x2="37.43698in" svg:y2="11.89863in" draw:end-shape="id387" draw:end-glue-point="2" draw:id="id419" draw:style-name="a1589" draw:name="Straight Arrow Connector 643">
          <svg:title/>
          <svg:desc/>
        </draw:connector>
        <draw:frame draw:id="id420" draw:style-name="a1593" draw:name="TextBox 645" svg:x="9.82131in" svg:y="3.38514in" svg:width="0.66918in" svg:height="0.40391in">
          <draw:text-box>
            <text:p text:style-name="a1592" text:class-names="" text:cond-style-name=""><text:span text:style-name="a1590" text:class-names="">True</text:span><text:span text:style-name="a1591" text:class-names=""/></text:p>
          </draw:text-box>
          <svg:title/>
          <svg:desc/>
        </draw:frame>
        <draw:frame draw:id="id421" draw:style-name="a1597" draw:name="TextBox 646" svg:x="13.41508in" svg:y="12.33038in" svg:width="0.66918in" svg:height="0.40391in">
          <draw:text-box>
            <text:p text:style-name="a1596" text:class-names="" text:cond-style-name=""><text:span text:style-name="a1594" text:class-names="">True</text:span><text:span text:style-name="a1595" text:class-names=""/></text:p>
          </draw:text-box>
          <svg:title/>
          <svg:desc/>
        </draw:frame>
        <draw:frame draw:id="id422" draw:style-name="a1601" draw:name="TextBox 647" svg:x="10.88122in" svg:y="9.73634in" svg:width="0.66918in" svg:height="0.40391in">
          <draw:text-box>
            <text:p text:style-name="a1600" text:class-names="" text:cond-style-name=""><text:span text:style-name="a1598" text:class-names="">True</text:span><text:span text:style-name="a1599" text:class-names=""/></text:p>
          </draw:text-box>
          <svg:title/>
          <svg:desc/>
        </draw:frame>
        <draw:frame draw:id="id423" draw:style-name="a1605" draw:name="TextBox 648" svg:x="13.64674in" svg:y="16.00856in" svg:width="0.66918in" svg:height="0.40391in">
          <draw:text-box>
            <text:p text:style-name="a1604" text:class-names="" text:cond-style-name=""><text:span text:style-name="a1602" text:class-names="">True</text:span><text:span text:style-name="a1603" text:class-names=""/></text:p>
          </draw:text-box>
          <svg:title/>
          <svg:desc/>
        </draw:frame>
        <draw:frame draw:id="id424" draw:style-name="a1609" draw:name="TextBox 649" svg:x="23.31378in" svg:y="8.06363in" svg:width="0.66918in" svg:height="0.40391in">
          <draw:text-box>
            <text:p text:style-name="a1608" text:class-names="" text:cond-style-name=""><text:span text:style-name="a1606" text:class-names="">True</text:span><text:span text:style-name="a1607" text:class-names=""/></text:p>
          </draw:text-box>
          <svg:title/>
          <svg:desc/>
        </draw:frame>
        <draw:frame draw:id="id425" draw:style-name="a1613" draw:name="TextBox 650" svg:x="23.25086in" svg:y="17.8088in" svg:width="0.66918in" svg:height="0.40391in">
          <draw:text-box>
            <text:p text:style-name="a1612" text:class-names="" text:cond-style-name=""><text:span text:style-name="a1610" text:class-names="">True</text:span><text:span text:style-name="a1611" text:class-names=""/></text:p>
          </draw:text-box>
          <svg:title/>
          <svg:desc/>
        </draw:frame>
        <draw:frame draw:id="id426" draw:style-name="a1617" draw:name="TextBox 652" svg:x="23.25086in" svg:y="20.9968in" svg:width="0.66918in" svg:height="0.40391in">
          <draw:text-box>
            <text:p text:style-name="a1616" text:class-names="" text:cond-style-name=""><text:span text:style-name="a1614" text:class-names="">True</text:span><text:span text:style-name="a1615" text:class-names=""/></text:p>
          </draw:text-box>
          <svg:title/>
          <svg:desc/>
        </draw:frame>
        <draw:frame draw:id="id427" draw:style-name="a1621" draw:name="TextBox 653" svg:x="23.33361in" svg:y="23.8754in" svg:width="0.66918in" svg:height="0.40391in">
          <draw:text-box>
            <text:p text:style-name="a1620" text:class-names="" text:cond-style-name=""><text:span text:style-name="a1618" text:class-names="">True</text:span><text:span text:style-name="a1619" text:class-names=""/></text:p>
          </draw:text-box>
          <svg:title/>
          <svg:desc/>
        </draw:frame>
        <draw:frame draw:id="id428" draw:style-name="a1625" draw:name="TextBox 654" svg:x="23.29191in" svg:y="26.8547in" svg:width="0.66918in" svg:height="0.40391in">
          <draw:text-box>
            <text:p text:style-name="a1624" text:class-names="" text:cond-style-name=""><text:span text:style-name="a1622" text:class-names="">True</text:span><text:span text:style-name="a1623" text:class-names=""/></text:p>
          </draw:text-box>
          <svg:title/>
          <svg:desc/>
        </draw:frame>
        <draw:frame draw:id="id429" draw:style-name="a1629" draw:name="TextBox 655" svg:x="23.25086in" svg:y="29.82231in" svg:width="0.66918in" svg:height="0.40391in">
          <draw:text-box>
            <text:p text:style-name="a1628" text:class-names="" text:cond-style-name=""><text:span text:style-name="a1626" text:class-names="">True</text:span><text:span text:style-name="a1627" text:class-names=""/></text:p>
          </draw:text-box>
          <svg:title/>
          <svg:desc/>
        </draw:frame>
        <draw:frame draw:id="id430" draw:style-name="a1633" draw:name="TextBox 656" svg:x="23.36191in" svg:y="33.14701in" svg:width="0.66918in" svg:height="0.40391in">
          <draw:text-box>
            <text:p text:style-name="a1632" text:class-names="" text:cond-style-name=""><text:span text:style-name="a1630" text:class-names="">True</text:span><text:span text:style-name="a1631" text:class-names=""/></text:p>
          </draw:text-box>
          <svg:title/>
          <svg:desc/>
        </draw:frame>
        <draw:frame draw:id="id431" draw:style-name="a1637" draw:name="TextBox 657" svg:x="23.40402in" svg:y="35.07267in" svg:width="0.66918in" svg:height="0.40391in">
          <draw:text-box>
            <text:p text:style-name="a1636" text:class-names="" text:cond-style-name=""><text:span text:style-name="a1634" text:class-names="">True</text:span><text:span text:style-name="a1635" text:class-names=""/></text:p>
          </draw:text-box>
          <svg:title/>
          <svg:desc/>
        </draw:frame>
        <draw:frame draw:id="id432" draw:style-name="a1641" draw:name="TextBox 659" svg:x="23.43302in" svg:y="37.51672in" svg:width="0.66918in" svg:height="0.40391in">
          <draw:text-box>
            <text:p text:style-name="a1640" text:class-names="" text:cond-style-name=""><text:span text:style-name="a1638" text:class-names="">True</text:span><text:span text:style-name="a1639" text:class-names=""/></text:p>
          </draw:text-box>
          <svg:title/>
          <svg:desc/>
        </draw:frame>
        <draw:custom-shape svg:x="34.05712in" svg:y="7.4301in" svg:width="1.31787in" svg:height="1.37602in" draw:id="id433" draw:style-name="a1645" draw:name="Oval 661">
          <svg:title/>
          <svg:desc/>
          <text:p text:style-name="a1644" text:class-names="" text:cond-style-name=""><text:span text:style-name="a1642" text:class-names="">End</text:span><text:span text:style-name="a164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33.52176in" svg:y1="8.11811in" draw:start-shape="id127" draw:start-glue-point="1" svg:x2="34.03821in" svg:y2="8.11811in" draw:id="id434" draw:style-name="a1647" draw:name="Straight Arrow Connector 663">
          <svg:title/>
          <svg:desc/>
        </draw:connector>
        <draw:frame draw:id="id435" draw:style-name="a1651" draw:name="TextBox 664" svg:x="33.47435in" svg:y="7.43634in" svg:width="0.66918in" svg:height="0.40391in">
          <draw:text-box>
            <text:p text:style-name="a1650" text:class-names="" text:cond-style-name=""><text:span text:style-name="a1648" text:class-names="">True</text:span><text:span text:style-name="a1649" text:class-names=""/></text:p>
          </draw:text-box>
          <svg:title/>
          <svg:desc/>
        </draw:frame>
        <draw:frame draw:id="id436" draw:style-name="a1655" draw:name="TextBox 665" svg:x="36.62148in" svg:y="11.8663in" svg:width="0.66918in" svg:height="0.40391in">
          <draw:text-box>
            <text:p text:style-name="a1654" text:class-names="" text:cond-style-name=""><text:span text:style-name="a1652" text:class-names="">True</text:span><text:span text:style-name="a1653" text:class-names=""/></text:p>
          </draw:text-box>
          <svg:title/>
          <svg:desc/>
        </draw:frame>
        <draw:frame draw:id="id437" draw:style-name="a1659" draw:name="TextBox 666" svg:x="37.55898in" svg:y="18.89272in" svg:width="0.66918in" svg:height="0.40391in">
          <draw:text-box>
            <text:p text:style-name="a1658" text:class-names="" text:cond-style-name=""><text:span text:style-name="a1656" text:class-names="">True</text:span><text:span text:style-name="a1657" text:class-names=""/></text:p>
          </draw:text-box>
          <svg:title/>
          <svg:desc/>
        </draw:frame>
        <draw:frame draw:id="id438" draw:style-name="a1663" draw:name="TextBox 667" svg:x="37.62148in" svg:y="22.00244in" svg:width="0.66918in" svg:height="0.40391in">
          <draw:text-box>
            <text:p text:style-name="a1662" text:class-names="" text:cond-style-name=""><text:span text:style-name="a1660" text:class-names="">True</text:span><text:span text:style-name="a1661" text:class-names=""/></text:p>
          </draw:text-box>
          <svg:title/>
          <svg:desc/>
        </draw:frame>
        <draw:frame draw:id="id439" draw:style-name="a1667" draw:name="TextBox 668" svg:x="34.70581in" svg:y="31.64246in" svg:width="0.66918in" svg:height="0.40391in">
          <draw:text-box>
            <text:p text:style-name="a1666" text:class-names="" text:cond-style-name=""><text:span text:style-name="a1664" text:class-names="">True</text:span><text:span text:style-name="a1665" text:class-names=""/></text:p>
          </draw:text-box>
          <svg:title/>
          <svg:desc/>
        </draw:frame>
        <draw:frame draw:id="id440" draw:style-name="a1671" draw:name="TextBox 669" svg:x="34.35953in" svg:y="34.8564in" svg:width="0.66918in" svg:height="0.40391in">
          <draw:text-box>
            <text:p text:style-name="a1670" text:class-names="" text:cond-style-name=""><text:span text:style-name="a1668" text:class-names="">True</text:span><text:span text:style-name="a1669" text:class-names=""/></text:p>
          </draw:text-box>
          <svg:title/>
          <svg:desc/>
        </draw:frame>
        <draw:frame draw:id="id441" draw:style-name="a1675" draw:name="TextBox 670" svg:x="35.0404in" svg:y="37.50081in" svg:width="0.66918in" svg:height="0.40391in">
          <draw:text-box>
            <text:p text:style-name="a1674" text:class-names="" text:cond-style-name=""><text:span text:style-name="a1672" text:class-names="">True</text:span><text:span text:style-name="a1673" text:class-names=""/></text:p>
          </draw:text-box>
          <svg:title/>
          <svg:desc/>
        </draw:frame>
        <draw:frame draw:id="id442" draw:style-name="a1679" draw:name="TextBox 671" svg:x="38.20256in" svg:y="33.87786in" svg:width="0.66918in" svg:height="0.40391in">
          <draw:text-box>
            <text:p text:style-name="a1678" text:class-names="" text:cond-style-name=""><text:span text:style-name="a1676" text:class-names="">True</text:span><text:span text:style-name="a1677" text:class-names=""/></text:p>
          </draw:text-box>
          <svg:title/>
          <svg:desc/>
        </draw:frame>
        <presentation:notes draw:style-name="a2064">
          <draw:page-thumbnail draw:page-number="1" svg:x="2.0625in" svg:y="1.25in" svg:width="3.375in" svg:height="3.375in" presentation:class="page" draw:id="id485" presentation:style-name="a2058" draw:name="Slide Image Placeholder 1">
            <svg:title/>
            <svg:desc/>
          </draw:page-thumbnail>
          <draw:frame draw:id="id486" presentation:style-name="a205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487" draw:style-name="a2063" draw:name="Slide Number Placeholder 3" svg:x="4.24826in" svg:y="9.49826in" svg:width="3.25in" svg:height="0.50174in">
            <draw:text-box>
              <text:p text:style-name="a2062" text:class-names="" text:cond-style-name=""><text:span text:style-name="a2060" text:class-names=""><text:page-number style:num-format="1" text:fixed="false"/></text:span><text:span text:style-name="a2061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2.95274in" svg:y="6.44316in" svg:width="33.46432in" svg:height="13.70652in"/>
      <presentation:placeholder presentation:object="subtitle" svg:x="4.92122in" svg:y="20.67826in" svg:width="29.52734in" svg:height="9.50525in"/>
      <presentation:placeholder presentation:object="date-time" svg:x="2.70667in" svg:y="36.48997in" svg:width="8.8582in" svg:height="2.09608in"/>
      <presentation:placeholder presentation:object="footer" svg:x="13.04124in" svg:y="36.48997in" svg:width="13.28731in" svg:height="2.09608in"/>
      <presentation:placeholder presentation:object="page-number" svg:x="27.80492in" svg:y="36.48997in" svg:width="8.8582in" svg:height="2.09608in"/>
    </style:presentation-page-layout>
    <style:presentation-page-layout style:name="Master1-PPL2" style:display-name="Title and Content">
      <presentation:placeholder presentation:object="title" svg:x="2.70667in" svg:y="2.09609in" svg:width="33.95645in" svg:height="7.60967in"/>
      <presentation:placeholder presentation:object="object" svg:x="2.70667in" svg:y="10.48038in" svg:width="33.95645in" svg:height="24.97977in"/>
      <presentation:placeholder presentation:object="date-time" svg:x="2.70667in" svg:y="36.48997in" svg:width="8.8582in" svg:height="2.09608in"/>
      <presentation:placeholder presentation:object="footer" svg:x="13.04124in" svg:y="36.48997in" svg:width="13.28731in" svg:height="2.09608in"/>
      <presentation:placeholder presentation:object="page-number" svg:x="27.80492in" svg:y="36.48997in" svg:width="8.8582in" svg:height="2.09608in"/>
    </style:presentation-page-layout>
    <style:presentation-page-layout style:name="Master1-PPL3" style:display-name="Section Header">
      <presentation:placeholder presentation:object="title" svg:x="2.68617in" svg:y="9.81512in" svg:width="33.95645in" svg:height="16.37674in"/>
      <presentation:placeholder presentation:object="outline" svg:x="2.68617in" svg:y="26.34679in" svg:width="33.95645in" svg:height="8.61214in"/>
      <presentation:placeholder presentation:object="date-time" svg:x="2.70667in" svg:y="36.48997in" svg:width="8.8582in" svg:height="2.09608in"/>
      <presentation:placeholder presentation:object="footer" svg:x="13.04124in" svg:y="36.48997in" svg:width="13.28731in" svg:height="2.09608in"/>
      <presentation:placeholder presentation:object="page-number" svg:x="27.80492in" svg:y="36.48997in" svg:width="8.8582in" svg:height="2.09608in"/>
    </style:presentation-page-layout>
    <style:presentation-page-layout style:name="Master1-PPL4" style:display-name="Two Content">
      <presentation:placeholder presentation:object="title" svg:x="2.70667in" svg:y="2.09609in" svg:width="33.95645in" svg:height="7.60967in"/>
      <presentation:placeholder presentation:object="object" svg:x="2.70667in" svg:y="10.48038in" svg:width="16.73216in" svg:height="24.97977in"/>
      <presentation:placeholder presentation:object="object" svg:x="19.93096in" svg:y="10.48038in" svg:width="16.73216in" svg:height="24.97977in"/>
      <presentation:placeholder presentation:object="date-time" svg:x="2.70667in" svg:y="36.48997in" svg:width="8.8582in" svg:height="2.09608in"/>
      <presentation:placeholder presentation:object="footer" svg:x="13.04124in" svg:y="36.48997in" svg:width="13.28731in" svg:height="2.09608in"/>
      <presentation:placeholder presentation:object="page-number" svg:x="27.80492in" svg:y="36.48997in" svg:width="8.8582in" svg:height="2.09608in"/>
    </style:presentation-page-layout>
    <style:presentation-page-layout style:name="Master1-PPL5" style:display-name="Comparison">
      <presentation:placeholder presentation:object="title" svg:x="2.7118in" svg:y="2.09609in" svg:width="33.95645in" svg:height="7.60967in"/>
      <presentation:placeholder presentation:object="outline" svg:x="2.71181in" svg:y="9.65107in" svg:width="16.65526in" svg:height="4.72984in"/>
      <presentation:placeholder presentation:object="object" svg:x="2.71181in" svg:y="14.38091in" svg:width="16.65526in" svg:height="21.15215in"/>
      <presentation:placeholder presentation:object="outline" svg:x="19.93096in" svg:y="9.65107in" svg:width="16.73729in" svg:height="4.72984in"/>
      <presentation:placeholder presentation:object="object" svg:x="19.93096in" svg:y="14.38091in" svg:width="16.73729in" svg:height="21.15215in"/>
      <presentation:placeholder presentation:object="date-time" svg:x="2.70667in" svg:y="36.48997in" svg:width="8.8582in" svg:height="2.09608in"/>
      <presentation:placeholder presentation:object="footer" svg:x="13.04124in" svg:y="36.48997in" svg:width="13.28731in" svg:height="2.09608in"/>
      <presentation:placeholder presentation:object="page-number" svg:x="27.80492in" svg:y="36.48997in" svg:width="8.8582in" svg:height="2.09608in"/>
    </style:presentation-page-layout>
    <style:presentation-page-layout style:name="Master1-PPL6" style:display-name="Title Only">
      <presentation:placeholder presentation:object="title" svg:x="2.70667in" svg:y="2.09609in" svg:width="33.95645in" svg:height="7.60967in"/>
      <presentation:placeholder presentation:object="date-time" svg:x="2.70667in" svg:y="36.48997in" svg:width="8.8582in" svg:height="2.09608in"/>
      <presentation:placeholder presentation:object="footer" svg:x="13.04124in" svg:y="36.48997in" svg:width="13.28731in" svg:height="2.09608in"/>
      <presentation:placeholder presentation:object="page-number" svg:x="27.80492in" svg:y="36.48997in" svg:width="8.8582in" svg:height="2.09608in"/>
    </style:presentation-page-layout>
    <style:presentation-page-layout style:name="Master1-PPL7" style:display-name="Blank">
      <presentation:placeholder presentation:object="date-time" svg:x="2.70667in" svg:y="36.48997in" svg:width="8.8582in" svg:height="2.09608in"/>
      <presentation:placeholder presentation:object="footer" svg:x="13.04124in" svg:y="36.48997in" svg:width="13.28731in" svg:height="2.09608in"/>
      <presentation:placeholder presentation:object="page-number" svg:x="27.80492in" svg:y="36.48997in" svg:width="8.8582in" svg:height="2.09608in"/>
    </style:presentation-page-layout>
    <style:presentation-page-layout style:name="Master1-PPL8" style:display-name="Content with Caption">
      <presentation:placeholder presentation:object="title" svg:x="2.7118in" svg:y="2.62465in" svg:width="12.69778in" svg:height="9.18628in"/>
      <presentation:placeholder presentation:object="object" svg:x="16.73729in" svg:y="5.66853in" svg:width="19.93096in" svg:height="27.97807in"/>
      <presentation:placeholder presentation:object="outline" svg:x="2.7118in" svg:y="11.81094in" svg:width="12.69778in" svg:height="21.88122in"/>
      <presentation:placeholder presentation:object="date-time" svg:x="2.70667in" svg:y="36.48997in" svg:width="8.8582in" svg:height="2.09608in"/>
      <presentation:placeholder presentation:object="footer" svg:x="13.04124in" svg:y="36.48997in" svg:width="13.28731in" svg:height="2.09608in"/>
      <presentation:placeholder presentation:object="page-number" svg:x="27.80492in" svg:y="36.48997in" svg:width="8.8582in" svg:height="2.09608in"/>
    </style:presentation-page-layout>
    <style:presentation-page-layout style:name="Master1-PPL9" style:display-name="Picture with Caption">
      <presentation:placeholder presentation:object="title" svg:x="2.7118in" svg:y="2.62465in" svg:width="12.69778in" svg:height="9.18628in"/>
      <presentation:placeholder presentation:object="graphic" svg:x="16.73729in" svg:y="5.66853in" svg:width="19.93096in" svg:height="27.97807in"/>
      <presentation:placeholder presentation:object="outline" svg:x="2.7118in" svg:y="11.81094in" svg:width="12.69778in" svg:height="21.88122in"/>
      <presentation:placeholder presentation:object="date-time" svg:x="2.70667in" svg:y="36.48997in" svg:width="8.8582in" svg:height="2.09608in"/>
      <presentation:placeholder presentation:object="footer" svg:x="13.04124in" svg:y="36.48997in" svg:width="13.28731in" svg:height="2.09608in"/>
      <presentation:placeholder presentation:object="page-number" svg:x="27.80492in" svg:y="36.48997in" svg:width="8.8582in" svg:height="2.09608in"/>
    </style:presentation-page-layout>
    <style:presentation-page-layout style:name="Master1-PPL10" style:display-name="Title and Vertical Text">
      <presentation:placeholder presentation:object="title" svg:x="2.70667in" svg:y="2.09609in" svg:width="33.95645in" svg:height="7.60967in"/>
      <presentation:placeholder presentation:object="outline" svg:x="2.70667in" svg:y="10.48038in" svg:width="33.95645in" svg:height="24.97977in"/>
      <presentation:placeholder presentation:object="date-time" svg:x="2.70667in" svg:y="36.48997in" svg:width="8.8582in" svg:height="2.09608in"/>
      <presentation:placeholder presentation:object="footer" svg:x="13.04124in" svg:y="36.48997in" svg:width="13.28731in" svg:height="2.09608in"/>
      <presentation:placeholder presentation:object="page-number" svg:x="27.80492in" svg:y="36.48997in" svg:width="8.8582in" svg:height="2.09608in"/>
    </style:presentation-page-layout>
    <style:presentation-page-layout style:name="Master1-PPL11" style:display-name="Vertical Title and Text">
      <presentation:placeholder presentation:object="title" svg:x="28.17401in" svg:y="2.09608in" svg:width="8.48911in" svg:height="33.36408in"/>
      <presentation:placeholder presentation:object="outline" svg:x="2.70668in" svg:y="2.09608in" svg:width="24.97521in" svg:height="33.36408in"/>
      <presentation:placeholder presentation:object="date-time" svg:x="2.70667in" svg:y="36.48997in" svg:width="8.8582in" svg:height="2.09608in"/>
      <presentation:placeholder presentation:object="footer" svg:x="13.04124in" svg:y="36.48997in" svg:width="13.28731in" svg:height="2.09608in"/>
      <presentation:placeholder presentation:object="page-number" svg:x="27.80492in" svg:y="36.48997in" svg:width="8.8582in" svg:height="2.09608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1239" svg:viewBox="0 0 20 30" svg:d="m10 0-10 30h20z"/>
    <draw:marker draw:name="a1584" svg:viewBox="0 0 20 30" svg:d="m10 0-10 30h20z"/>
    <draw:marker draw:name="a1538" svg:viewBox="0 0 20 30" svg:d="m10 0-10 30h20z"/>
    <draw:marker draw:name="a1586" svg:viewBox="0 0 20 30" svg:d="m10 0-10 30h20z"/>
    <draw:marker draw:name="a1058" svg:viewBox="0 0 20 30" svg:d="m10 0-10 30h20z"/>
    <draw:marker draw:name="a1351" svg:viewBox="0 0 20 30" svg:d="m10 0-10 30h20z"/>
    <draw:marker draw:name="a1304" svg:viewBox="0 0 20 30" svg:d="m10 0-10 30h20z"/>
    <draw:marker draw:name="a1353" svg:viewBox="0 0 20 30" svg:d="m10 0-10 30h20z"/>
    <draw:marker draw:name="a1588" svg:viewBox="0 0 20 30" svg:d="m10 0-10 30h20z"/>
    <draw:marker draw:name="a920" svg:viewBox="0 0 20 30" svg:d="m10 0-10 30h20z"/>
    <draw:marker draw:name="a1120" svg:viewBox="0 0 20 30" svg:d="m10 0-10 30h20z"/>
    <draw:marker draw:name="a1355" svg:viewBox="0 0 20 30" svg:d="m10 0-10 30h20z"/>
    <draw:marker draw:name="a922" svg:viewBox="0 0 20 30" svg:d="m10 0-10 30h20z"/>
    <draw:marker draw:name="a1122" svg:viewBox="0 0 20 30" svg:d="m10 0-10 30h20z"/>
    <draw:marker draw:name="a1357" svg:viewBox="0 0 20 30" svg:d="m10 0-10 30h20z"/>
    <draw:marker draw:name="a924" svg:viewBox="0 0 20 30" svg:d="m10 0-10 30h20z"/>
    <draw:marker draw:name="a1359" svg:viewBox="0 0 20 30" svg:d="m10 0-10 30h20z"/>
    <draw:marker draw:name="a1129" svg:viewBox="0 0 20 30" svg:d="m10 0-10 30h20z"/>
    <draw:marker draw:name="a1245" svg:viewBox="0 0 20 30" svg:d="m10 0-10 30h20z"/>
    <draw:marker draw:name="a1540" svg:viewBox="0 0 20 30" svg:d="m10 0-10 30h20z"/>
    <draw:marker draw:name="a1542" svg:viewBox="0 0 20 30" svg:d="m10 0-10 30h20z"/>
    <draw:marker draw:name="a1544" svg:viewBox="0 0 20 30" svg:d="m10 0-10 30h20z"/>
    <draw:marker draw:name="a1546" svg:viewBox="0 0 20 30" svg:d="m10 0-10 30h20z"/>
    <draw:marker draw:name="a1548" svg:viewBox="0 0 20 30" svg:d="m10 0-10 30h20z"/>
    <draw:marker draw:name="a1361" svg:viewBox="0 0 20 30" svg:d="m10 0-10 30h20z"/>
    <draw:marker draw:name="a1363" svg:viewBox="0 0 20 30" svg:d="m10 0-10 30h20z"/>
    <draw:marker draw:name="a930" svg:viewBox="0 0 20 30" svg:d="m10 0-10 30h20z"/>
    <draw:marker draw:name="a932" svg:viewBox="0 0 20 30" svg:d="m10 0-10 30h20z"/>
    <draw:marker draw:name="a1131" svg:viewBox="0 0 20 30" svg:d="m10 0-10 30h20z"/>
    <draw:marker draw:name="a1368" svg:viewBox="0 0 20 30" svg:d="m10 0-10 30h20z"/>
    <draw:marker draw:name="a1133" svg:viewBox="0 0 20 30" svg:d="m10 0-10 30h20z"/>
    <draw:marker draw:name="a934" svg:viewBox="0 0 20 30" svg:d="m10 0-10 30h20z"/>
    <draw:marker draw:name="a936" svg:viewBox="0 0 20 30" svg:d="m10 0-10 30h20z"/>
    <draw:marker draw:name="a938" svg:viewBox="0 0 20 30" svg:d="m10 0-10 30h20z"/>
    <draw:marker draw:name="a1251" svg:viewBox="0 0 20 30" svg:d="m10 0-10 30h20z"/>
    <draw:marker draw:name="a1257" svg:viewBox="0 0 20 30" svg:d="m10 0-10 30h20z"/>
    <draw:marker draw:name="a1550" svg:viewBox="0 0 20 30" svg:d="m10 0-10 30h20z"/>
    <draw:marker draw:name="a1259" svg:viewBox="0 0 20 30" svg:d="m10 0-10 30h20z"/>
    <draw:marker draw:name="a1552" svg:viewBox="0 0 20 30" svg:d="m10 0-10 30h20z"/>
    <draw:marker draw:name="a1072" svg:viewBox="0 0 20 30" svg:d="m10 0-10 30h20z"/>
    <draw:marker draw:name="a827" svg:viewBox="0 0 20 30" svg:d="m10 0-10 30h20z"/>
    <draw:marker draw:name="a1554" svg:viewBox="0 0 20 30" svg:d="m10 0-10 30h20z"/>
    <draw:marker draw:name="a1556" svg:viewBox="0 0 20 30" svg:d="m10 0-10 30h20z"/>
    <draw:marker draw:name="a829" svg:viewBox="0 0 20 30" svg:d="m10 0-10 30h20z"/>
    <draw:marker draw:name="a1370" svg:viewBox="0 0 20 30" svg:d="m10 0-10 30h20z"/>
    <draw:marker draw:name="a1558" svg:viewBox="0 0 20 30" svg:d="m10 0-10 30h20z"/>
    <draw:marker draw:name="a1078" svg:viewBox="0 0 20 30" svg:d="m10 0-10 30h20z"/>
    <draw:marker draw:name="a1372" svg:viewBox="0 0 20 30" svg:d="m10 0-10 30h20z"/>
    <draw:marker draw:name="a1374" svg:viewBox="0 0 20 30" svg:d="m10 0-10 30h20z"/>
    <draw:marker draw:name="a940" svg:viewBox="0 0 20 30" svg:d="m10 0-10 30h20z"/>
    <draw:marker draw:name="a1376" svg:viewBox="0 0 20 30" svg:d="m10 0-10 30h20z"/>
    <draw:marker draw:name="a942" svg:viewBox="0 0 20 30" svg:d="m10 0-10 30h20z"/>
    <draw:marker draw:name="a1143" svg:viewBox="0 0 20 30" svg:d="m10 0-10 30h20z"/>
    <draw:marker draw:name="a944" svg:viewBox="0 0 20 30" svg:d="m10 0-10 30h20z"/>
    <draw:marker draw:name="a1378" svg:viewBox="0 0 20 30" svg:d="m10 0-10 30h20z"/>
    <draw:marker draw:name="a1145" svg:viewBox="0 0 20 30" svg:d="m10 0-10 30h20z"/>
    <draw:marker draw:name="a946" svg:viewBox="0 0 20 30" svg:d="m10 0-10 30h20z"/>
    <draw:marker draw:name="a1147" svg:viewBox="0 0 20 30" svg:d="m10 0-10 30h20z"/>
    <draw:marker draw:name="a948" svg:viewBox="0 0 20 30" svg:d="m10 0-10 30h20z"/>
    <draw:marker draw:name="a1149" svg:viewBox="0 0 20 30" svg:d="m10 0-10 30h20z"/>
    <draw:marker draw:name="a1261" svg:viewBox="0 0 20 30" svg:d="m10 0-10 30h20z"/>
    <draw:marker draw:name="a1263" svg:viewBox="0 0 20 30" svg:d="m10 0-10 30h20z"/>
    <draw:marker draw:name="a831" svg:viewBox="0 0 20 30" svg:d="m10 0-10 30h20z"/>
    <draw:marker draw:name="a1560" svg:viewBox="0 0 20 30" svg:d="m10 0-10 30h20z"/>
    <draw:marker draw:name="a833" svg:viewBox="0 0 20 30" svg:d="m10 0-10 30h20z"/>
    <draw:marker draw:name="a1562" svg:viewBox="0 0 20 30" svg:d="m10 0-10 30h20z"/>
    <draw:marker draw:name="a835" svg:viewBox="0 0 20 30" svg:d="m10 0-10 30h20z"/>
    <draw:marker draw:name="a1564" svg:viewBox="0 0 20 30" svg:d="m10 0-10 30h20z"/>
    <draw:marker draw:name="a837" svg:viewBox="0 0 20 30" svg:d="m10 0-10 30h20z"/>
    <draw:marker draw:name="a1566" svg:viewBox="0 0 20 30" svg:d="m10 0-10 30h20z"/>
    <draw:marker draw:name="a839" svg:viewBox="0 0 20 30" svg:d="m10 0-10 30h20z"/>
    <draw:marker draw:name="a1380" svg:viewBox="0 0 20 30" svg:d="m10 0-10 30h20z"/>
    <draw:marker draw:name="a1333" svg:viewBox="0 0 20 30" svg:d="m10 0-10 30h20z"/>
    <draw:marker draw:name="a1088" svg:viewBox="0 0 20 30" svg:d="m10 0-10 30h20z"/>
    <draw:marker draw:name="a1568" svg:viewBox="0 0 20 30" svg:d="m10 0-10 30h20z"/>
    <draw:marker draw:name="a1335" svg:viewBox="0 0 20 30" svg:d="m10 0-10 30h20z"/>
    <draw:marker draw:name="a1100" svg:viewBox="0 0 20 30" svg:d="m10 0-10 30h20z"/>
    <draw:marker draw:name="a950" svg:viewBox="0 0 20 30" svg:d="m10 0-10 30h20z"/>
    <draw:marker draw:name="a1337" svg:viewBox="0 0 20 30" svg:d="m10 0-10 30h20z"/>
    <draw:marker draw:name="a1102" svg:viewBox="0 0 20 30" svg:d="m10 0-10 30h20z"/>
    <draw:marker draw:name="a1151" svg:viewBox="0 0 20 30" svg:d="m10 0-10 30h20z"/>
    <draw:marker draw:name="a952" svg:viewBox="0 0 20 30" svg:d="m10 0-10 30h20z"/>
    <draw:marker draw:name="a1339" svg:viewBox="0 0 20 30" svg:d="m10 0-10 30h20z"/>
    <draw:marker draw:name="a1104" svg:viewBox="0 0 20 30" svg:d="m10 0-10 30h20z"/>
    <draw:marker draw:name="a1153" svg:viewBox="0 0 20 30" svg:d="m10 0-10 30h20z"/>
    <draw:marker draw:name="a954" svg:viewBox="0 0 20 30" svg:d="m10 0-10 30h20z"/>
    <draw:marker draw:name="a1106" svg:viewBox="0 0 20 30" svg:d="m10 0-10 30h20z"/>
    <draw:marker draw:name="a1155" svg:viewBox="0 0 20 30" svg:d="m10 0-10 30h20z"/>
    <draw:marker draw:name="a956" svg:viewBox="0 0 20 30" svg:d="m10 0-10 30h20z"/>
    <draw:marker draw:name="a1108" svg:viewBox="0 0 20 30" svg:d="m10 0-10 30h20z"/>
    <draw:marker draw:name="a958" svg:viewBox="0 0 20 30" svg:d="m10 0-10 30h20z"/>
    <draw:marker draw:name="a1270" svg:viewBox="0 0 20 30" svg:d="m10 0-10 30h20z"/>
    <draw:marker draw:name="a1272" svg:viewBox="0 0 20 30" svg:d="m10 0-10 30h20z"/>
    <draw:marker draw:name="a1274" svg:viewBox="0 0 20 30" svg:d="m10 0-10 30h20z"/>
    <draw:marker draw:name="a841" svg:viewBox="0 0 20 30" svg:d="m10 0-10 30h20z"/>
    <draw:marker draw:name="a1570" svg:viewBox="0 0 20 30" svg:d="m10 0-10 30h20z"/>
    <draw:marker draw:name="a1090" svg:viewBox="0 0 20 30" svg:d="m10 0-10 30h20z"/>
    <draw:marker draw:name="a843" svg:viewBox="0 0 20 30" svg:d="m10 0-10 30h20z"/>
    <draw:marker draw:name="a1572" svg:viewBox="0 0 20 30" svg:d="m10 0-10 30h20z"/>
    <draw:marker draw:name="a1092" svg:viewBox="0 0 20 30" svg:d="m10 0-10 30h20z"/>
    <draw:marker draw:name="a845" svg:viewBox="0 0 20 30" svg:d="m10 0-10 30h20z"/>
    <draw:marker draw:name="a847" svg:viewBox="0 0 20 30" svg:d="m10 0-10 30h20z"/>
    <draw:marker draw:name="a1574" svg:viewBox="0 0 20 30" svg:d="m10 0-10 30h20z"/>
    <draw:marker draw:name="a1094" svg:viewBox="0 0 20 30" svg:d="m10 0-10 30h20z"/>
    <draw:marker draw:name="a1341" svg:viewBox="0 0 20 30" svg:d="m10 0-10 30h20z"/>
    <draw:marker draw:name="a1096" svg:viewBox="0 0 20 30" svg:d="m10 0-10 30h20z"/>
    <draw:marker draw:name="a849" svg:viewBox="0 0 20 30" svg:d="m10 0-10 30h20z"/>
    <draw:marker draw:name="a1098" svg:viewBox="0 0 20 30" svg:d="m10 0-10 30h20z"/>
    <draw:marker draw:name="a1343" svg:viewBox="0 0 20 30" svg:d="m10 0-10 30h20z"/>
    <draw:marker draw:name="a1110" svg:viewBox="0 0 20 30" svg:d="m10 0-10 30h20z"/>
    <draw:marker draw:name="a1345" svg:viewBox="0 0 20 30" svg:d="m10 0-10 30h20z"/>
    <draw:marker draw:name="a960" svg:viewBox="0 0 20 30" svg:d="m10 0-10 30h20z"/>
    <draw:marker draw:name="a1347" svg:viewBox="0 0 20 30" svg:d="m10 0-10 30h20z"/>
    <draw:marker draw:name="a1349" svg:viewBox="0 0 20 30" svg:d="m10 0-10 30h20z"/>
    <draw:marker draw:name="a916" svg:viewBox="0 0 20 30" svg:d="m10 0-10 30h20z"/>
    <draw:marker draw:name="a918" svg:viewBox="0 0 20 30" svg:d="m10 0-10 30h20z"/>
    <draw:marker draw:name="a1118" svg:viewBox="0 0 20 30" svg:d="m10 0-10 30h20z"/>
    <draw:marker draw:name="a1646" svg:viewBox="0 0 20 30" svg:d="m10 0-10 30h20z"/>
    <draw:marker draw:name="a851" svg:viewBox="0 0 20 30" svg:d="m10 0-10 30h20z"/>
    <draw:marker draw:name="a1237" svg:viewBox="0 0 20 30" svg:d="m10 0-10 30h20z"/>
  </office:styles>
  <office:automatic-styles>
    <style:page-layout style:name="pageLayout1">
      <style:page-layout-properties fo:page-width="39.36979in" fo:page-height="39.36979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3.93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3.937in" fo:margin-left="0in" fo:margin-right="0in" fo:text-indent="0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3.93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53111in" style:font-size-asian="1.53111in" style:font-size-complex="1.53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3.937in" fo:margin-left="0.98425in" fo:margin-right="0in" fo:text-indent="-0.98425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3.937in" fo:margin-left="2.952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3.937in" fo:margin-left="4.921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3.937in" fo:margin-left="6.889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3.93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53111in" style:font-size-asian="1.53111in" style:font-size-complex="1.53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3.937in" fo:margin-left="0.98425in" fo:margin-right="0in" fo:text-indent="-0.98425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3.937in" fo:margin-left="2.952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3.937in" fo:margin-left="8.858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53111in" style:font-size-asian="1.53111in" style:font-size-complex="1.53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3.937in" fo:margin-left="0.98425in" fo:margin-right="0in" fo:text-indent="-0.98425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3.937in" fo:margin-left="2.952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3.937in" fo:margin-left="4.921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3.937in" fo:margin-left="6.889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3.937in" fo:margin-left="8.858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3.937in" fo:margin-left="4.921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3.937in" fo:margin-left="6.889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3.937in" fo:margin-left="8.858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3.93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53111in" style:font-size-asian="1.53111in" style:font-size-complex="1.53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3.937in" fo:margin-left="0.98425in" fo:margin-right="0in" fo:text-indent="-0.98425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3.937in" fo:margin-left="2.952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1.74972in" style:font-size-asian="1.74972in" style:font-size-complex="1.74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1.74972in" style:font-size-asian="1.74972in" style:font-size-complex="1.74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3.93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74972in" style:font-size-asian="1.74972in" style:font-size-complex="1.74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3.937in" fo:margin-left="0.98425in" fo:margin-right="0in" fo:text-indent="-0.98425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53111in" style:font-size-asian="1.53111in" style:font-size-complex="1.53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3.937in" fo:margin-left="2.952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3.937in" fo:margin-left="4.921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90%" fo:text-align="left" style:tab-stop-distance="3.937in" fo:margin-left="6.889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3.937in" fo:margin-left="8.858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87486in" style:font-size-asian="0.87486in" style:font-size-complex="0.87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3.937in" fo:margin-left="0in" fo:margin-right="0in" fo:text-indent="0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3.93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3.937in" fo:margin-left="0in" fo:margin-right="0in" fo:text-indent="0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53111in" style:font-size-asian="1.53111in" style:font-size-complex="1.53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3.937in" fo:margin-left="0.98425in" fo:margin-right="0in" fo:text-indent="-0.98425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3.937in" fo:margin-left="2.952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3.937in" fo:margin-left="4.921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3.937in" fo:margin-left="6.889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3.937in" fo:margin-left="8.858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3.93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53111in" style:font-size-asian="1.53111in" style:font-size-complex="1.53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3.937in" fo:margin-left="0.98425in" fo:margin-right="0in" fo:text-indent="-0.98425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3.937in" fo:margin-left="0in" fo:margin-right="0in" fo:text-indent="0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53111in" style:font-size-asian="1.53111in" style:font-size-complex="1.53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3.937in" fo:margin-left="0.98425in" fo:margin-right="0in" fo:text-indent="-0.98425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1.74972in" style:font-size-asian="1.74972in" style:font-size-complex="1.74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1.74972in" style:font-size-asian="1.74972in" style:font-size-complex="1.74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3.93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3.937in" fo:margin-left="2.952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3.937in" fo:margin-left="4.921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3.937in" fo:margin-left="6.889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3.937in" fo:margin-left="2.952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3.937in" fo:margin-left="4.921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3.937in" fo:margin-left="6.889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74972in" style:font-size-asian="1.74972in" style:font-size-complex="1.74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74972in" style:font-size-asian="1.74972in" style:font-size-complex="1.74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3.937in" fo:margin-left="0in" fo:margin-right="0in" fo:text-indent="0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87486in" style:font-size-asian="0.87486in" style:font-size-complex="0.87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3.937in" fo:margin-left="0in" fo:margin-right="0in" fo:text-indent="0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3.937in" fo:margin-left="8.858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3.937in" fo:margin-left="8.858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3.937in" fo:margin-left="4.921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3.937in" fo:margin-left="6.889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3.937in" fo:margin-left="8.858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3.28083in" style:font-size-asian="3.28083in" style:font-size-complex="3.28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3.93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53111in" style:font-size-asian="1.53111in" style:font-size-complex="1.53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3.937in" fo:margin-left="0.98425in" fo:margin-right="0in" fo:text-indent="-0.98425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3.28083in" style:font-size-asian="3.28083in" style:font-size-complex="3.28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3.93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3.937in" fo:margin-left="0in" fo:margin-right="0in" fo:text-indent="0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3.93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3.937in" fo:margin-left="2.952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3.937in" fo:margin-left="4.921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3.937in" fo:margin-left="6.889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3.28083in" style:font-size-asian="3.28083in" style:font-size-complex="3.28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3.28083in" style:font-size-asian="3.28083in" style:font-size-complex="3.28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3.937in" fo:margin-left="8.858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46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7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0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3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5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9685in"/>
      </text:list-level-style-number>
      <text:list-level-style-number text:level="3" style:num-format="" style:num-list-format-name="">
        <style:list-level-properties text:space-before="3.937in"/>
      </text:list-level-style-number>
      <text:list-level-style-number text:level="4" style:num-format="" style:num-list-format-name="">
        <style:list-level-properties text:space-before="5.9055in"/>
      </text:list-level-style-number>
      <text:list-level-style-number text:level="5" style:num-format="" style:num-list-format-name="">
        <style:list-level-properties text:space-before="7.874in"/>
      </text:list-level-style-number>
      <text:list-level-style-number text:level="6" style:num-format="" style:num-list-format-name="">
        <style:list-level-properties text:space-before="9.8425in"/>
      </text:list-level-style-number>
      <text:list-level-style-number text:level="7" style:num-format="" style:num-list-format-name="">
        <style:list-level-properties text:space-before="11.811in"/>
      </text:list-level-style-number>
      <text:list-level-style-number text:level="8" style:num-format="" style:num-list-format-name="">
        <style:list-level-properties text:space-before="13.7795in"/>
      </text:list-level-style-number>
      <text:list-level-style-number text:level="9" style:num-format="" style:num-list-format-name="">
        <style:list-level-properties text:space-before="15.748in"/>
      </text:list-level-style-number>
    </text:list-style>
    <text:list-style style:name="a3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5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9685in"/>
      </text:list-level-style-number>
      <text:list-level-style-number text:level="3" style:num-format="" style:num-list-format-name="">
        <style:list-level-properties text:space-before="3.937in"/>
      </text:list-level-style-number>
      <text:list-level-style-number text:level="4" style:num-format="" style:num-list-format-name="">
        <style:list-level-properties text:space-before="5.9055in"/>
      </text:list-level-style-number>
      <text:list-level-style-number text:level="5" style:num-format="" style:num-list-format-name="">
        <style:list-level-properties text:space-before="7.874in"/>
      </text:list-level-style-number>
      <text:list-level-style-number text:level="6" style:num-format="" style:num-list-format-name="">
        <style:list-level-properties text:space-before="9.8425in"/>
      </text:list-level-style-number>
      <text:list-level-style-number text:level="7" style:num-format="" style:num-list-format-name="">
        <style:list-level-properties text:space-before="11.811in"/>
      </text:list-level-style-number>
      <text:list-level-style-number text:level="8" style:num-format="" style:num-list-format-name="">
        <style:list-level-properties text:space-before="13.7795in"/>
      </text:list-level-style-number>
      <text:list-level-style-number text:level="9" style:num-format="" style:num-list-format-name="">
        <style:list-level-properties text:space-before="15.748in"/>
      </text:list-level-style-number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9685in"/>
      </text:list-level-style-number>
      <text:list-level-style-number text:level="3" style:num-format="" style:num-list-format-name="">
        <style:list-level-properties text:space-before="3.937in"/>
      </text:list-level-style-number>
      <text:list-level-style-number text:level="4" style:num-format="" style:num-list-format-name="">
        <style:list-level-properties text:space-before="5.9055in"/>
      </text:list-level-style-number>
      <text:list-level-style-number text:level="5" style:num-format="" style:num-list-format-name="">
        <style:list-level-properties text:space-before="7.874in"/>
      </text:list-level-style-number>
      <text:list-level-style-number text:level="6" style:num-format="" style:num-list-format-name="">
        <style:list-level-properties text:space-before="9.8425in"/>
      </text:list-level-style-number>
      <text:list-level-style-number text:level="7" style:num-format="" style:num-list-format-name="">
        <style:list-level-properties text:space-before="11.811in"/>
      </text:list-level-style-number>
      <text:list-level-style-number text:level="8" style:num-format="" style:num-list-format-name="">
        <style:list-level-properties text:space-before="13.7795in"/>
      </text:list-level-style-number>
      <text:list-level-style-number text:level="9" style:num-format="" style:num-list-format-name="">
        <style:list-level-properties text:space-before="15.748in"/>
      </text:list-level-style-number>
    </text:list-style>
    <text:list-style style:name="a131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7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4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7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730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9685in"/>
      </text:list-level-style-number>
      <text:list-level-style-number text:level="3" style:num-format="" style:num-list-format-name="">
        <style:list-level-properties text:space-before="3.937in"/>
      </text:list-level-style-number>
      <text:list-level-style-number text:level="4" style:num-format="" style:num-list-format-name="">
        <style:list-level-properties text:space-before="5.9055in"/>
      </text:list-level-style-number>
      <text:list-level-style-number text:level="5" style:num-format="" style:num-list-format-name="">
        <style:list-level-properties text:space-before="7.874in"/>
      </text:list-level-style-number>
      <text:list-level-style-number text:level="6" style:num-format="" style:num-list-format-name="">
        <style:list-level-properties text:space-before="9.8425in"/>
      </text:list-level-style-number>
      <text:list-level-style-number text:level="7" style:num-format="" style:num-list-format-name="">
        <style:list-level-properties text:space-before="11.811in"/>
      </text:list-level-style-number>
      <text:list-level-style-number text:level="8" style:num-format="" style:num-list-format-name="">
        <style:list-level-properties text:space-before="13.7795in"/>
      </text:list-level-style-number>
      <text:list-level-style-number text:level="9" style:num-format="" style:num-list-format-name="">
        <style:list-level-properties text:space-before="15.748in"/>
      </text:list-level-style-number>
    </text:list-style>
    <text:list-style style:name="a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7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9685in"/>
      </text:list-level-style-number>
      <text:list-level-style-number text:level="3" style:num-format="" style:num-list-format-name="">
        <style:list-level-properties text:space-before="3.937in"/>
      </text:list-level-style-number>
      <text:list-level-style-number text:level="4" style:num-format="" style:num-list-format-name="">
        <style:list-level-properties text:space-before="5.9055in"/>
      </text:list-level-style-number>
      <text:list-level-style-number text:level="5" style:num-format="" style:num-list-format-name="">
        <style:list-level-properties text:space-before="7.874in"/>
      </text:list-level-style-number>
      <text:list-level-style-number text:level="6" style:num-format="" style:num-list-format-name="">
        <style:list-level-properties text:space-before="9.8425in"/>
      </text:list-level-style-number>
      <text:list-level-style-number text:level="7" style:num-format="" style:num-list-format-name="">
        <style:list-level-properties text:space-before="11.811in"/>
      </text:list-level-style-number>
      <text:list-level-style-number text:level="8" style:num-format="" style:num-list-format-name="">
        <style:list-level-properties text:space-before="13.7795in"/>
      </text:list-level-style-number>
      <text:list-level-style-number text:level="9" style:num-format="" style:num-list-format-name="">
        <style:list-level-properties text:space-before="15.748in"/>
      </text:list-level-style-number>
    </text:list-style>
    <text:list-style style:name="a6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6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7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2.70667in" svg:y="2.09609in" svg:width="33.95645in" svg:height="7.60967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2.70667in" svg:y="10.48038in" svg:width="33.95645in" svg:height="24.9797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2.70667in" svg:y="36.48997in" svg:width="8.8582in" svg:height="2.09608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2/10/2024</text:date></text:span><text:span text:style-name="a24" text:class-names=""/></text:p>
        </draw:text-box>
        <svg:title/>
        <svg:desc/>
      </draw:frame>
      <draw:frame draw:id="id3" presentation:style-name="a29" draw:name="Footer Placeholder 4" svg:x="13.04124in" svg:y="36.48997in" svg:width="13.28731in" svg:height="2.09608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27.80492in" svg:y="36.48997in" svg:width="8.8582in" svg:height="2.09608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2.0625in" svg:y="1.25in" svg:width="3.375in" svg:height="3.375in" presentation:class="page" draw:id="id7" presentation:style-name="a42" draw:name="Slide Image Placeholder 3">
          <svg:title/>
          <svg:desc/>
        </draw:page-thumbnail>
        <draw:frame draw:id="id8" presentation:style-name="a58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ifth le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frame draw:id="id11" presentation:style-name="a71" draw:name="Title 1" svg:x="2.95274in" svg:y="6.44316in" svg:width="33.46432in" svg:height="13.70652in" presentation:class="title" presentation:placeholder="false">
        <draw:text-box>
          <text:p text:style-name="a70" text:class-names="" text:cond-style-name=""><text:span text:style-name="a68" text:class-names="">Click to edit Master title style</text:span><text:span text:style-name="a69" text:class-names=""/></text:p>
        </draw:text-box>
        <svg:title/>
        <svg:desc/>
      </draw:frame>
      <draw:frame draw:id="id12" presentation:style-name="a75" draw:name="Subtitle 2" svg:x="4.92122in" svg:y="20.67826in" svg:width="29.52734in" svg:height="9.50525in" presentation:class="subtitle" presentation:placeholder="false">
        <draw:text-box>
          <text:p text:style-name="a74" text:class-names="" text:cond-style-name=""><text:span text:style-name="a72" text:class-names="">Click to edit Master subtitle style</text:span><text:span text:style-name="a73" text:class-names=""/></text:p>
        </draw:text-box>
        <svg:title/>
        <svg:desc/>
      </draw:frame>
      <draw:frame draw:id="id13" presentation:style-name="a80" draw:name="Date Placeholder 3" svg:x="2.70667in" svg:y="36.48997in" svg:width="8.8582in" svg:height="2.09608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>22/10/2024</text:date></text:span><text:span text:style-name="a78" text:class-names=""/></text:p>
        </draw:text-box>
        <svg:title/>
        <svg:desc/>
      </draw:frame>
      <draw:frame draw:id="id14" presentation:style-name="a83" draw:name="Footer Placeholder 4" svg:x="13.04124in" svg:y="36.48997in" svg:width="13.28731in" svg:height="2.09608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Slide Number Placeholder 5" svg:x="27.80492in" svg:y="36.48997in" svg:width="8.8582in" svg:height="2.09608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>‹#›</text:page-number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e Placehold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  </draw:text-box>
          <svg:title/>
          <svg:desc/>
        </draw:frame>
        <draw:page-thumbnail svg:x="2.0625in" svg:y="1.25in" svg:width="3.375in" svg:height="3.375in" presentation:class="page" draw:id="id7" presentation:style-name="a96" draw:name="Slide Image Placeholder 3">
          <svg:title/>
          <svg:desc/>
        </draw:page-thumbnail>
        <draw:frame draw:id="id8" presentation:style-name="a112" draw:name="Notes Placeholder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Click to edit Master text styles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cond le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ifth level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ooter Placeholder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frame draw:id="id16" presentation:style-name="a125" draw:name="Title 1" svg:x="2.70667in" svg:y="2.09609in" svg:width="33.95645in" svg:height="7.60967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title/>
        <svg:desc/>
      </draw:frame>
      <draw:frame draw:id="id17" presentation:style-name="a142" draw:name="Content Placeholder 2" svg:x="2.70667in" svg:y="10.48038in" svg:width="33.95645in" svg:height="24.97977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ifth le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e Placeholder 3" svg:x="2.70667in" svg:y="36.48997in" svg:width="8.8582in" svg:height="2.09608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>22/10/2024</text:date></text:span><text:span text:style-name="a145" text:class-names=""/></text:p>
        </draw:text-box>
        <svg:title/>
        <svg:desc/>
      </draw:frame>
      <draw:frame draw:id="id19" presentation:style-name="a150" draw:name="Footer Placeholder 4" svg:x="13.04124in" svg:y="36.48997in" svg:width="13.28731in" svg:height="2.09608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Slide Number Placeholder 5" svg:x="27.80492in" svg:y="36.48997in" svg:width="8.8582in" svg:height="2.09608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>‹#›</text:page-number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Header Placeholder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e Placehold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  </draw:text-box>
          <svg:title/>
          <svg:desc/>
        </draw:frame>
        <draw:page-thumbnail svg:x="2.0625in" svg:y="1.25in" svg:width="3.375in" svg:height="3.375in" presentation:class="page" draw:id="id7" presentation:style-name="a163" draw:name="Slide Image Placeholder 3">
          <svg:title/>
          <svg:desc/>
        </draw:page-thumbnail>
        <draw:frame draw:id="id8" presentation:style-name="a179" draw:name="Notes Placeholder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ifth level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Footer Placeholder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Slide Number Placehold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frame draw:id="id21" presentation:style-name="a192" draw:name="Title 1" svg:x="2.68617in" svg:y="9.81512in" svg:width="33.95645in" svg:height="16.37674in" presentation:class="title" presentation:placeholder="false">
        <draw:text-box>
          <text:p text:style-name="a191" text:class-names="" text:cond-style-name=""><text:span text:style-name="a189" text:class-names="">Click to edit Master title style</text:span><text:span text:style-name="a190" text:class-names=""/></text:p>
        </draw:text-box>
        <svg:title/>
        <svg:desc/>
      </draw:frame>
      <draw:frame draw:id="id22" presentation:style-name="a196" draw:name="Text Placeholder 2" svg:x="2.68617in" svg:y="26.34679in" svg:width="33.95645in" svg:height="8.6121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23" presentation:style-name="a201" draw:name="Date Placeholder 3" svg:x="2.70667in" svg:y="36.48997in" svg:width="8.8582in" svg:height="2.09608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>22/10/2024</text:date></text:span><text:span text:style-name="a199" text:class-names=""/></text:p>
        </draw:text-box>
        <svg:title/>
        <svg:desc/>
      </draw:frame>
      <draw:frame draw:id="id24" presentation:style-name="a204" draw:name="Footer Placeholder 4" svg:x="13.04124in" svg:y="36.48997in" svg:width="13.28731in" svg:height="2.09608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Slide Number Placeholder 5" svg:x="27.80492in" svg:y="36.48997in" svg:width="8.8582in" svg:height="2.09608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>‹#›</text:page-number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Header Placeholder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e Placehold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/></text:span><text:span text:style-name="a214" text:class-names=""/></text:p>
          </draw:text-box>
          <svg:title/>
          <svg:desc/>
        </draw:frame>
        <draw:page-thumbnail svg:x="2.0625in" svg:y="1.25in" svg:width="3.375in" svg:height="3.375in" presentation:class="page" draw:id="id7" presentation:style-name="a217" draw:name="Slide Image Placeholder 3">
          <svg:title/>
          <svg:desc/>
        </draw:page-thumbnail>
        <draw:frame draw:id="id8" presentation:style-name="a233" draw:name="Notes Placehold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Click to 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ifth le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Footer Placehold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2">
      <draw:frame draw:id="id26" presentation:style-name="a246" draw:name="Title 1" svg:x="2.70667in" svg:y="2.09609in" svg:width="33.95645in" svg:height="7.60967in" presentation:class="title" presentation:placeholder="false">
        <draw:text-box>
          <text:p text:style-name="a245" text:class-names="" text:cond-style-name=""><text:span text:style-name="a243" text:class-names="">Click to edit Master title style</text:span><text:span text:style-name="a244" text:class-names=""/></text:p>
        </draw:text-box>
        <svg:title/>
        <svg:desc/>
      </draw:frame>
      <draw:frame draw:id="id27" presentation:style-name="a263" draw:name="Content Placeholder 2" svg:x="2.70667in" svg:y="10.48038in" svg:width="16.73216in" svg:height="24.97977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ck to 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Content Placeholder 3" svg:x="19.93096in" svg:y="10.48038in" svg:width="16.73216in" svg:height="24.97977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e Placeholder 4" svg:x="2.70667in" svg:y="36.48997in" svg:width="8.8582in" svg:height="2.09608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22/10/2024</text:date></text:span><text:span text:style-name="a283" text:class-names=""/></text:p>
        </draw:text-box>
        <svg:title/>
        <svg:desc/>
      </draw:frame>
      <draw:frame draw:id="id30" presentation:style-name="a288" draw:name="Footer Placeholder 5" svg:x="13.04124in" svg:y="36.48997in" svg:width="13.28731in" svg:height="2.09608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Slide Number Placeholder 6" svg:x="27.80492in" svg:y="36.48997in" svg:width="8.8582in" svg:height="2.09608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>‹#›</text:page-number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Header Placehold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e Placeholder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/></text:span><text:span text:style-name="a298" text:class-names=""/></text:p>
          </draw:text-box>
          <svg:title/>
          <svg:desc/>
        </draw:frame>
        <draw:page-thumbnail svg:x="2.0625in" svg:y="1.25in" svg:width="3.375in" svg:height="3.375in" presentation:class="page" draw:id="id7" presentation:style-name="a301" draw:name="Slide Image Placeholder 3">
          <svg:title/>
          <svg:desc/>
        </draw:page-thumbnail>
        <draw:frame draw:id="id8" presentation:style-name="a317" draw:name="Notes Placeholder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Click to edit Master text styles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Second level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Fifth level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Footer Placeholder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Slide Number Placehold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frame draw:id="id32" presentation:style-name="a330" draw:name="Title 1" svg:x="2.7118in" svg:y="2.09609in" svg:width="33.95645in" svg:height="7.60967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33" presentation:style-name="a334" draw:name="Text Placeholder 2" svg:x="2.71181in" svg:y="9.65107in" svg:width="16.65526in" svg:height="4.7298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</draw:text-box>
        <svg:title/>
        <svg:desc/>
      </draw:frame>
      <draw:frame draw:id="id34" presentation:style-name="a351" draw:name="Content Placeholder 3" svg:x="2.71181in" svg:y="14.38091in" svg:width="16.65526in" svg:height="21.15215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ifth le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ext Placeholder 4" svg:x="19.93096in" svg:y="9.65107in" svg:width="16.73729in" svg:height="4.7298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36" presentation:style-name="a372" draw:name="Content Placeholder 5" svg:x="19.93096in" svg:y="14.38091in" svg:width="16.73729in" svg:height="21.15215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ifth le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Date Placeholder 6" svg:x="2.70667in" svg:y="36.48997in" svg:width="8.8582in" svg:height="2.09608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>22/10/2024</text:date></text:span><text:span text:style-name="a375" text:class-names=""/></text:p>
        </draw:text-box>
        <svg:title/>
        <svg:desc/>
      </draw:frame>
      <draw:frame draw:id="id38" presentation:style-name="a380" draw:name="Footer Placeholder 7" svg:x="13.04124in" svg:y="36.48997in" svg:width="13.28731in" svg:height="2.09608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Slide Number Placeholder 8" svg:x="27.80492in" svg:y="36.48997in" svg:width="8.8582in" svg:height="2.09608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>‹#›</text:page-number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Header Placeholder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e Placehold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/></text:span><text:span text:style-name="a390" text:class-names=""/></text:p>
          </draw:text-box>
          <svg:title/>
          <svg:desc/>
        </draw:frame>
        <draw:page-thumbnail svg:x="2.0625in" svg:y="1.25in" svg:width="3.375in" svg:height="3.375in" presentation:class="page" draw:id="id7" presentation:style-name="a393" draw:name="Slide Image Placeholder 3">
          <svg:title/>
          <svg:desc/>
        </draw:page-thumbnail>
        <draw:frame draw:id="id8" presentation:style-name="a409" draw:name="Notes Placeholder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Click to 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ifth level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Footer Placehold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Slide Number Placehold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8">
      <draw:frame draw:id="id40" presentation:style-name="a422" draw:name="Title 1" svg:x="2.70667in" svg:y="2.09609in" svg:width="33.95645in" svg:height="7.60967in" presentation:class="title" presentation:placeholder="false">
        <draw:text-box>
          <text:p text:style-name="a421" text:class-names="" text:cond-style-name=""><text:span text:style-name="a419" text:class-names="">Click to edit Master title style</text:span><text:span text:style-name="a420" text:class-names=""/></text:p>
        </draw:text-box>
        <svg:title/>
        <svg:desc/>
      </draw:frame>
      <draw:frame draw:id="id41" presentation:style-name="a427" draw:name="Date Placeholder 2" svg:x="2.70667in" svg:y="36.48997in" svg:width="8.8582in" svg:height="2.09608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>22/10/2024</text:date></text:span><text:span text:style-name="a425" text:class-names=""/></text:p>
        </draw:text-box>
        <svg:title/>
        <svg:desc/>
      </draw:frame>
      <draw:frame draw:id="id42" presentation:style-name="a430" draw:name="Footer Placeholder 3" svg:x="13.04124in" svg:y="36.48997in" svg:width="13.28731in" svg:height="2.09608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Slide Number Placeholder 4" svg:x="27.80492in" svg:y="36.48997in" svg:width="8.8582in" svg:height="2.09608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>‹#›</text:page-number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Date Placeholder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/></text:span><text:span text:style-name="a440" text:class-names=""/></text:p>
          </draw:text-box>
          <svg:title/>
          <svg:desc/>
        </draw:frame>
        <draw:page-thumbnail svg:x="2.0625in" svg:y="1.25in" svg:width="3.375in" svg:height="3.375in" presentation:class="page" draw:id="id7" presentation:style-name="a443" draw:name="Slide Image Placeholder 3">
          <svg:title/>
          <svg:desc/>
        </draw:page-thumbnail>
        <draw:frame draw:id="id8" presentation:style-name="a459" draw:name="Notes Placeholder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Click to edit Master text styles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Second level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ifth level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Footer Placeholder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frame draw:id="id44" presentation:style-name="a473" draw:name="Date Placeholder 1" svg:x="2.70667in" svg:y="36.48997in" svg:width="8.8582in" svg:height="2.09608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>22/10/2024</text:date></text:span><text:span text:style-name="a471" text:class-names=""/></text:p>
        </draw:text-box>
        <svg:title/>
        <svg:desc/>
      </draw:frame>
      <draw:frame draw:id="id45" presentation:style-name="a476" draw:name="Footer Placeholder 2" svg:x="13.04124in" svg:y="36.48997in" svg:width="13.28731in" svg:height="2.09608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Slide Number Placeholder 3" svg:x="27.80492in" svg:y="36.48997in" svg:width="8.8582in" svg:height="2.09608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>‹#›</text:page-number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Header Placeholder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Date Placeholder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/></text:span><text:span text:style-name="a486" text:class-names=""/></text:p>
          </draw:text-box>
          <svg:title/>
          <svg:desc/>
        </draw:frame>
        <draw:page-thumbnail svg:x="2.0625in" svg:y="1.25in" svg:width="3.375in" svg:height="3.375in" presentation:class="page" draw:id="id7" presentation:style-name="a489" draw:name="Slide Image Placeholder 3">
          <svg:title/>
          <svg:desc/>
        </draw:page-thumbnail>
        <draw:frame draw:id="id8" presentation:style-name="a505" draw:name="Notes Placeholder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Click to edit Master text styles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Second level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Fifth level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Footer Placeholder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Slide Number Placeholder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4">
      <draw:frame draw:id="id47" presentation:style-name="a518" draw:name="Title 1" svg:x="2.7118in" svg:y="2.62465in" svg:width="12.69778in" svg:height="9.18628in" presentation:class="title" presentation:placeholder="false">
        <draw:text-box>
          <text:p text:style-name="a517" text:class-names="" text:cond-style-name=""><text:span text:style-name="a515" text:class-names="">Click to edit Master title style</text:span><text:span text:style-name="a516" text:class-names=""/></text:p>
        </draw:text-box>
        <svg:title/>
        <svg:desc/>
      </draw:frame>
      <draw:frame draw:id="id48" presentation:style-name="a535" draw:name="Content Placeholder 2" svg:x="16.73729in" svg:y="5.66853in" svg:width="19.93096in" svg:height="27.97807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ck to edit Master text styles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cond le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hird le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ifth level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ext Placeholder 3" svg:x="2.7118in" svg:y="11.81094in" svg:width="12.69778in" svg:height="21.88122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ck to edit Master text styles</text:span></text:p>
            </text:list-item>
          </text:list>
        </draw:text-box>
        <svg:title/>
        <svg:desc/>
      </draw:frame>
      <draw:frame draw:id="id50" presentation:style-name="a544" draw:name="Date Placeholder 4" svg:x="2.70667in" svg:y="36.48997in" svg:width="8.8582in" svg:height="2.09608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>22/10/2024</text:date></text:span><text:span text:style-name="a542" text:class-names=""/></text:p>
        </draw:text-box>
        <svg:title/>
        <svg:desc/>
      </draw:frame>
      <draw:frame draw:id="id51" presentation:style-name="a547" draw:name="Footer Placeholder 5" svg:x="13.04124in" svg:y="36.48997in" svg:width="13.28731in" svg:height="2.09608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Slide Number Placeholder 6" svg:x="27.80492in" svg:y="36.48997in" svg:width="8.8582in" svg:height="2.09608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>‹#›</text:page-number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Header Placeholder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Date Placeholder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  </draw:text-box>
          <svg:title/>
          <svg:desc/>
        </draw:frame>
        <draw:page-thumbnail svg:x="2.0625in" svg:y="1.25in" svg:width="3.375in" svg:height="3.375in" presentation:class="page" draw:id="id7" presentation:style-name="a560" draw:name="Slide Image Placeholder 3">
          <svg:title/>
          <svg:desc/>
        </draw:page-thumbnail>
        <draw:frame draw:id="id8" presentation:style-name="a576" draw:name="Notes Placeholder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Click to edit Master text styles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Second level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Fifth level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Footer Placeholder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Slide Number Placehold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/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5">
      <draw:frame draw:id="id53" presentation:style-name="a589" draw:name="Title 1" svg:x="2.7118in" svg:y="2.62465in" svg:width="12.69778in" svg:height="9.18628in" presentation:class="title" presentation:placeholder="false">
        <draw:text-box>
          <text:p text:style-name="a588" text:class-names="" text:cond-style-name=""><text:span text:style-name="a586" text:class-names="">Click to edit Master title style</text:span><text:span text:style-name="a587" text:class-names=""/></text:p>
        </draw:text-box>
        <svg:title/>
        <svg:desc/>
      </draw:frame>
      <draw:frame draw:id="id54" presentation:style-name="a593" draw:name="Picture Placeholder 2" svg:x="16.73729in" svg:y="5.66853in" svg:width="19.93096in" svg:height="27.97807in" presentation:class="graphic" presentation:placeholder="false">
        <draw:text-box>
          <text:p text:style-name="a592" text:class-names="" text:cond-style-name=""><text:span text:style-name="a590" text:class-names="">Click icon to add picture</text:span><text:span text:style-name="a591" text:class-names=""/></text:p>
        </draw:text-box>
        <svg:title/>
        <svg:desc/>
      </draw:frame>
      <draw:frame draw:id="id55" presentation:style-name="a597" draw:name="Text Placeholder 3" svg:x="2.7118in" svg:y="11.81094in" svg:width="12.69778in" svg:height="21.88122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Click to edit Master text styles</text:span></text:p>
            </text:list-item>
          </text:list>
        </draw:text-box>
        <svg:title/>
        <svg:desc/>
      </draw:frame>
      <draw:frame draw:id="id56" presentation:style-name="a602" draw:name="Date Placeholder 4" svg:x="2.70667in" svg:y="36.48997in" svg:width="8.8582in" svg:height="2.09608in" presentation:class="date-time" presentation:placeholder="false">
        <draw:text-box>
          <text:p text:style-name="a601" text:class-names="" text:cond-style-name=""><text:span text:style-name="a598" text:class-names=""><text:date text:fixed="false" style:data-style-name="a599">22/10/2024</text:date></text:span><text:span text:style-name="a600" text:class-names=""/></text:p>
        </draw:text-box>
        <svg:title/>
        <svg:desc/>
      </draw:frame>
      <draw:frame draw:id="id57" presentation:style-name="a605" draw:name="Footer Placeholder 5" svg:x="13.04124in" svg:y="36.48997in" svg:width="13.28731in" svg:height="2.09608in" presentation:class="footer" presentation:placeholder="false">
        <draw:text-box>
          <text:p text:style-name="a604" text:class-names="" text:cond-style-name=""><text:span text:style-name="a603" text:class-names=""/></text:p>
        </draw:text-box>
        <svg:title/>
        <svg:desc/>
      </draw:frame>
      <draw:frame draw:id="id58" presentation:style-name="a609" draw:name="Slide Number Placeholder 6" svg:x="27.80492in" svg:y="36.48997in" svg:width="8.8582in" svg:height="2.09608in" presentation:class="page-number" presentation:placeholder="false">
        <draw:text-box>
          <text:p text:style-name="a608" text:class-names="" text:cond-style-name=""><text:span text:style-name="a606" text:class-names=""><text:page-number style:num-format="1" text:fixed="false">‹#›</text:page-number></text:span><text:span text:style-name="a607" text:class-names=""/></text:p>
        </draw:text-box>
        <svg:title/>
        <svg:desc/>
      </draw:frame>
      <presentation:notes style:page-layout-name="pageLayout2" draw:style-name="a642">
        <draw:frame draw:id="id5" presentation:style-name="a612" draw:name="Header Placeholder 1" svg:x="0in" svg:y="0in" svg:width="3.25in" svg:height="0.50174in" presentation:class="head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6" presentation:style-name="a617" draw:name="Date Placeholder 2" svg:x="4.24826in" svg:y="0in" svg:width="3.25in" svg:height="0.50174in" presentation:class="date-time" presentation:placeholder="false">
          <draw:text-box>
            <text:p text:style-name="a616" text:class-names="" text:cond-style-name=""><text:span text:style-name="a613" text:class-names=""><text:date text:fixed="false" style:data-style-name="a614"/></text:span><text:span text:style-name="a615" text:class-names=""/></text:p>
          </draw:text-box>
          <svg:title/>
          <svg:desc/>
        </draw:frame>
        <draw:page-thumbnail svg:x="2.0625in" svg:y="1.25in" svg:width="3.375in" svg:height="3.375in" presentation:class="page" draw:id="id7" presentation:style-name="a618" draw:name="Slide Image Placeholder 3">
          <svg:title/>
          <svg:desc/>
        </draw:page-thumbnail>
        <draw:frame draw:id="id8" presentation:style-name="a634" draw:name="Notes Placeholder 4" svg:x="0.75in" svg:y="4.8125in" svg:width="6in" svg:height="3.9375in" presentation:class="notes" presentation:placeholder="false">
          <draw:text-box>
            <text:p text:style-name="a620" text:class-names="" text:cond-style-name=""><text:span text:style-name="a619" text:class-names="">Click to edit Master text styles</text:span></text:p>
            <text:list text:style-name="a623">
              <text:list-item>
                <text:list text:style-name="a623">
                  <text:list-item>
                    <text:p text:style-name="a622" text:class-names="" text:cond-style-name=""><text:span text:style-name="a621" text:class-names="">Second level</text:span></text:p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p text:style-name="a625" text:class-names="" text:cond-style-name=""><text:span text:style-name="a6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list text:style-name="a629">
                          <text:list-item>
                            <text:p text:style-name="a628" text:class-names="" text:cond-style-name=""><text:span text:style-name="a6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list text:style-name="a633">
                          <text:list-item>
                            <text:list text:style-name="a633">
                              <text:list-item>
                                <text:p text:style-name="a632" text:class-names="" text:cond-style-name=""><text:span text:style-name="a630" text:class-names="">Fifth level</text:span><text:span text:style-name="a6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7" draw:name="Footer Placeholder 5" svg:x="0in" svg:y="9.49826in" svg:width="3.25in" svg:height="0.50174in" presentation:class="foot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10" presentation:style-name="a641" draw:name="Slide Number Placeholder 6" svg:x="4.24826in" svg:y="9.49826in" svg:width="3.25in" svg:height="0.50174in" presentation:class="page-number" presentation:placeholder="false">
          <draw:text-box>
            <text:p text:style-name="a640" text:class-names="" text:cond-style-name=""><text:span text:style-name="a638" text:class-names=""><text:page-number style:num-format="1" text:fixed="false"/></text:span><text:span text:style-name="a639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3">
      <draw:frame draw:id="id59" presentation:style-name="a647" draw:name="Title 1" svg:x="2.70667in" svg:y="2.09609in" svg:width="33.95645in" svg:height="7.60967in" presentation:class="title" presentation:placeholder="false">
        <draw:text-box>
          <text:p text:style-name="a646" text:class-names="" text:cond-style-name=""><text:span text:style-name="a644" text:class-names="">Click to edit Master title style</text:span><text:span text:style-name="a645" text:class-names=""/></text:p>
        </draw:text-box>
        <svg:title/>
        <svg:desc/>
      </draw:frame>
      <draw:frame draw:id="id60" presentation:style-name="a664" draw:name="Vertical Text Placeholder 2" svg:x="2.70667in" svg:y="10.48038in" svg:width="33.95645in" svg:height="24.97977in" presentation:class="outline" presentation:placeholder="false">
        <draw:text-box>
          <text:list text:style-name="a650">
            <text:list-item>
              <text:p text:style-name="a649" text:class-names="" text:cond-style-name=""><text:span text:style-name="a648" text:class-names="">Click to edit Master text styles</text:span></text:p>
            </text:list-item>
          </text:list>
          <text:list text:style-name="a653">
            <text:list-item>
              <text:list text:style-name="a653">
                <text:list-item>
                  <text:p text:style-name="a652" text:class-names="" text:cond-style-name=""><text:span text:style-name="a651" text:class-names="">Second level</text:span></text:p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p text:style-name="a655" text:class-names="" text:cond-style-name=""><text:span text:style-name="a654" text:class-names="">Third level</text:span></text:p>
                    </text:list-item>
                  </text:list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list text:style-name="a659">
                        <text:list-item>
                          <text:p text:style-name="a658" text:class-names="" text:cond-style-name=""><text:span text:style-name="a6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3">
            <text:list-item>
              <text:list text:style-name="a663">
                <text:list-item>
                  <text:list text:style-name="a663">
                    <text:list-item>
                      <text:list text:style-name="a663">
                        <text:list-item>
                          <text:list text:style-name="a663">
                            <text:list-item>
                              <text:p text:style-name="a662" text:class-names="" text:cond-style-name=""><text:span text:style-name="a660" text:class-names="">Fifth level</text:span><text:span text:style-name="a6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9" draw:name="Date Placeholder 3" svg:x="2.70667in" svg:y="36.48997in" svg:width="8.8582in" svg:height="2.09608in" presentation:class="date-time" presentation:placeholder="false">
        <draw:text-box>
          <text:p text:style-name="a668" text:class-names="" text:cond-style-name=""><text:span text:style-name="a665" text:class-names=""><text:date text:fixed="false" style:data-style-name="a666">22/10/2024</text:date></text:span><text:span text:style-name="a667" text:class-names=""/></text:p>
        </draw:text-box>
        <svg:title/>
        <svg:desc/>
      </draw:frame>
      <draw:frame draw:id="id62" presentation:style-name="a672" draw:name="Footer Placeholder 4" svg:x="13.04124in" svg:y="36.48997in" svg:width="13.28731in" svg:height="2.09608in" presentation:class="footer" presentation:placeholder="false">
        <draw:text-box>
          <text:p text:style-name="a671" text:class-names="" text:cond-style-name=""><text:span text:style-name="a670" text:class-names=""/></text:p>
        </draw:text-box>
        <svg:title/>
        <svg:desc/>
      </draw:frame>
      <draw:frame draw:id="id63" presentation:style-name="a676" draw:name="Slide Number Placeholder 5" svg:x="27.80492in" svg:y="36.48997in" svg:width="8.8582in" svg:height="2.09608in" presentation:class="page-number" presentation:placeholder="false">
        <draw:text-box>
          <text:p text:style-name="a675" text:class-names="" text:cond-style-name=""><text:span text:style-name="a673" text:class-names=""><text:page-number style:num-format="1" text:fixed="false">‹#›</text:page-number></text:span><text:span text:style-name="a674" text:class-names=""/></text:p>
        </draw:text-box>
        <svg:title/>
        <svg:desc/>
      </draw:frame>
      <presentation:notes style:page-layout-name="pageLayout2" draw:style-name="a709">
        <draw:frame draw:id="id5" presentation:style-name="a679" draw:name="Header Placeholder 1" svg:x="0in" svg:y="0in" svg:width="3.25in" svg:height="0.50174in" presentation:class="header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6" presentation:style-name="a684" draw:name="Date Placeholder 2" svg:x="4.24826in" svg:y="0in" svg:width="3.25in" svg:height="0.50174in" presentation:class="date-time" presentation:placeholder="false">
          <draw:text-box>
            <text:p text:style-name="a683" text:class-names="" text:cond-style-name=""><text:span text:style-name="a680" text:class-names=""><text:date text:fixed="false" style:data-style-name="a681"/></text:span><text:span text:style-name="a682" text:class-names=""/></text:p>
          </draw:text-box>
          <svg:title/>
          <svg:desc/>
        </draw:frame>
        <draw:page-thumbnail svg:x="2.0625in" svg:y="1.25in" svg:width="3.375in" svg:height="3.375in" presentation:class="page" draw:id="id7" presentation:style-name="a685" draw:name="Slide Image Placeholder 3">
          <svg:title/>
          <svg:desc/>
        </draw:page-thumbnail>
        <draw:frame draw:id="id8" presentation:style-name="a701" draw:name="Notes Placeholder 4" svg:x="0.75in" svg:y="4.8125in" svg:width="6in" svg:height="3.9375in" presentation:class="notes" presentation:placeholder="false">
          <draw:text-box>
            <text:p text:style-name="a687" text:class-names="" text:cond-style-name=""><text:span text:style-name="a686" text:class-names="">Click to edit Master text styles</text:span></text:p>
            <text:list text:style-name="a690">
              <text:list-item>
                <text:list text:style-name="a690">
                  <text:list-item>
                    <text:p text:style-name="a689" text:class-names="" text:cond-style-name=""><text:span text:style-name="a688" text:class-names="">Second level</text:span></text:p>
                  </text:list-item>
                </text:list>
              </text:list-item>
            </text:list>
            <text:list text:style-name="a693">
              <text:list-item>
                <text:list text:style-name="a693">
                  <text:list-item>
                    <text:list text:style-name="a693">
                      <text:list-item>
                        <text:p text:style-name="a692" text:class-names="" text:cond-style-name=""><text:span text:style-name="a6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list text:style-name="a696">
                      <text:list-item>
                        <text:list text:style-name="a696">
                          <text:list-item>
                            <text:p text:style-name="a695" text:class-names="" text:cond-style-name=""><text:span text:style-name="a6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0">
              <text:list-item>
                <text:list text:style-name="a700">
                  <text:list-item>
                    <text:list text:style-name="a700">
                      <text:list-item>
                        <text:list text:style-name="a700">
                          <text:list-item>
                            <text:list text:style-name="a700">
                              <text:list-item>
                                <text:p text:style-name="a699" text:class-names="" text:cond-style-name=""><text:span text:style-name="a697" text:class-names="">Fifth level</text:span><text:span text:style-name="a6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4" draw:name="Footer Placeholder 5" svg:x="0in" svg:y="9.49826in" svg:width="3.25in" svg:height="0.50174in" presentation:class="footer" presentation:placeholder="false">
          <draw:text-box>
            <text:p text:style-name="a703" text:class-names="" text:cond-style-name=""><text:span text:style-name="a702" text:class-names=""/></text:p>
          </draw:text-box>
          <svg:title/>
          <svg:desc/>
        </draw:frame>
        <draw:frame draw:id="id10" presentation:style-name="a708" draw:name="Slide Number Placeholder 6" svg:x="4.24826in" svg:y="9.49826in" svg:width="3.25in" svg:height="0.50174in" presentation:class="page-number" presentation:placeholder="false">
          <draw:text-box>
            <text:p text:style-name="a707" text:class-names="" text:cond-style-name=""><text:span text:style-name="a705" text:class-names=""><text:page-number style:num-format="1" text:fixed="false"/></text:span><text:span text:style-name="a706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10">
      <draw:frame draw:id="id64" presentation:style-name="a714" draw:name="Vertical Title 1" svg:x="28.17401in" svg:y="2.09608in" svg:width="8.48911in" svg:height="33.36408in" presentation:class="title" presentation:placeholder="false">
        <draw:text-box>
          <text:p text:style-name="a713" text:class-names="" text:cond-style-name=""><text:span text:style-name="a711" text:class-names="">Click to edit Master title style</text:span><text:span text:style-name="a712" text:class-names=""/></text:p>
        </draw:text-box>
        <svg:title/>
        <svg:desc/>
      </draw:frame>
      <draw:frame draw:id="id65" presentation:style-name="a731" draw:name="Vertical Text Placeholder 2" svg:x="2.70668in" svg:y="2.09608in" svg:width="24.97521in" svg:height="33.36408in" presentation:class="outline" presentation:placeholder="false">
        <draw:text-box>
          <text:list text:style-name="a717">
            <text:list-item>
              <text:p text:style-name="a716" text:class-names="" text:cond-style-name=""><text:span text:style-name="a715" text:class-names="">Click to edit Master text styles</text:span></text:p>
            </text:list-item>
          </text:list>
          <text:list text:style-name="a720">
            <text:list-item>
              <text:list text:style-name="a720">
                <text:list-item>
                  <text:p text:style-name="a719" text:class-names="" text:cond-style-name=""><text:span text:style-name="a718" text:class-names="">Second level</text:span></text:p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p text:style-name="a722" text:class-names="" text:cond-style-name=""><text:span text:style-name="a721" text:class-names="">Third level</text:span></text:p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p text:style-name="a725" text:class-names="" text:cond-style-name=""><text:span text:style-name="a7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list text:style-name="a730">
                            <text:list-item>
                              <text:p text:style-name="a729" text:class-names="" text:cond-style-name=""><text:span text:style-name="a727" text:class-names="">Fifth level</text:span><text:span text:style-name="a7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6" draw:name="Date Placeholder 3" svg:x="2.70667in" svg:y="36.48997in" svg:width="8.8582in" svg:height="2.09608in" presentation:class="date-time" presentation:placeholder="false">
        <draw:text-box>
          <text:p text:style-name="a735" text:class-names="" text:cond-style-name=""><text:span text:style-name="a732" text:class-names=""><text:date text:fixed="false" style:data-style-name="a733">22/10/2024</text:date></text:span><text:span text:style-name="a734" text:class-names=""/></text:p>
        </draw:text-box>
        <svg:title/>
        <svg:desc/>
      </draw:frame>
      <draw:frame draw:id="id67" presentation:style-name="a739" draw:name="Footer Placeholder 4" svg:x="13.04124in" svg:y="36.48997in" svg:width="13.28731in" svg:height="2.09608in" presentation:class="footer" presentation:placeholder="false">
        <draw:text-box>
          <text:p text:style-name="a738" text:class-names="" text:cond-style-name=""><text:span text:style-name="a737" text:class-names=""/></text:p>
        </draw:text-box>
        <svg:title/>
        <svg:desc/>
      </draw:frame>
      <draw:frame draw:id="id68" presentation:style-name="a743" draw:name="Slide Number Placeholder 5" svg:x="27.80492in" svg:y="36.48997in" svg:width="8.8582in" svg:height="2.09608in" presentation:class="page-number" presentation:placeholder="false">
        <draw:text-box>
          <text:p text:style-name="a742" text:class-names="" text:cond-style-name=""><text:span text:style-name="a740" text:class-names=""><text:page-number style:num-format="1" text:fixed="false">‹#›</text:page-number></text:span><text:span text:style-name="a741" text:class-names=""/></text:p>
        </draw:text-box>
        <svg:title/>
        <svg:desc/>
      </draw:frame>
      <presentation:notes style:page-layout-name="pageLayout2" draw:style-name="a776">
        <draw:frame draw:id="id5" presentation:style-name="a746" draw:name="Header Placeholder 1" svg:x="0in" svg:y="0in" svg:width="3.25in" svg:height="0.50174in" presentation:class="head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6" presentation:style-name="a751" draw:name="Date Placeholder 2" svg:x="4.24826in" svg:y="0in" svg:width="3.25in" svg:height="0.50174in" presentation:class="date-time" presentation:placeholder="false">
          <draw:text-box>
            <text:p text:style-name="a750" text:class-names="" text:cond-style-name=""><text:span text:style-name="a747" text:class-names=""><text:date text:fixed="false" style:data-style-name="a748"/></text:span><text:span text:style-name="a749" text:class-names=""/></text:p>
          </draw:text-box>
          <svg:title/>
          <svg:desc/>
        </draw:frame>
        <draw:page-thumbnail svg:x="2.0625in" svg:y="1.25in" svg:width="3.375in" svg:height="3.375in" presentation:class="page" draw:id="id7" presentation:style-name="a752" draw:name="Slide Image Placeholder 3">
          <svg:title/>
          <svg:desc/>
        </draw:page-thumbnail>
        <draw:frame draw:id="id8" presentation:style-name="a768" draw:name="Notes Placeholder 4" svg:x="0.75in" svg:y="4.8125in" svg:width="6in" svg:height="3.9375in" presentation:class="notes" presentation:placeholder="false">
          <draw:text-box>
            <text:p text:style-name="a754" text:class-names="" text:cond-style-name=""><text:span text:style-name="a753" text:class-names="">Click to edit Master text styles</text:span></text:p>
            <text:list text:style-name="a757">
              <text:list-item>
                <text:list text:style-name="a757">
                  <text:list-item>
                    <text:p text:style-name="a756" text:class-names="" text:cond-style-name=""><text:span text:style-name="a755" text:class-names="">Second level</text:span></text:p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p text:style-name="a759" text:class-names="" text:cond-style-name=""><text:span text:style-name="a7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list text:style-name="a763">
                          <text:list-item>
                            <text:p text:style-name="a762" text:class-names="" text:cond-style-name=""><text:span text:style-name="a7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list text:style-name="a767">
                          <text:list-item>
                            <text:list text:style-name="a767">
                              <text:list-item>
                                <text:p text:style-name="a766" text:class-names="" text:cond-style-name=""><text:span text:style-name="a764" text:class-names="">Fifth level</text:span><text:span text:style-name="a7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1" draw:name="Footer Placeholder 5" svg:x="0in" svg:y="9.49826in" svg:width="3.25in" svg:height="0.50174in" presentation:class="foot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0" presentation:style-name="a775" draw:name="Slide Number Placeholder 6" svg:x="4.24826in" svg:y="9.49826in" svg:width="3.25in" svg:height="0.50174in" presentation:class="page-number" presentation:placeholder="false">
          <draw:text-box>
            <text:p text:style-name="a774" text:class-names="" text:cond-style-name=""><text:span text:style-name="a772" text:class-names=""><text:page-number style:num-format="1" text:fixed="false"/></text:span><text:span text:style-name="a773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daniel.que</meta:initial-creator>
    <dc:creator>daniel.que</dc:creator>
    <meta:creation-date>2024-11-07T17:40:31Z</meta:creation-date>
    <dc:date>2024-11-07T19:34:33Z</dc:date>
    <meta:template xlink:href="FlowChart%20Template%20(3)" xlink:type="simple"/>
    <meta:editing-cycles>1</meta:editing-cycles>
    <meta:editing-duration>PT6841S</meta:editing-duration>
    <meta:document-statistic meta:paragraph-count="205" meta:word-count="408"/>
  </office:meta>
</office:document-meta>
</file>